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5E0000005E1885C8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marker-start-width="0.276cm" draw:marker-end="Arrow_20_concave" draw:marker-end-width="0.152cm" draw:fill="none" draw:fill-color="#ffffff" draw:auto-grow-width="true" fo:min-height="0.429cm" fo:min-width="3.25cm" draw:shadow="hidden"/>
    </style:style>
    <style:style style:name="gr2" style:family="graphic" style:parent-style-name="standard">
      <style:graphic-properties draw:stroke="none" draw:marker-start-width="0.276cm" draw:marker-end="Arrow_20_concave" draw:marker-end-width="0.152cm" draw:fill="none" draw:fill-color="#ffffff" draw:auto-grow-width="true" fo:min-height="0.429cm" fo:min-width="4.097cm"/>
    </style:style>
    <style:style style:name="gr3" style:family="graphic" style:parent-style-name="standard">
      <style:graphic-properties draw:stroke="none" svg:stroke-color="#000000" draw:marker-start-width="0.276cm" draw:marker-end="Arrow_20_concave" draw:marker-end-width="0.152cm" draw:fill="none" draw:fill-color="#ffffff" fo:min-height="0.429cm"/>
    </style:style>
    <style:style style:name="gr4" style:family="graphic" style:parent-style-name="standard">
      <style:graphic-properties svg:stroke-width="0cm" draw:marker-start-width="0.352cm" draw:marker-end="Arrow_20_concave" draw:marker-end-width="0.152cm" draw:fill="solid" draw:fill-color="#99cc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5" style:family="graphic" style:parent-style-name="standard">
      <style:graphic-properties draw:marker-start-width="0.352cm" draw:marker-end="Arrow_20_concave" draw:marker-end-width="0.152cm" draw:fill-color="#99ccff" draw:opacity="50%" draw:textarea-vertical-align="middle" draw:auto-grow-height="false" draw:shadow-opacity="50%"/>
    </style:style>
    <style:style style:name="gr6" style:family="graphic" style:parent-style-name="standard">
      <style:graphic-properties svg:stroke-width="0cm" draw:marker-start-width="0.352cm" draw:marker-end="Arrow_20_concave" draw:marker-end-width="0.152cm" draw:fill="solid" draw:fill-color="#99ccff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width="0.025cm" svg:stroke-color="#808080" draw:marker-start-width="0.381cm" draw:fill="none" draw:fill-color="#99ccff" draw:textarea-horizontal-align="right" draw:textarea-vertical-align="bottom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svg:stroke-width="0cm" draw:marker-start="" draw:marker-start-width="0.152cm" draw:marker-end="Arrow_20_concave" draw:marker-end-width="0.152cm" draw:fill="solid" draw:fill-color="#99ccff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marker-start-width="0.352cm" draw:fill-color="#99ccff" draw:opacity="50%" draw:textarea-vertical-align="middle" draw:auto-grow-height="false" draw:shadow-opacity="50%"/>
    </style:style>
    <style:style style:name="gr10" style:family="graphic" style:parent-style-name="standard">
      <style:graphic-properties draw:marker-end="Arrow_20_concave" draw:marker-end-width="0.152cm" draw:textarea-horizontal-align="center" draw:textarea-vertical-align="middle"/>
    </style:style>
    <style:style style:name="gr11" style:family="graphic" style:parent-style-name="standard">
      <style:graphic-properties draw:marker-start="" draw:marker-start-width="0.152cm" draw:marker-end="Arrow_20_concave" draw:marker-end-width="0.152cm" draw:textarea-horizontal-align="center" draw:textarea-vertical-align="middle"/>
    </style:style>
    <style:style style:name="gr12" style:family="graphic" style:parent-style-name="standard">
      <style:graphic-properties svg:stroke-width="0cm" draw:marker-start-width="0.352cm" draw:marker-end="Arrow_20_concave" draw:marker-end-width="0.152cm" draw:fill="none" draw:fill-color="#99ccff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svg:stroke-width="0cm" draw:marker-start="Arrow_20_concave" draw:marker-start-width="0.152cm" draw:marker-end="Arrow_20_concave" draw:marker-end-width="0.152cm" draw:fill="none" draw:fill-color="#99ccff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svg:stroke-width="0cm" draw:marker-start-width="0.352cm" draw:marker-end="Arrow_20_concave" draw:marker-end-width="0.152cm" draw:fill="none" draw:fill-color="#e6e64c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marker-start-width="0.276cm" draw:marker-end="Arrow_20_concave" draw:marker-end-width="0.152cm" draw:fill-color="#e6e6e6" draw:fill-gradient-name="Gradient_20_3" draw:fill-hatch-name="Red_20_Crossed_20_0_20_Degrees" draw:fill-image-name="Red_20_Wall" draw:opacity="50%" draw:opacity-name="" draw:textarea-vertical-align="middle" draw:auto-grow-height="false" draw:shadow="hidden" draw:shadow-offset-x="0cm" draw:shadow-offset-y="0.025cm" draw:shadow-opacity="50%"/>
    </style:style>
    <style:style style:name="gr16" style:family="graphic" style:parent-style-name="standard">
      <style:graphic-properties draw:marker-start="Arrow_20_concave" draw:marker-start-width="0.152cm" draw:marker-end="Arrow_20_concave" draw:marker-end-width="0.152cm" draw:textarea-horizontal-align="center" draw:textarea-vertical-align="middle"/>
    </style:style>
    <style:style style:name="gr17" style:family="graphic" style:parent-style-name="standard">
      <style:graphic-properties draw:marker-start="Square_20_45" draw:marker-end="Arrow_20_concave" draw:marker-end-width="0.152cm" draw:textarea-horizontal-align="center" draw:textarea-vertical-align="middle"/>
    </style:style>
    <style:style style:name="gr18" style:family="graphic" style:parent-style-name="standard">
      <style:graphic-properties draw:stroke="dash" draw:stroke-dash="Ultrafine_20_Dashed" svg:stroke-width="0cm" draw:marker-start-width="0.352cm" draw:marker-end="Arrow_20_concave" draw:marker-end-width="0.152cm" draw:fill="solid" draw:fill-color="#ffff99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9" style:family="graphic" style:parent-style-name="standard">
      <style:graphic-properties draw:stroke="none" draw:marker-end="Arrow_20_concave" draw:marker-end-width="0.152cm" draw:fill="none" draw:fill-color="#ffffff" draw:auto-grow-width="true" fo:min-height="0.412cm" fo:min-width="3.25cm" draw:shadow="hidden"/>
    </style:style>
    <style:style style:name="gr20" style:family="graphic" style:parent-style-name="standard">
      <style:graphic-properties draw:stroke="none" draw:marker-end="Arrow_20_concave" draw:marker-end-width="0.152cm" draw:fill="none" draw:fill-color="#ffffff" draw:auto-grow-width="true" fo:min-height="0.412cm" fo:min-width="4.097cm"/>
    </style:style>
    <style:style style:name="gr21" style:family="graphic" style:parent-style-name="standard">
      <style:graphic-properties draw:stroke="none" svg:stroke-color="#000000" draw:marker-end="Arrow_20_concave" draw:marker-end-width="0.152cm" draw:fill="none" draw:fill-color="#ffffff" fo:min-height="0.385cm"/>
    </style:style>
    <style:style style:name="gr22" style:family="graphic" style:parent-style-name="standard">
      <style:graphic-properties draw:marker-start-width="0.276cm" draw:marker-end="Arrow_20_concave" draw:marker-end-width="0.152cm" draw:fill-color="#e6e6e6" draw:fill-gradient-name="Gradient_20_3" draw:fill-hatch-name="Red_20_Crossed_20_0_20_Degrees" draw:fill-image-name="Red_20_Wall" draw:opacity="50%" draw:opacity-name="" draw:textarea-vertical-align="middle" draw:auto-grow-height="false" draw:shadow-offset-x="0cm" draw:shadow-offset-y="0.025cm" draw:shadow-opacity="50%"/>
    </style:style>
    <style:style style:name="gr23" style:family="graphic" style:parent-style-name="standard">
      <style:graphic-properties draw:marker-start-width="0.428cm" draw:fill-color="#eb613d" draw:opacity="50%" draw:textarea-vertical-align="middle" draw:auto-grow-height="false" draw:shadow-opacity="50%"/>
    </style:style>
    <style:style style:name="gr24" style:family="graphic" style:parent-style-name="standard">
      <style:graphic-properties draw:marker-start="Circle" draw:marker-start-width="0.152cm" draw:marker-end="Arrow_20_concave" draw:marker-end-width="0.152cm" draw:textarea-horizontal-align="center" draw:textarea-vertical-align="middle"/>
    </style:style>
    <style:style style:name="gr25" style:family="graphic" style:parent-style-name="standard">
      <style:graphic-properties draw:marker-start-width="0.428cm" draw:fill-color="#ffcc99" draw:opacity="50%" draw:textarea-vertical-align="middle" draw:auto-grow-height="false" draw:shadow-opacity="50%"/>
    </style:style>
    <style:style style:name="gr26" style:family="graphic" style:parent-style-name="standard">
      <style:graphic-properties draw:stroke="solid" svg:stroke-width="0.025cm" svg:stroke-color="#808080" draw:marker-start-width="0.381cm" draw:fill="none" draw:fill-color="#99ccff" draw:textarea-horizontal-align="right" draw:textarea-vertical-align="bottom" draw:auto-grow-height="false" fo:padding-top="0.137cm" fo:padding-bottom="0.137cm" fo:padding-left="0.262cm" fo:padding-right="0.262cm"/>
    </style:style>
    <style:style style:name="gr27" style:family="graphic" style:parent-style-name="standard">
      <style:graphic-properties draw:marker-start-width="0.428cm" draw:marker-end="Arrow_20_concave" draw:marker-end-width="0.152cm" draw:fill="solid" draw:fill-color="#ffcc99" draw:opacity="50%" draw:textarea-vertical-align="middle" draw:auto-grow-height="false" draw:shadow-opacity="50%"/>
    </style:style>
    <style:style style:name="gr28" style:family="graphic" style:parent-style-name="standard">
      <style:graphic-properties draw:marker-end="Arrow_20_concave" draw:marker-end-width="0.152cm" draw:fill="solid" draw:fill-color="#e6e64c" draw:textarea-horizontal-align="center" draw:textarea-vertical-align="middle"/>
    </style:style>
    <style:style style:name="gr29" style:family="graphic" style:parent-style-name="standard" style:list-style-name="L1">
      <style:graphic-properties svg:stroke-width="0cm" svg:stroke-color="#000000" draw:marker-start-width="0.428cm" draw:fill="solid" draw:fill-color="#ffcc99" draw:opacity="50%" draw:textarea-vertical-align="middle" draw:auto-grow-height="false" fo:padding-top="0.125cm" fo:padding-bottom="0.125cm" fo:padding-left="0.25cm" fo:padding-right="0.25cm" draw:shadow-opacity="50%"/>
    </style:style>
    <style:style style:name="gr30" style:family="graphic" style:parent-style-name="standard">
      <style:graphic-properties draw:stroke="none" draw:marker-end="Arrow_20_concave" draw:marker-end-width="0.152cm" draw:fill="none" draw:fill-color="#ffffff" draw:auto-grow-width="true" fo:min-height="0cm" fo:min-width="3.25cm" draw:shadow="hidden"/>
    </style:style>
    <style:style style:name="gr31" style:family="graphic" style:parent-style-name="standard">
      <style:graphic-properties draw:stroke="none" draw:marker-end="Arrow_20_concave" draw:marker-end-width="0.152cm" draw:fill="none" draw:fill-color="#ffffff" draw:auto-grow-width="true" fo:min-height="0.385cm" fo:min-width="4.097cm"/>
    </style:style>
    <style:style style:name="gr32" style:family="graphic" style:parent-style-name="standard">
      <style:graphic-properties draw:marker-start-width="0.276cm" draw:marker-end="Arrow_20_concave" draw:marker-end-width="0.152cm" draw:fill-color="#e6e6e6" draw:fill-gradient-name="Gradient_20_3" draw:fill-hatch-name="Red_20_Crossed_20_0_20_Degrees" draw:fill-image-name="Red_20_Wall" draw:opacity="50%" draw:textarea-vertical-align="middle" draw:auto-grow-height="false" draw:shadow-offset-x="0cm" draw:shadow-offset-y="0.025cm" draw:shadow-opacity="50%"/>
    </style:style>
    <style:style style:name="gr33" style:family="graphic" style:parent-style-name="standard" style:list-style-name="L1">
      <style:graphic-properties svg:stroke-width="0cm" svg:stroke-color="#000000" draw:marker-start-width="0.428cm" draw:fill="solid" draw:fill-color="#ffcc99" draw:opacity="50%" draw:textarea-horizontal-align="center" draw:textarea-vertical-align="middle" draw:auto-grow-height="false" fo:padding-top="0.125cm" fo:padding-bottom="0.125cm" fo:padding-left="0.25cm" fo:padding-right="0.25cm" draw:shadow-opacity="50%"/>
    </style:style>
    <style:style style:name="gr34" style:family="graphic" style:parent-style-name="standard" style:list-style-name="L1">
      <style:graphic-properties svg:stroke-width="0cm" svg:stroke-color="#000000" draw:marker-start-width="0.428cm" draw:fill="solid" draw:fill-color="#ffcc99" draw:opacity="50%" draw:textarea-vertical-align="middle" draw:auto-grow-height="false" fo:padding-top="0.125cm" fo:padding-bottom="0.125cm" fo:padding-left="0.25cm" fo:padding-right="0.25cm" draw:shadow-opacity="50%"/>
    </style:style>
    <style:style style:name="gr35" style:family="graphic" style:parent-style-name="standard">
      <style:graphic-properties draw:marker-start-width="0.428cm" draw:fill-color="#ffcc99" draw:opacity="50%" draw:textarea-vertical-align="middle" draw:auto-grow-height="false" draw:shadow-opacity="50%"/>
    </style:style>
    <style:style style:name="gr36" style:family="graphic" style:parent-style-name="standard">
      <style:graphic-properties draw:marker-start="Circle" draw:marker-start-width="0.152cm" draw:marker-end="Arrow_20_concave" draw:marker-end-width="0.152cm" draw:fill="solid" draw:fill-color="#e6e64c" draw:textarea-horizontal-align="center" draw:textarea-vertical-align="middle"/>
    </style:style>
    <style:style style:name="gr37" style:family="graphic" style:parent-style-name="standard">
      <style:graphic-properties draw:marker-end="Arrow_20_concave" draw:marker-end-width="0.152cm" draw:textarea-horizontal-align="center"/>
    </style:style>
    <style:style style:name="gr38" style:family="graphic" style:parent-style-name="standard">
      <style:graphic-properties draw:marker-end="" draw:textarea-horizontal-align="center" draw:textarea-vertical-align="middle"/>
    </style:style>
    <style:style style:name="gr39" style:family="graphic" style:parent-style-name="standard">
      <style:graphic-properties draw:marker-start-width="0.428cm" draw:marker-end="Arrow_20_concave" draw:marker-end-width="0.152cm" draw:fill-color="#e6e64c" draw:opacity="50%" draw:textarea-vertical-align="middle" draw:auto-grow-height="false" draw:shadow-opacity="50%"/>
    </style:style>
    <style:style style:name="gr40" style:family="graphic" style:parent-style-name="standard">
      <style:graphic-properties draw:marker-start-width="0.428cm" draw:fill-color="#e6e64c" draw:opacity="50%" draw:textarea-vertical-align="middle" draw:auto-grow-height="false" draw:shadow-opacity="50%"/>
    </style:style>
    <style:style style:name="gr41" style:family="graphic" style:parent-style-name="standard" style:list-style-name="L1">
      <style:graphic-properties svg:stroke-width="0cm" svg:stroke-color="#000000" draw:marker-start-width="0.428cm" draw:fill="solid" draw:fill-color="#e6e64c" draw:opacity="50%" draw:textarea-vertical-align="middle" draw:auto-grow-height="false" fo:padding-top="0.125cm" fo:padding-bottom="0.125cm" fo:padding-left="0.25cm" fo:padding-right="0.25cm" draw:shadow-opacity="50%"/>
    </style:style>
    <style:style style:name="gr42" style:family="graphic" style:parent-style-name="standard">
      <style:graphic-properties draw:marker-start="Circle" draw:marker-start-width="0.152cm" draw:marker-end="Arrow_20_concave" draw:marker-end-width="0.152cm" draw:textarea-horizontal-align="center"/>
    </style:style>
    <style:style style:name="gr43" style:family="graphic" style:parent-style-name="standard">
      <style:graphic-properties draw:marker-start-width="0.428cm" draw:opacity="50%" draw:textarea-vertical-align="middle" draw:auto-grow-height="false" draw:shadow-opacity="50%"/>
    </style:style>
    <style:style style:name="gr44" style:family="graphic" style:parent-style-name="standard" style:list-style-name="L1">
      <style:graphic-properties svg:stroke-width="0cm" svg:stroke-color="#000000" draw:marker-start-width="0.428cm" draw:fill="solid" draw:fill-color="#94bd5e" draw:opacity="50%" draw:textarea-vertical-align="middle" draw:auto-grow-height="false" fo:padding-top="0.125cm" fo:padding-bottom="0.125cm" fo:padding-left="0.25cm" fo:padding-right="0.25cm" draw:shadow-opacity="50%"/>
    </style:style>
    <style:style style:name="gr45" style:family="graphic" style:parent-style-name="standard" style:list-style-name="L1">
      <style:graphic-properties draw:marker-start-width="0.428cm" draw:fill-color="#94bd5e" draw:opacity="50%" draw:textarea-vertical-align="middle" draw:auto-grow-height="false" draw:shadow-opacity="50%"/>
    </style:style>
    <style:style style:name="gr46" style:family="graphic" style:parent-style-name="standard" style:list-style-name="L1">
      <style:graphic-properties svg:stroke-width="0cm" svg:stroke-color="#000000" draw:marker-start-width="0.428cm" draw:fill="solid" draw:fill-color="#e6e64c" draw:opacity="50%" draw:textarea-horizontal-align="center" draw:textarea-vertical-align="middle" draw:auto-grow-height="false" fo:padding-top="0.125cm" fo:padding-bottom="0.125cm" fo:padding-left="0.25cm" fo:padding-right="0.25cm" draw:shadow-opacity="50%"/>
    </style:style>
    <style:style style:name="gr47" style:family="graphic" style:parent-style-name="standard" style:list-style-name="L1">
      <style:graphic-properties svg:stroke-width="0cm" svg:stroke-color="#000000" draw:marker-start-width="0.428cm" draw:fill="solid" draw:fill-color="#e6e64c" draw:opacity="50%" draw:textarea-vertical-align="middle" draw:auto-grow-height="false" fo:padding-top="0.125cm" fo:padding-bottom="0.125cm" fo:padding-left="0.25cm" fo:padding-right="0.25cm" draw:shadow-opacity="50%"/>
    </style:style>
    <style:style style:name="gr48" style:family="graphic" style:parent-style-name="standard" style:list-style-name="L1">
      <style:graphic-properties svg:stroke-width="0cm" svg:stroke-color="#000000" draw:marker-start-width="0.428cm" draw:fill="solid" draw:fill-color="#e6e64c" draw:opacity="50%" draw:textarea-vertical-align="middle" draw:auto-grow-height="false" fo:padding-top="0.125cm" fo:padding-bottom="0.125cm" fo:padding-left="0.25cm" fo:padding-right="0.25cm" draw:shadow-opacity="50%"/>
    </style:style>
    <style:style style:name="gr49" style:family="graphic" style:parent-style-name="standard" style:list-style-name="L1">
      <style:graphic-properties svg:stroke-width="0cm" svg:stroke-color="#000000" draw:marker-start-width="0.428cm" draw:fill="solid" draw:fill-color="#e6e64c" draw:opacity="50%" draw:textarea-horizontal-align="center" draw:textarea-vertical-align="middle" draw:auto-grow-height="false" fo:padding-top="0.125cm" fo:padding-bottom="0.125cm" fo:padding-left="0.25cm" fo:padding-right="0.25cm" draw:shadow-opacity="50%"/>
    </style:style>
    <style:style style:name="gr50" style:family="graphic" style:parent-style-name="standard" style:list-style-name="L1">
      <style:graphic-properties svg:stroke-width="0cm" svg:stroke-color="#000000" draw:marker-start-width="0.428cm" draw:fill="solid" draw:fill-color="#e6e64c" draw:opacity="50%" draw:textarea-horizontal-align="center" draw:textarea-vertical-align="middle" draw:auto-grow-height="false" fo:padding-top="0.125cm" fo:padding-bottom="0.125cm" fo:padding-left="0.25cm" fo:padding-right="0.25cm" draw:shadow-opacity="50%"/>
    </style:style>
    <style:style style:name="gr51" style:family="graphic" style:parent-style-name="standard" style:list-style-name="L1">
      <style:graphic-properties svg:stroke-width="0cm" svg:stroke-color="#000000" draw:marker-start-width="0.428cm" draw:fill="solid" draw:fill-color="#e6e64c" draw:opacity="50%" draw:textarea-vertical-align="middle" draw:auto-grow-height="false" fo:padding-top="0.125cm" fo:padding-bottom="0.125cm" fo:padding-left="0.25cm" fo:padding-right="0.25cm" draw:shadow-opacity="50%"/>
    </style:style>
    <style:style style:name="P1" style:family="paragraph">
      <style:text-properties fo:font-family="'Aller Light'" style:font-pitch="variable" fo:font-size="8pt" style:font-size-asian="8pt" style:font-size-complex="8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Aller Light'" style:font-pitch="variable"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Aller Light'" style:font-pitch="variable" fo:font-size="8pt" style:font-size-asian="8pt" style:font-size-complex="8pt"/>
    </style:style>
    <style:style style:name="P6" style:family="paragraph">
      <style:paragraph-properties fo:text-align="center"/>
      <style:text-properties fo:font-family="'Aller Light'" style:font-pitch="variable" style:font-size-complex="8pt"/>
    </style:style>
    <style:style style:name="P7" style:family="paragraph">
      <style:paragraph-properties fo:text-align="end"/>
      <style:text-properties fo:font-family="'Aller Light'" style:font-pitch="variable" style:font-size-complex="8pt"/>
    </style:style>
    <style:style style:name="P8" style:family="paragraph">
      <style:paragraph-properties fo:text-align="center"/>
      <style:text-properties fo:font-family="'Aller Light'" style:font-pitch="variable"/>
    </style:style>
    <style:style style:name="P9" style:family="paragraph">
      <style:paragraph-properties fo:text-align="center"/>
      <style:text-properties fo:font-family="Aller" style:font-pitch="variable" fo:font-size="10pt" style:font-size-asian="10pt" style:font-size-complex="10pt"/>
    </style:style>
    <style:style style:name="P10" style:family="paragraph">
      <style:paragraph-properties fo:text-align="end"/>
      <style:text-properties fo:font-family="'Aller Light'" style:font-pitch="variable" fo:font-size="8pt" style:font-size-complex="8pt"/>
    </style:style>
    <style:style style:name="P11" style:family="paragraph">
      <style:paragraph-properties fo:text-align="center"/>
      <style:text-properties fo:font-family="'Aller Light'" style:font-pitch="variable" fo:font-size="8pt" style:font-size-complex="8pt"/>
    </style:style>
    <style:style style:name="P12" style:family="paragraph">
      <style:paragraph-properties fo:text-align="center"/>
      <style:text-properties fo:font-family="'Aller Light'" style:font-pitch="variable" fo:font-size="8pt" style:letter-kerning="true" style:font-size-asian="8pt" style:font-size-complex="8pt"/>
    </style:style>
    <style:style style:name="P13" style:family="paragraph">
      <style:paragraph-properties fo:line-height="100%" fo:text-align="center"/>
    </style:style>
    <style:style style:name="P14" style:family="paragraph">
      <style:paragraph-properties fo:line-height="100%" fo:text-align="center"/>
      <style:text-properties fo:font-family="'Aller Light'" style:font-pitch="variable" style:font-size-complex="8pt"/>
    </style:style>
    <style:style style:name="P15" style:family="paragraph">
      <style:paragraph-properties fo:text-align="center"/>
      <style:text-properties fo:font-family="'Aller Light'" style:font-pitch="variable" style:font-family-complex="'Droid Sans Mono'" style:font-family-generic-complex="swiss" style:font-pitch-complex="fixed" style:font-size-complex="8pt"/>
    </style:style>
    <style:style style:name="T1" style:family="text">
      <style:text-properties fo:font-family="'Aller Light'" style:font-pitch="variable" fo:font-size="8pt" style:font-size-asian="8pt" style:font-size-complex="8pt"/>
    </style:style>
    <style:style style:name="T2" style:family="text">
      <style:text-properties fo:font-family="Aller" style:font-pitch="variable" fo:font-size="10pt" style:font-size-asian="10pt" style:font-size-complex="10pt"/>
    </style:style>
    <style:style style:name="T3" style:family="text">
      <style:text-properties fo:font-family="Aller" style:font-pitch="variable" fo:font-size="10pt" style:font-family-asian="Aller" style:font-style-name-asian="Regular" style:font-size-asian="10pt" style:font-family-complex="Aller" style:font-style-name-complex="Regular" style:font-size-complex="10pt"/>
    </style:style>
    <style:style style:name="T4" style:family="text">
      <style:text-properties fo:font-family="'Aller Light'" style:font-pitch="variable" fo:font-size="8pt" style:letter-kerning="true" style:font-size-asian="8pt" style:font-size-complex="8pt"/>
    </style:style>
    <style:style style:name="T5" style:family="text">
      <style:text-properties fo:font-family="'Aller Light'" style:font-pitch="variable" style:font-size-complex="8pt"/>
    </style:style>
    <style:style style:name="T6" style:family="text">
      <style:text-properties fo:font-family="'Aller Light'" style:font-pitch="variable" fo:font-size="8pt" style:font-size-complex="8pt"/>
    </style:style>
    <style:style style:name="T7" style:family="text">
      <style:text-properties fo:font-family="'Aller Light'" style:font-pitch="variable" fo:font-size="8pt" fo:language="en" fo:country="US" style:text-underline-style="none" style:language-asian="en" style:country-asian="US" style:font-family-complex="'Droid Sans Mono'" style:font-family-generic-complex="swiss" style:font-pitch-complex="fixed" style:font-size-complex="8pt"/>
    </style:style>
    <style:style style:name="T8" style:family="text">
      <style:text-properties fo:font-family="'Aller Light'" style:font-pitch="variable" fo:font-size="8pt" fo:language="en" fo:country="US" style:text-underline-style="none" style:font-size-asian="8pt" style:language-asian="en" style:country-asian="US" style:font-family-complex="'Droid Sans Mono'" style:font-family-generic-complex="swiss" style:font-pitch-complex="fixed" style:font-size-complex="8pt"/>
    </style:style>
    <style:style style:name="T9" style:family="text">
      <style:text-properties fo:font-family="'Aller Light'" style:font-pitch="variable" fo:font-size="7pt" fo:language="en" fo:country="US" style:text-underline-style="none" style:language-asian="en" style:country-asian="US" style:font-family-complex="'Droid Sans Mono'" style:font-family-generic-complex="swiss" style:font-pitch-complex="fixed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1.0 - main" draw:style-name="dp1" draw:master-page-name="Default">
        <draw:frame draw:style-name="gr1" draw:text-style-name="P1" draw:layer="layout" svg:width="3.75cm" svg:height="0.679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2" draw:text-style-name="P3" draw:layer="layout" svg:width="4.597cm" svg:height="0.679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3" draw:text-style-name="P5" draw:layer="layout" svg:width="6.35cm" svg:height="0.679cm" svg:x="7.62cm" svg:y="1.135cm">
          <draw:text-box>
            <text:p text:style-name="P4"><text:span text:style-name="T1">Technical Design SETLyze project</text:span></text:p>
          </draw:text-box>
        </draw:frame>
        <draw:custom-shape draw:style-name="gr4" draw:text-style-name="P5" xml:id="id1" draw:id="id1" draw:layer="layout" svg:width="1.905cm" svg:height="0.97cm" svg:x="9.89cm" svg:y="5.205cm">
          <text:p text:style-name="P4"><text:span text:style-name="T1">1.1</text:span></text:p>
          <text:p text:style-name="P4"><text:span text:style-name="T1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6" xml:id="id16" draw:id="id16" draw:layer="layout" svg:width="2.84cm" svg:height="1.17cm" svg:x="13.565cm" svg:y="6.51cm">
          <text:p text:style-name="P4"><text:span text:style-name="T1">3.0</text:span></text:p>
          <text:p text:style-name="P4"><text:span text:style-name="T1">Select analysi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6" draw:text-style-name="P5" draw:layer="layout" draw:type="line" svg:x1="10.843cm" svg:y1="6.175cm" svg:x2="10.825cm" svg:y2="7.41cm" draw:start-shape="id1" draw:start-glue-point="6" draw:end-shape="id2" draw:end-glue-point="4" svg:d="m10843 6175-18 1235">
          <text:p/>
        </draw:connector>
        <draw:custom-shape draw:style-name="gr7" draw:text-style-name="P7" xml:id="id3" draw:id="id3" draw:layer="layout" svg:width="2.74cm" svg:height="1.305cm" svg:x="9.49cm" svg:y="9.95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3.818cm" svg:y="5cm"/>
          <draw:glue-point draw:id="13" svg:x="3.681cm" svg:y="5cm"/>
          <draw:glue-point draw:id="14" svg:x="1.094cm" svg:y="5cm"/>
          <draw:glue-point draw:id="15" svg:x="-1.222cm" svg:y="5cm"/>
          <text:p text:style-name="P2"><text:span text:style-name="T1">1.2</text:span></text:p>
          <text:p text:style-name="P2"><text:span text:style-name="T1">Make local</text:span></text:p>
          <text:p text:style-name="P2"><text:span text:style-name="T1">databa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10.825cm" svg:y1="8.715cm" svg:x2="10.86cm" svg:y2="9.95cm" draw:start-shape="id2" draw:start-glue-point="6" draw:end-shape="id3" draw:end-glue-point="4" svg:d="m10825 8715 35 1235">
          <text:p/>
        </draw:connector>
        <draw:custom-shape draw:style-name="gr5" draw:text-style-name="P6" xml:id="id10" draw:id="id10" draw:layer="layout" svg:width="2.54cm" svg:height="1.27cm" svg:x="4.175cm" svg:y="8.88cm">
          <text:p text:style-name="P4"><text:span text:style-name="T1">2.3</text:span></text:p>
          <text:p text:style-name="P4"><text:span text:style-name="T1">Specie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6" xml:id="id11" draw:id="id11" draw:layer="layout" svg:width="2.54cm" svg:height="1.235cm" svg:x="3.917cm" svg:y="10.755cm">
          <text:p text:style-name="P4"><text:span text:style-name="T1">2.4</text:span></text:p>
          <text:p text:style-name="P4"><text:span text:style-name="T1">Location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6" xml:id="id5" draw:id="id5" draw:layer="layout" svg:width="1.905cm" svg:height="1.27cm" svg:x="2.805cm" svg:y="18.05cm">
          <text:p text:style-name="P4"><text:span text:style-name="T1">4.0</text:span></text:p>
          <text:p text:style-name="P4"><text:span text:style-name="T1">Repor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6" xml:id="id9" draw:id="id9" draw:layer="layout" svg:width="1.905cm" svg:height="1.27cm" svg:x="16.775cm" svg:y="17.855cm">
          <text:p text:style-name="P4"><text:span text:style-name="T1">4.0</text:span></text:p>
          <text:p text:style-name="P4"><text:span text:style-name="T1">Repor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6" xml:id="id7" draw:id="id7" draw:layer="layout" svg:width="1.905cm" svg:height="1.27cm" svg:x="7.26cm" svg:y="18.02cm">
          <text:p text:style-name="P4"><text:span text:style-name="T1">4.0</text:span></text:p>
          <text:p text:style-name="P4"><text:span text:style-name="T1">Repor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draw:type="line" svg:x1="3.735cm" svg:y1="16.335cm" svg:x2="3.758cm" svg:y2="18.05cm" draw:start-shape="id4" draw:start-glue-point="6" draw:end-shape="id5" draw:end-glue-point="4" svg:d="m3735 16335 23 1715">
          <text:p/>
        </draw:connector>
        <draw:connector draw:style-name="gr6" draw:text-style-name="P5" draw:layer="layout" draw:type="line" svg:x1="8.166cm" svg:y1="16.335cm" svg:x2="8.213cm" svg:y2="18.02cm" draw:start-shape="id6" draw:start-glue-point="6" draw:end-shape="id7" draw:end-glue-point="4" svg:d="m8166 16335 47 1685">
          <text:p/>
        </draw:connector>
        <draw:connector draw:style-name="gr6" draw:text-style-name="P5" draw:layer="layout" draw:type="line" svg:x1="17.748cm" svg:y1="16.3cm" svg:x2="17.728cm" svg:y2="17.855cm" draw:start-shape="id8" draw:start-glue-point="6" draw:end-shape="id9" draw:end-glue-point="4" svg:d="m17748 16300-20 1555">
          <text:p/>
        </draw:connector>
        <draw:custom-shape draw:style-name="gr7" draw:text-style-name="P7" xml:id="id4" draw:id="id4" draw:layer="layout" svg:width="3.42cm" svg:height="1.57cm" svg:x="2.025cm" svg:y="14.765cm">
          <text:p text:style-name="P2"><text:span text:style-name="T1">1.3</text:span></text:p>
          <text:p text:style-name="P2"><text:span text:style-name="T1">Analysis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xml:id="id6" draw:id="id6" draw:layer="layout" svg:width="3.69cm" svg:height="1.635cm" svg:x="6.321cm" svg:y="14.7cm">
          <text:p text:style-name="P2"><text:span text:style-name="T1">1.4 </text:span></text:p>
          <text:p text:style-name="P2"><text:span text:style-name="T1">Analysis 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xml:id="id8" draw:id="id8" draw:layer="layout" svg:width="3.535cm" svg:height="1.665cm" svg:x="15.98cm" svg:y="14.635cm">
          <text:p text:style-name="P2"><text:span text:style-name="T1">1.6</text:span></text:p>
          <text:p text:style-name="P2"><text:span text:style-name="T1">Analysis 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6" xml:id="id12" draw:id="id12" draw:layer="layout" svg:width="2.54cm" svg:height="1.27cm" svg:x="15.64cm" svg:y="9.815cm">
          <text:p text:style-name="P4"><text:span text:style-name="T1">2.1</text:span></text:p>
          <text:p text:style-name="P4"><text:span text:style-name="T1">Species</text:span></text:p>
          <text:p text:style-name="P4"><text:span text:style-name="T1">(server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6" xml:id="id13" draw:id="id13" draw:layer="layout" svg:width="2.54cm" svg:height="1.235cm" svg:x="15.505cm" svg:y="11.302cm">
          <text:p text:style-name="P4"><text:span text:style-name="T1">2.2</text:span></text:p>
          <text:p text:style-name="P4"><text:span text:style-name="T1">Locations</text:span></text:p>
          <text:p text:style-name="P4"><text:span text:style-name="T1">(server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curve" svg:x1="9.814cm" svg:y1="11.254cm" svg:x2="3.735cm" svg:y2="14.765cm" draw:start-shape="id3" draw:start-glue-point="12" draw:end-shape="id4" draw:end-glue-point="4" svg:d="m9814 11254c0 2634-6079 879-6079 3511">
          <text:p/>
        </draw:connector>
        <draw:connector draw:style-name="gr10" draw:text-style-name="P8" draw:layer="layout" draw:type="curve" svg:x1="10.526cm" svg:y1="11.254cm" svg:x2="8.166cm" svg:y2="14.7cm" draw:start-shape="id3" draw:start-glue-point="15" draw:end-shape="id6" draw:end-glue-point="4" svg:d="m10526 11254c0 2584-2360 862-2360 3446">
          <text:p/>
        </draw:connector>
        <draw:connector draw:style-name="gr10" draw:text-style-name="P8" draw:layer="layout" draw:type="curve" svg:x1="11.868cm" svg:y1="11.254cm" svg:x2="17.748cm" svg:y2="14.635cm" draw:start-shape="id3" draw:start-glue-point="13" draw:end-shape="id8" draw:end-glue-point="4" svg:d="m11868 11254c0 2536 5880 846 5880 3381">
          <text:p/>
        </draw:connector>
        <draw:connector draw:style-name="gr11" draw:text-style-name="P8" draw:layer="layout" draw:type="line" svg:x1="9.49cm" svg:y1="10.361cm" svg:x2="6.457cm" svg:y2="9.515cm" draw:start-shape="id3" draw:start-glue-point="8" draw:end-shape="id10" draw:end-glue-point="9" svg:d="m9490 10361-3033-846">
          <text:p/>
        </draw:connector>
        <draw:connector draw:style-name="gr11" draw:text-style-name="P8" draw:layer="layout" draw:type="line" svg:x1="9.49cm" svg:y1="10.891cm" svg:x2="6.199cm" svg:y2="11.373cm" draw:start-shape="id3" draw:start-glue-point="9" draw:end-shape="id11" draw:end-glue-point="9" svg:d="m9490 10891-3291 482">
          <text:p/>
        </draw:connector>
        <draw:connector draw:style-name="gr11" draw:text-style-name="P8" draw:layer="layout" draw:type="line" svg:x1="15.894cm" svg:y1="10.45cm" svg:x2="12.23cm" svg:y2="10.602cm" draw:start-shape="id12" draw:start-glue-point="6" draw:end-shape="id3" draw:end-glue-point="7" svg:d="m15894 10450-3664 152">
          <text:p/>
        </draw:connector>
        <draw:connector draw:style-name="gr11" draw:text-style-name="P8" draw:layer="layout" draw:type="line" svg:x1="15.759cm" svg:y1="11.92cm" svg:x2="12.23cm" svg:y2="11.012cm" draw:start-shape="id13" draw:start-glue-point="6" draw:end-shape="id3" draw:end-glue-point="10" svg:d="m15759 11920-3529-908">
          <text:p/>
        </draw:connector>
        <draw:custom-shape draw:style-name="gr9" draw:text-style-name="P6" xml:id="id15" draw:id="id15" draw:layer="layout" svg:width="1.905cm" svg:height="1.27cm" svg:x="11.864cm" svg:y="17.95cm">
          <text:p text:style-name="P4"><text:span text:style-name="T1">4.0</text:span></text:p>
          <text:p text:style-name="P4"><text:span text:style-name="T1">Repor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draw:type="line" svg:x1="12.77cm" svg:y1="16.335cm" svg:x2="12.817cm" svg:y2="17.95cm" draw:start-shape="id14" draw:start-glue-point="6" draw:end-shape="id15" draw:end-glue-point="4" svg:d="m12770 16335 47 1615">
          <text:p/>
        </draw:connector>
        <draw:custom-shape draw:style-name="gr7" draw:text-style-name="P7" xml:id="id14" draw:id="id14" draw:layer="layout" svg:width="3.69cm" svg:height="1.705cm" svg:x="10.925cm" svg:y="14.63cm">
          <text:p text:style-name="P2"><text:span text:style-name="T1">1.5</text:span></text:p>
          <text:p text:style-name="P2"><text:span text:style-name="T1">Analysis 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curve" svg:x1="11.159cm" svg:y1="11.254cm" svg:x2="12.77cm" svg:y2="14.63cm" draw:start-shape="id3" draw:start-glue-point="14" draw:end-shape="id14" draw:end-glue-point="4" svg:d="m11159 11254c0 2532 1611 844 1611 3376">
          <text:p/>
        </draw:connector>
        <draw:custom-shape draw:style-name="gr12" draw:text-style-name="P5" draw:layer="layout" svg:width="1.905cm" svg:height="0.97cm" svg:x="1.635cm" svg:y="25.43cm">
          <text:p text:style-name="P4"><text:span text:style-name="T1">Proc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5" draw:layer="layout" svg:width="1.97cm" svg:height="0.946cm" svg:x="3.91cm" svg:y="25.454cm">
          <text:p text:style-name="P4"><text:span text:style-name="T1">Dat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5" draw:layer="layout" svg:width="2.005cm" svg:height="0.882cm" svg:x="6.25cm" svg:y="25.518cm">
          <text:p text:style-name="P4"><text:span text:style-name="T1">Display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5" draw:layer="layout" svg:width="1.905cm" svg:height="0.939cm" svg:x="8.755cm" svg:y="25.561cm">
          <text:p text:style-name="P4"><text:span text:style-name="T1">Documen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9" draw:layer="layout" svg:width="18.415cm" svg:height="0.635cm" svg:x="1.588cm" svg:y="1.935cm">
          <text:p text:style-name="P4"><text:span text:style-name="T2">1.0 </text:span><text:span text:style-name="T3">—</text:span><text:span text:style-name="T2"> mai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2.74cm" svg:height="1.305cm" svg:x="9.455cm" svg:y="7.41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3.818cm" svg:y="5cm"/>
          <draw:glue-point draw:id="13" svg:x="3.681cm" svg:y="5cm"/>
          <draw:glue-point draw:id="14" svg:x="1.094cm" svg:y="5cm"/>
          <draw:glue-point draw:id="15" svg:x="-1.222cm" svg:y="5cm"/>
          <text:p text:style-name="P2"><text:span text:style-name="T1">1.86</text:span></text:p>
          <text:p text:style-name="P2"><text:span text:style-name="T1">Select Analys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8" draw:layer="layout" draw:type="curve" svg:x1="12.195cm" svg:y1="8.062cm" svg:x2="13.565cm" svg:y2="7.095cm" draw:start-shape="id2" draw:start-glue-point="7" draw:end-shape="id16" draw:end-glue-point="5" svg:d="m12195 8062c1038 0 353-967 1370-967">
          <text:p/>
        </draw:connector>
        <draw:connector draw:style-name="gr17" draw:text-style-name="P4" draw:layer="layout" draw:type="line" svg:x1="10.861cm" svg:y1="3.764cm" svg:x2="10.843cm" svg:y2="5.205cm" draw:end-shape="id1" draw:end-glue-point="4" svg:d="m10861 3764-18 1441">
          <text:p/>
        </draw:connector>
        <draw:custom-shape draw:style-name="gr9" draw:text-style-name="P6" xml:id="id17" draw:id="id17" draw:layer="layout" svg:width="2.54cm" svg:height="1.235cm" svg:x="15.605cm" svg:y="8.28cm">
          <text:p text:style-name="P4"><text:span text:style-name="T4">2.2</text:span></text:p>
          <text:p text:style-name="P4"><text:span text:style-name="T4">Data Sourc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8" draw:layer="layout" draw:type="line" svg:x1="15.859cm" svg:y1="8.898cm" svg:x2="12.23cm" svg:y2="10.361cm" draw:start-shape="id17" draw:start-glue-point="6" draw:end-shape="id3" draw:end-glue-point="11" svg:d="m15859 8898-3629 1463">
          <text:p/>
        </draw:connector>
        <draw:custom-shape draw:style-name="gr18" draw:text-style-name="P5" draw:layer="layout" svg:width="9.525cm" svg:height="0.97cm" svg:x="6.715cm" svg:y="20.985cm">
          <text:p text:style-name="P4"><text:span text:style-name="T1">This technical design is work in progr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1.2 - database.MakeLocalDB" draw:style-name="dp1" draw:master-page-name="Default">
        <draw:frame draw:style-name="gr19" draw:text-style-name="P1" draw:layer="layout" svg:width="3.75cm" svg:height="0.662cm" svg:x="1.46cm" svg:y="1.108cm">
          <draw:text-box>
            <text:p><text:span text:style-name="T1"><text:author-name>         Serrano Pereira</text:author-name></text:span></text:p>
          </draw:text-box>
        </draw:frame>
        <draw:frame draw:style-name="gr20" draw:text-style-name="P3" draw:layer="layout" svg:width="4.597cm" svg:height="0.662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22" draw:text-style-name="P9" draw:layer="layout" svg:width="18.415cm" svg:height="0.635cm" svg:x="1.588cm" svg:y="1.905cm">
          <text:p text:style-name="P4"><text:span text:style-name="T2">1.2 </text:span><text:span text:style-name="T3">—</text:span><text:span text:style-name="T2"> database.MakeLocalDB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xml:id="id34" draw:id="id34" draw:layer="layout" svg:width="2.54cm" svg:height="1.27cm" svg:x="10.23cm" svg:y="20.05cm">
          <text:p text:style-name="P4"><text:span text:style-name="T1">2.3.2</text:span></text:p>
          <text:p text:style-name="P4"><text:span text:style-name="T1">Specie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6" xml:id="id33" draw:id="id33" draw:layer="layout" svg:width="2.54cm" svg:height="1.235cm" svg:x="10.295cm" svg:y="17.645cm">
          <text:p text:style-name="P4"><text:span text:style-name="T1">2.4.2</text:span></text:p>
          <text:p text:style-name="P4"><text:span text:style-name="T1">Location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6" xml:id="id35" draw:id="id35" draw:layer="layout" svg:width="2.54cm" svg:height="1.235cm" svg:x="9.895cm" svg:y="24.93cm">
          <text:p text:style-name="P4"><text:span text:style-name="T1">2.5</text:span></text:p>
          <text:p text:style-name="P4"><text:span text:style-name="T1">Record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6" xml:id="id36" draw:id="id36" draw:layer="layout" svg:width="2.54cm" svg:height="1.27cm" svg:x="10.195cm" svg:y="22.455cm">
          <text:p text:style-name="P4"><text:span text:style-name="T1">2.16</text:span></text:p>
          <text:p text:style-name="P4"><text:span text:style-name="T1">Plate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4" draw:text-style-name="P4" draw:layer="layout" draw:type="line" svg:x1="10.486cm" svg:y1="3.179cm" svg:x2="10.525cm" svg:y2="4.775cm" draw:end-shape="id18" draw:end-glue-point="4" svg:d="m10486 3179 39 1596">
          <text:p/>
        </draw:connector>
        <draw:custom-shape draw:style-name="gr23" draw:text-style-name="P6" xml:id="id38" draw:id="id38" draw:layer="layout" svg:width="2.54cm" svg:height="1.27cm" svg:x="13.71cm" svg:y="13.435cm">
          <text:p text:style-name="P4"><text:span text:style-name="T1">2.1</text:span></text:p>
          <text:p text:style-name="P4"><text:span text:style-name="T1">Species</text:span></text:p>
          <text:p text:style-name="P4"><text:span text:style-name="T1">(server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6" xml:id="id29" draw:id="id29" draw:layer="layout" svg:width="2.54cm" svg:height="1.235cm" svg:x="13.975cm" svg:y="10.925cm">
          <text:p text:style-name="P4"><text:span text:style-name="T1">2.2</text:span></text:p>
          <text:p text:style-name="P4"><text:span text:style-name="T1">Locations</text:span></text:p>
          <text:p text:style-name="P4"><text:span text:style-name="T1">(server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6" xml:id="id19" draw:id="id19" draw:layer="layout" svg:width="2.74cm" svg:height="1.2cm" svg:x="2.715cm" svg:y="9.69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3.818cm" svg:y="5cm"/>
          <draw:glue-point draw:id="13" svg:x="3.681cm" svg:y="5cm"/>
          <draw:glue-point draw:id="14" svg:x="1.094cm" svg:y="5cm"/>
          <draw:glue-point draw:id="15" svg:x="-1.222cm" svg:y="5cm"/>
          <text:p text:style-name="P4"><text:span text:style-name="T1">1.32</text:span></text:p>
          <text:p text:style-name="P4"><text:span text:style-name="T1">Insert from CS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6" xml:id="id20" draw:id="id20" draw:layer="layout" svg:width="2.74cm" svg:height="1.2cm" svg:x="13.43cm" svg:y="6.42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3.818cm" svg:y="5cm"/>
          <draw:glue-point draw:id="13" svg:x="3.681cm" svg:y="5cm"/>
          <draw:glue-point draw:id="14" svg:x="1.094cm" svg:y="5cm"/>
          <draw:glue-point draw:id="15" svg:x="-1.222cm" svg:y="5cm"/>
          <text:p text:style-name="P4"><text:span text:style-name="T1">1.33</text:span></text:p>
          <text:p text:style-name="P4"><text:span text:style-name="T1">Insert from 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lines" svg:x1="10.525cm" svg:y1="6.045cm" svg:x2="4.085cm" svg:y2="9.69cm" draw:start-shape="id18" draw:start-glue-point="6" draw:end-shape="id19" draw:end-glue-point="4" svg:d="m10525 6045v502l-6440 2642v501">
          <text:p/>
        </draw:connector>
        <draw:connector draw:style-name="gr10" draw:text-style-name="P4" draw:layer="layout" draw:type="lines" svg:x1="11.795cm" svg:y1="5.41cm" svg:x2="14.8cm" svg:y2="6.42cm" draw:start-shape="id18" draw:start-glue-point="7" draw:end-shape="id20" draw:end-glue-point="4" svg:d="m11795 5410h502l2503 509v501">
          <text:p/>
        </draw:connector>
        <draw:custom-shape draw:style-name="gr23" draw:text-style-name="P6" xml:id="id21" draw:id="id21" draw:layer="layout" svg:width="2.54cm" svg:height="1.27cm" svg:x="7.579cm" svg:y="16.561cm">
          <text:p text:style-name="P4"><text:span text:style-name="T1">2.19</text:span></text:p>
          <text:p text:style-name="P4"><text:span text:style-name="T1">Species</text:span></text:p>
          <text:p text:style-name="P4"><text:span text:style-name="T1">(CSV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6" xml:id="id23" draw:id="id23" draw:layer="layout" svg:width="2.54cm" svg:height="1.235cm" svg:x="7.579cm" svg:y="19.173cm">
          <text:p text:style-name="P4"><text:span text:style-name="T1">2.18</text:span></text:p>
          <text:p text:style-name="P4"><text:span text:style-name="T1">Locations</text:span></text:p>
          <text:p text:style-name="P4"><text:span text:style-name="T1">(CSV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6" xml:id="id25" draw:id="id25" draw:layer="layout" svg:width="2.54cm" svg:height="1.27cm" svg:x="7.509cm" svg:y="21.62cm">
          <text:p text:style-name="P4"><text:span text:style-name="T1">2.20</text:span></text:p>
          <text:p text:style-name="P4"><text:span text:style-name="T1">Species</text:span></text:p>
          <text:p text:style-name="P4"><text:span text:style-name="T1">(CSV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6" xml:id="id27" draw:id="id27" draw:layer="layout" svg:width="2.54cm" svg:height="1.235cm" svg:x="7.255cm" svg:y="24.025cm">
          <text:p text:style-name="P4"><text:span text:style-name="T1">2.21</text:span></text:p>
          <text:p text:style-name="P4"><text:span text:style-name="T1">Locations</text:span></text:p>
          <text:p text:style-name="P4"><text:span text:style-name="T1">(CSV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6" xml:id="id22" draw:id="id22" draw:layer="layout" svg:width="2.74cm" svg:height="1.385cm" svg:x="3.71cm" svg:y="17.395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3.818cm" svg:y="5cm"/>
          <draw:glue-point draw:id="13" svg:x="3.681cm" svg:y="5cm"/>
          <draw:glue-point draw:id="14" svg:x="1.094cm" svg:y="5cm"/>
          <draw:glue-point draw:id="15" svg:x="-1.222cm" svg:y="5cm"/>
          <text:p text:style-name="P4"><text:span text:style-name="T1">1.34</text:span></text:p>
          <text:p text:style-name="P4"><text:span text:style-name="T1">Insert localities</text:span></text:p>
          <text:p text:style-name="P4"><text:span text:style-name="T1">from CS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6" xml:id="id24" draw:id="id24" draw:layer="layout" svg:width="2.74cm" svg:height="1.2cm" svg:x="3.71cm" svg:y="20.03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3.818cm" svg:y="5cm"/>
          <draw:glue-point draw:id="13" svg:x="3.681cm" svg:y="5cm"/>
          <draw:glue-point draw:id="14" svg:x="1.094cm" svg:y="5cm"/>
          <draw:glue-point draw:id="15" svg:x="-1.222cm" svg:y="5cm"/>
          <text:p text:style-name="P4"><text:span text:style-name="T1">1.35</text:span></text:p>
          <text:p text:style-name="P4"><text:span text:style-name="T1">Insert species</text:span></text:p>
          <text:p text:style-name="P4"><text:span text:style-name="T1">from CS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6" xml:id="id26" draw:id="id26" draw:layer="layout" svg:width="2.74cm" svg:height="1.2cm" svg:x="3.71cm" svg:y="22.29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3.818cm" svg:y="5cm"/>
          <draw:glue-point draw:id="13" svg:x="3.681cm" svg:y="5cm"/>
          <draw:glue-point draw:id="14" svg:x="1.094cm" svg:y="5cm"/>
          <draw:glue-point draw:id="15" svg:x="-1.222cm" svg:y="5cm"/>
          <text:p text:style-name="P4"><text:span text:style-name="T1">1.36</text:span></text:p>
          <text:p text:style-name="P4"><text:span text:style-name="T1">Insert plates</text:span></text:p>
          <text:p text:style-name="P4"><text:span text:style-name="T1">from CS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6" xml:id="id28" draw:id="id28" draw:layer="layout" svg:width="2.74cm" svg:height="1.2cm" svg:x="3.71cm" svg:y="24.548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3.818cm" svg:y="5cm"/>
          <draw:glue-point draw:id="13" svg:x="3.681cm" svg:y="5cm"/>
          <draw:glue-point draw:id="14" svg:x="1.094cm" svg:y="5cm"/>
          <draw:glue-point draw:id="15" svg:x="-1.222cm" svg:y="5cm"/>
          <text:p text:style-name="P4"><text:span text:style-name="T1">1.37</text:span></text:p>
          <text:p text:style-name="P4"><text:span text:style-name="T1">Insert records</text:span></text:p>
          <text:p text:style-name="P4"><text:span text:style-name="T1">from CS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6" xml:id="id30" draw:id="id30" draw:layer="layout" svg:width="2.74cm" svg:height="1.2cm" svg:x="10.465cm" svg:y="11.595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3.818cm" svg:y="5cm"/>
          <draw:glue-point draw:id="13" svg:x="3.681cm" svg:y="5cm"/>
          <draw:glue-point draw:id="14" svg:x="1.094cm" svg:y="5cm"/>
          <draw:glue-point draw:id="15" svg:x="-1.222cm" svg:y="5cm"/>
          <text:p text:style-name="P4"><text:span text:style-name="T1">1.66</text:span></text:p>
          <text:p text:style-name="P4"><text:span text:style-name="T1">Insert localities</text:span></text:p>
          <text:p text:style-name="P4"><text:span text:style-name="T1">from 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6" xml:id="id31" draw:id="id31" draw:layer="layout" svg:width="2.74cm" svg:height="1.2cm" svg:x="10.465cm" svg:y="14.06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3.818cm" svg:y="5cm"/>
          <draw:glue-point draw:id="13" svg:x="3.681cm" svg:y="5cm"/>
          <draw:glue-point draw:id="14" svg:x="1.094cm" svg:y="5cm"/>
          <draw:glue-point draw:id="15" svg:x="-1.222cm" svg:y="5cm"/>
          <text:p text:style-name="P4"><text:span text:style-name="T1">1.67</text:span></text:p>
          <text:p text:style-name="P4"><text:span text:style-name="T1">Insert species</text:span></text:p>
          <text:p text:style-name="P4"><text:span text:style-name="T1">from 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line" svg:x1="7.833cm" svg:y1="17.196cm" svg:x2="6.45cm" svg:y2="17.831cm" draw:start-shape="id21" draw:start-glue-point="6" draw:end-shape="id22" draw:end-glue-point="11" svg:d="m7833 17196-1383 635">
          <text:p/>
        </draw:connector>
        <draw:connector draw:style-name="gr10" draw:text-style-name="P4" draw:layer="layout" draw:type="line" svg:x1="7.833cm" svg:y1="19.791cm" svg:x2="6.45cm" svg:y2="20.408cm" draw:start-shape="id23" draw:start-glue-point="6" draw:end-shape="id24" draw:end-glue-point="11" svg:d="m7833 19791-1383 617">
          <text:p/>
        </draw:connector>
        <draw:connector draw:style-name="gr10" draw:text-style-name="P4" draw:layer="layout" draw:type="line" svg:x1="7.763cm" svg:y1="22.255cm" svg:x2="6.45cm" svg:y2="22.668cm" draw:start-shape="id25" draw:start-glue-point="6" draw:end-shape="id26" draw:end-glue-point="11" svg:d="m7763 22255-1313 413">
          <text:p/>
        </draw:connector>
        <draw:connector draw:style-name="gr10" draw:text-style-name="P4" draw:layer="layout" draw:type="line" svg:x1="7.509cm" svg:y1="24.643cm" svg:x2="6.45cm" svg:y2="24.926cm" draw:start-shape="id27" draw:start-glue-point="6" draw:end-shape="id28" draw:end-glue-point="11" svg:d="m7509 24643-1059 283">
          <text:p/>
        </draw:connector>
        <draw:connector draw:style-name="gr11" draw:text-style-name="P4" draw:layer="layout" draw:type="line" svg:x1="14.229cm" svg:y1="11.543cm" svg:x2="13.205cm" svg:y2="11.973cm" draw:start-shape="id29" draw:start-glue-point="6" draw:end-shape="id30" draw:end-glue-point="11" svg:d="m14229 11543-1024 430">
          <text:p/>
        </draw:connector>
        <draw:connector draw:style-name="gr11" draw:text-style-name="P4" draw:layer="layout" draw:type="line" svg:x1="13.205cm" svg:y1="15.037cm" svg:x2="16.294cm" svg:y2="15.01cm" draw:start-shape="id31" draw:start-glue-point="10" draw:end-shape="id32" draw:end-glue-point="6" svg:d="m13205 15037 3089-27">
          <text:p/>
        </draw:connector>
        <draw:connector draw:style-name="gr11" draw:text-style-name="P4" draw:layer="layout" draw:type="line" svg:x1="6.45cm" svg:y1="18.523cm" svg:x2="10.549cm" svg:y2="18.263cm" draw:start-shape="id22" draw:start-glue-point="10" draw:end-shape="id33" draw:end-glue-point="6" svg:d="m6450 18523 4099-260">
          <text:p/>
        </draw:connector>
        <draw:connector draw:style-name="gr11" draw:text-style-name="P4" draw:layer="layout" draw:type="line" svg:x1="6.45cm" svg:y1="21.007cm" svg:x2="10.484cm" svg:y2="20.685cm" draw:start-shape="id24" draw:start-glue-point="10" draw:end-shape="id34" draw:end-glue-point="6" svg:d="m6450 21007 4034-322">
          <text:p/>
        </draw:connector>
        <draw:connector draw:style-name="gr11" draw:text-style-name="P4" draw:layer="layout" draw:type="line" svg:x1="6.45cm" svg:y1="25.525cm" svg:x2="10.149cm" svg:y2="25.548cm" draw:start-shape="id28" draw:start-glue-point="10" draw:end-shape="id35" draw:end-glue-point="6" svg:d="m6450 25525 3699 23">
          <text:p/>
        </draw:connector>
        <draw:connector draw:style-name="gr11" draw:text-style-name="P4" draw:layer="layout" draw:type="line" svg:x1="6.45cm" svg:y1="23.267cm" svg:x2="10.449cm" svg:y2="23.09cm" draw:start-shape="id26" draw:start-glue-point="10" draw:end-shape="id36" draw:end-glue-point="6" svg:d="m6450 23267 3999-177">
          <text:p/>
        </draw:connector>
        <draw:connector draw:style-name="gr11" draw:text-style-name="P4" draw:layer="layout" draw:type="line" svg:x1="13.205cm" svg:y1="12.572cm" svg:x2="16.664cm" svg:y2="12.584cm" draw:start-shape="id30" draw:start-glue-point="10" draw:end-shape="id37" draw:end-glue-point="6" svg:d="m13205 12572 3459 12">
          <text:p/>
        </draw:connector>
        <draw:connector draw:style-name="gr11" draw:text-style-name="P4" draw:layer="layout" draw:type="line" svg:x1="13.964cm" svg:y1="14.07cm" svg:x2="13.205cm" svg:y2="14.438cm" draw:start-shape="id38" draw:start-glue-point="6" draw:end-shape="id31" draw:end-glue-point="11" svg:d="m13964 14070-759 368">
          <text:p/>
        </draw:connector>
        <draw:custom-shape draw:style-name="gr23" draw:text-style-name="P6" xml:id="id32" draw:id="id32" draw:layer="layout" svg:width="2.54cm" svg:height="1.27cm" svg:x="16.04cm" svg:y="14.375cm">
          <text:p text:style-name="P4"><text:span text:style-name="T1">2.3.1</text:span></text:p>
          <text:p text:style-name="P4"><text:span text:style-name="T1">Specie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6" xml:id="id37" draw:id="id37" draw:layer="layout" svg:width="2.54cm" svg:height="1.235cm" svg:x="16.41cm" svg:y="11.966cm">
          <text:p text:style-name="P4"><text:span text:style-name="T1">2.4.1</text:span></text:p>
          <text:p text:style-name="P4"><text:span text:style-name="T1">Location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6" xml:id="id39" draw:id="id39" draw:layer="layout" svg:width="2.54cm" svg:height="1.235cm" svg:x="5.04cm" svg:y="4.81cm">
          <text:p text:style-name="P4"><text:span text:style-name="T1">2.2</text:span></text:p>
          <text:p text:style-name="P4"><text:span text:style-name="T1">Data Sourc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4" draw:layer="layout" draw:type="line" svg:x1="7.322cm" svg:y1="5.428cm" svg:x2="9.255cm" svg:y2="5.41cm" draw:start-shape="id39" draw:start-glue-point="9" draw:end-shape="id18" draw:end-glue-point="5" svg:d="m7322 5428 1933-18">
          <text:p/>
        </draw:connector>
        <draw:custom-shape draw:style-name="gr23" draw:text-style-name="P6" xml:id="id40" draw:id="id40" draw:layer="layout" svg:width="1.27cm" svg:height="7.62cm" svg:x="1.435cm" svg:y="16.875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3.818cm" svg:y="5cm"/>
          <draw:glue-point draw:id="13" svg:x="3.681cm" svg:y="5cm"/>
          <draw:glue-point draw:id="14" svg:x="1.094cm" svg:y="5cm"/>
          <draw:glue-point draw:id="15" svg:x="-1.222cm" svg:y="5cm"/>
          <draw:glue-point draw:id="16" svg:x="5cm" svg:y="1.471cm"/>
          <text:p text:style-name="P4"><text:span text:style-name="T1">1.38</text:span></text:p>
          <text:p text:style-name="P4"><text:span text:style-name="T1">Create</text:span></text:p>
          <text:p text:style-name="P4"><text:span text:style-name="T1">New</text:span></text:p>
          <text:p text:style-name="P4"><text:span text:style-name="T1">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lines" svg:x1="4.085cm" svg:y1="10.89cm" svg:x2="2.07cm" svg:y2="16.875cm" draw:start-shape="id19" draw:start-glue-point="6" draw:end-shape="id40" draw:end-glue-point="4" svg:d="m4085 10890v502l-2015 4982v501">
          <text:p/>
        </draw:connector>
        <draw:custom-shape draw:style-name="gr23" draw:text-style-name="P6" xml:id="id41" draw:id="id41" draw:layer="layout" svg:width="2.74cm" svg:height="1.2cm" svg:x="10.465cm" svg:y="9.19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3.818cm" svg:y="5cm"/>
          <draw:glue-point draw:id="13" svg:x="3.681cm" svg:y="5cm"/>
          <draw:glue-point draw:id="14" svg:x="1.094cm" svg:y="5cm"/>
          <draw:glue-point draw:id="15" svg:x="-1.222cm" svg:y="5cm"/>
          <text:p text:style-name="P4"><text:span text:style-name="T1">1.38</text:span></text:p>
          <text:p text:style-name="P4"><text:span text:style-name="T1">Create New 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line" svg:x1="11.835cm" svg:y1="10.39cm" svg:x2="11.835cm" svg:y2="11.595cm" draw:start-shape="id41" draw:start-glue-point="6" draw:end-shape="id30" draw:end-glue-point="4" svg:d="m11835 10390v1205">
          <text:p/>
        </draw:connector>
        <draw:connector draw:style-name="gr10" draw:text-style-name="P4" draw:layer="layout" draw:type="lines" svg:x1="14.8cm" svg:y1="7.62cm" svg:x2="11.835cm" svg:y2="9.19cm" draw:start-shape="id20" draw:start-glue-point="6" draw:end-shape="id41" draw:end-glue-point="4" svg:d="m14800 7620v502l-2965 567v501">
          <text:p/>
        </draw:connector>
        <draw:custom-shape draw:style-name="gr23" draw:text-style-name="P6" xml:id="id18" draw:id="id18" draw:layer="layout" svg:width="2.54cm" svg:height="1.27cm" svg:x="9.255cm" svg:y="4.775cm">
          <text:p text:style-name="P4"><text:span text:style-name="T5">run</text:span></text:p>
          <text:p text:style-name="P4"><text:span text:style-name="T5">1.3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4" draw:layer="layout" draw:type="curve" svg:x1="2.705cm" svg:y1="19.276cm" svg:x2="3.71cm" svg:y2="18.087cm" draw:start-shape="id40" draw:start-glue-point="11" draw:end-shape="id22" draw:end-glue-point="5" svg:d="m2705 19276c754 0 252-1189 1005-1189">
          <text:p/>
        </draw:connector>
        <draw:connector draw:style-name="gr10" draw:text-style-name="P4" draw:layer="layout" svg:x1="10.465cm" svg:y1="10.056cm" svg:x2="10.465cm" svg:y2="14.438cm" draw:start-shape="id41" draw:start-glue-point="9" draw:end-shape="id31" draw:end-glue-point="8" svg:d="m10465 10056h-501v4382h501">
          <text:p/>
        </draw:connector>
        <draw:connector draw:style-name="gr10" draw:text-style-name="P4" draw:layer="layout" draw:type="curve" svg:x1="2.705cm" svg:y1="20.685cm" svg:x2="3.71cm" svg:y2="20.63cm" draw:start-shape="id40" draw:start-glue-point="7" draw:end-shape="id24" draw:end-glue-point="5" svg:d="m2705 20685c754 0 252-55 1005-55">
          <text:p/>
        </draw:connector>
        <draw:connector draw:style-name="gr10" draw:text-style-name="P4" draw:layer="layout" draw:type="curve" svg:x1="2.705cm" svg:y1="21.805cm" svg:x2="3.71cm" svg:y2="22.89cm" draw:start-shape="id40" draw:start-glue-point="16" draw:end-shape="id26" draw:end-glue-point="5" svg:d="m2705 21805c754 0 252 1085 1005 1085">
          <text:p/>
        </draw:connector>
        <draw:connector draw:style-name="gr10" draw:text-style-name="P4" draw:layer="layout" draw:type="curve" svg:x1="2.705cm" svg:y1="23.084cm" svg:x2="3.71cm" svg:y2="25.148cm" draw:start-shape="id40" draw:start-glue-point="10" draw:end-shape="id28" draw:end-glue-point="5" svg:d="m2705 23084c754 0 252 2064 1005 2064">
          <text:p/>
        </draw:connector>
      </draw:page>
      <draw:page draw:name="1.3 - analysis.spot_preference" draw:style-name="dp1" draw:master-page-name="Default">
        <draw:frame draw:style-name="gr19" draw:text-style-name="P1" draw:layer="layout" svg:width="3.75cm" svg:height="0.662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20" draw:text-style-name="P3" draw:layer="layout" svg:width="4.597cm" svg:height="0.662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25" draw:text-style-name="P6" xml:id="id45" draw:id="id45" draw:layer="layout" svg:width="3.745cm" svg:height="1.14cm" svg:x="9.16cm" svg:y="10.395cm">
          <draw:glue-point draw:id="10" svg:x="-3.129cm" svg:y="5.005cm"/>
          <draw:glue-point draw:id="11" svg:x="1.957cm" svg:y="5.005cm"/>
          <text:p text:style-name="P4"><text:span text:style-name="T6">2.7</text:span></text:p>
          <text:p text:style-name="P4"><text:span text:style-name="T6">Specie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9" draw:layer="layout" svg:width="18.415cm" svg:height="0.635cm" svg:x="1.588cm" svg:y="1.905cm">
          <text:p text:style-name="P4"><text:span text:style-name="T2">1.3 </text:span><text:span text:style-name="T3">—</text:span><text:span text:style-name="T2"> analysis.spot_preference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44" draw:id="id44" draw:layer="layout" svg:width="2.54cm" svg:height="1.27cm" svg:x="9.735cm" svg:y="3.905cm">
          <text:p text:style-name="P2"><text:span text:style-name="T1">1.0</text:span></text:p>
          <text:p text:style-name="P2"><text:span text:style-name="T1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9.891cm" svg:y1="8.595cm" svg:x2="7.62cm" svg:y2="10.354cm" draw:start-shape="id42" draw:start-glue-point="10" draw:end-shape="id43" draw:end-glue-point="5" svg:d="m9891 8595-2271 1759">
          <text:p/>
        </draw:connector>
        <draw:connector draw:style-name="gr24" draw:text-style-name="P4" draw:layer="layout" draw:type="line" svg:x1="11.005cm" svg:y1="5.175cm" svg:x2="10.988cm" svg:y2="6.725cm" draw:start-shape="id44" draw:start-glue-point="6" draw:end-shape="id42" draw:end-glue-point="4" svg:d="m11005 5175-17 1550">
          <text:p/>
        </draw:connector>
        <draw:custom-shape draw:style-name="gr7" draw:text-style-name="P10" xml:id="id46" draw:id="id46" draw:layer="layout" svg:width="4.445cm" svg:height="1.86cm" svg:x="8.82cm" svg:y="13.685cm">
          <draw:glue-point draw:id="8" svg:x="-4.998cm" svg:y="-2.633cm"/>
          <draw:glue-point draw:id="9" svg:x="-4.998cm" svg:y="2.456cm"/>
          <draw:glue-point draw:id="10" svg:x="-3.005cm" svg:y="-5.069cm"/>
          <draw:glue-point draw:id="11" svg:x="2.395cm" svg:y="-5.069cm"/>
          <draw:glue-point draw:id="12" svg:x="-2.591cm" svg:y="5cm"/>
          <draw:glue-point draw:id="13" svg:x="2.503cm" svg:y="5.075cm"/>
          <text:p text:style-name="P2"><text:span text:style-name="T6">1.3.2</text:span></text:p>
          <text:p text:style-name="P2"><text:span text:style-name="T6">Start Analysis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xml:id="id49" draw:id="id49" draw:layer="layout" svg:width="3.81cm" svg:height="1.205cm" svg:x="9.145cm" svg:y="19.425cm">
          <draw:glue-point draw:id="8" svg:x="2.661cm" svg:y="5.112cm"/>
          <draw:glue-point draw:id="9" svg:x="-2.351cm" svg:y="5.112cm"/>
          <text:p text:style-name="P2"><text:span text:style-name="T6">1.89</text:span></text:p>
          <text:p text:style-name="P2"><text:span text:style-name="T6">Display Repo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xml:id="id42" draw:id="id42" draw:layer="layout" svg:width="4.305cm" svg:height="1.87cm" svg:x="8.835cm" svg:y="6.725cm">
          <draw:glue-point draw:id="8" svg:x="-5cm" svg:y="-2.81cm"/>
          <draw:glue-point draw:id="9" svg:x="-5.031cm" svg:y="2.39cm"/>
          <draw:glue-point draw:id="10" svg:x="-2.548cm" svg:y="5cm"/>
          <draw:glue-point draw:id="11" svg:x="2.838cm" svg:y="5.074cm"/>
          <text:p text:style-name="P2"><text:span text:style-name="T6">1.3.1</text:span></text:p>
          <text:p text:style-name="P2"><text:span text:style-name="T6">Begin Analysis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6" xml:id="id43" draw:id="id43" draw:layer="layout" svg:width="3.81cm" svg:height="1.076cm" svg:x="5.715cm" svg:y="10.354cm">
          <draw:glue-point draw:id="10" svg:x="-4.475cm" svg:y="5.005cm"/>
          <draw:glue-point draw:id="11" svg:x="-2.808cm" svg:y="5.005cm"/>
          <text:p text:style-name="P4"><text:span text:style-name="T6">2.6</text:span></text:p>
          <text:p text:style-name="P4"><text:span text:style-name="T6">Location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10.988cm" svg:y1="8.595cm" svg:x2="11.033cm" svg:y2="10.395cm" draw:start-shape="id42" draw:start-glue-point="6" draw:end-shape="id45" draw:end-glue-point="5" svg:d="m10988 8595 45 1800">
          <text:p/>
        </draw:connector>
        <draw:connector draw:style-name="gr10" draw:text-style-name="P8" draw:layer="layout" draw:type="line" svg:x1="7.62cm" svg:y1="11.43cm" svg:x2="9.707cm" svg:y2="13.685cm" draw:start-shape="id43" draw:start-glue-point="8" draw:end-shape="id46" draw:end-glue-point="10" svg:d="m7620 11430 2087 2255">
          <text:p/>
        </draw:connector>
        <draw:connector draw:style-name="gr10" draw:text-style-name="P8" draw:layer="layout" draw:type="line" svg:x1="11.033cm" svg:y1="11.535cm" svg:x2="11.043cm" svg:y2="13.685cm" draw:start-shape="id45" draw:start-glue-point="8" draw:end-shape="id46" draw:end-glue-point="4" svg:d="m11033 11535 10 2150">
          <text:p/>
        </draw:connector>
        <draw:custom-shape draw:style-name="gr27" draw:text-style-name="P11" xml:id="id47" draw:id="id47" draw:layer="layout" svg:width="2.74cm" svg:height="1.235cm" svg:x="5.325cm" svg:y="3.941cm">
          <text:p text:style-name="P4"><text:span text:style-name="T1">2.4.1</text:span></text:p>
          <text:p text:style-name="P4"><text:span text:style-name="T1">Location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4" draw:layer="layout" draw:type="line" svg:x1="9.735cm" svg:y1="4.54cm" svg:x2="7.786cm" svg:y2="4.559cm" draw:start-shape="id44" draw:start-glue-point="5" draw:end-shape="id47" draw:end-glue-point="9" svg:d="m9735 4540-1949 19">
          <text:p/>
        </draw:connector>
        <draw:connector draw:style-name="gr10" draw:text-style-name="P4" draw:layer="layout" draw:type="curve" svg:x1="6.695cm" svg:y1="5.176cm" svg:x2="8.835cm" svg:y2="7.135cm" draw:start-shape="id47" draw:start-glue-point="8" draw:end-shape="id42" draw:end-glue-point="8" svg:d="m6695 5176c0 1306 713 1959 2140 1959">
          <text:p/>
        </draw:connector>
        <draw:connector draw:style-name="gr28" draw:text-style-name="P8" draw:layer="layout" draw:type="line" svg:x1="11.042cm" svg:y1="18.48cm" svg:x2="11.05cm" svg:y2="19.425cm" draw:start-shape="id48" draw:start-glue-point="8" draw:end-shape="id49" draw:end-glue-point="4" svg:d="m11042 18480 8 945">
          <text:p/>
        </draw:connector>
        <draw:custom-shape draw:style-name="gr25" draw:text-style-name="P6" xml:id="id48" draw:id="id48" draw:layer="layout" svg:width="3.375cm" svg:height="1.14cm" svg:x="9.355cm" svg:y="17.34cm">
          <draw:glue-point draw:id="10" svg:x="-4.475cm" svg:y="5.005cm"/>
          <draw:glue-point draw:id="11" svg:x="-2.808cm" svg:y="5.005cm"/>
          <text:p text:style-name="P4"><text:span text:style-name="T5">2.17</text:span></text:p>
          <text:p text:style-name="P4"><text:span text:style-name="T5">Analysis Repor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50" draw:id="id50" draw:layer="layout" svg:width="3.175cm" svg:height="1.135cm" svg:x="14.37cm" svg:y="19.451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5">3.3</text:span></text:p>
          <text:p text:style-name="P4"><text:span text:style-name="T5">Analysis Report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6" draw:text-style-name="P4" draw:layer="layout" draw:type="line" svg:x1="12.955cm" svg:y1="20.027cm" svg:x2="14.37cm" svg:y2="20.019cm" draw:start-shape="id49" draw:start-glue-point="7" draw:end-shape="id50" draw:end-glue-point="5" svg:d="m12955 20027 1415-8">
          <text:p/>
        </draw:connector>
        <draw:custom-shape draw:style-name="gr25" draw:text-style-name="P6" xml:id="id51" draw:id="id51" draw:layer="layout" svg:width="4.314cm" svg:height="1.14cm" svg:x="12.561cm" svg:y="10.395cm">
          <draw:glue-point draw:id="10" svg:x="-3.129cm" svg:y="5.005cm"/>
          <draw:glue-point draw:id="11" svg:x="1.957cm" svg:y="5.005cm"/>
          <text:p text:style-name="P4"><text:span text:style-name="T6">2.24</text:span></text:p>
          <text:p text:style-name="P4"><text:span text:style-name="T6">Plate areas defini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12.209cm" svg:y1="8.595cm" svg:x2="14.718cm" svg:y2="10.395cm" draw:end-shape="id51" draw:end-glue-point="5" svg:d="m12209 8595 2509 1800">
          <text:p/>
        </draw:connector>
        <draw:connector draw:style-name="gr10" draw:text-style-name="P8" draw:layer="layout" draw:type="line" svg:x1="14.718cm" svg:y1="11.535cm" svg:x2="12.107cm" svg:y2="13.685cm" draw:start-shape="id51" draw:start-glue-point="8" svg:d="m14718 11535-2611 2150">
          <text:p/>
        </draw:connector>
        <draw:custom-shape draw:style-name="gr25" draw:text-style-name="P6" xml:id="id52" draw:id="id52" draw:layer="layout" svg:width="1.905cm" svg:height="1.27cm" svg:x="12.125cm" svg:y="21.87cm">
          <text:p text:style-name="P4"><text:span text:style-name="T1">4.0</text:span></text:p>
          <text:p text:style-name="P4"><text:span text:style-name="T1">Repor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draw:type="line" svg:x1="12.063cm" svg:y1="20.63cm" svg:x2="13.078cm" svg:y2="21.87cm" draw:start-shape="id49" draw:start-glue-point="8" draw:end-shape="id52" draw:end-glue-point="4" svg:d="m12063 20630 1015 1240">
          <text:p/>
        </draw:connector>
        <draw:connector draw:style-name="gr10" draw:text-style-name="P4" draw:layer="layout" draw:line-skew="3.732cm" svg:x1="13.14cm" svg:y1="7.66cm" svg:x2="13.265cm" svg:y2="14.615cm" draw:start-shape="id42" draw:start-glue-point="7" draw:end-shape="id46" draw:end-glue-point="7" svg:d="m13140 7660h4370v6955h-4245">
          <text:p/>
        </draw:connector>
        <draw:connector draw:style-name="gr10" draw:text-style-name="P4" draw:layer="layout" draw:line-skew="-3.511cm" svg:x1="8.835cm" svg:y1="8.106cm" svg:x2="9.145cm" svg:y2="20.027cm" draw:start-shape="id42" draw:start-glue-point="9" draw:end-shape="id49" draw:end-glue-point="5" svg:d="m8835 8106h-4025v11921h4335">
          <text:p/>
        </draw:connector>
        <draw:connector draw:style-name="gr10" draw:text-style-name="P8" draw:layer="layout" draw:type="line" svg:x1="11.043cm" svg:y1="15.545cm" svg:x2="11.042cm" svg:y2="17.34cm" draw:start-shape="id46" draw:start-glue-point="6" draw:end-shape="id48" draw:end-glue-point="5" svg:d="m11043 15545-1 1795">
          <text:p/>
        </draw:connector>
        <draw:custom-shape draw:style-name="gr25" draw:text-style-name="P6" xml:id="id53" draw:id="id53" draw:layer="layout" svg:width="3.81cm" svg:height="1.14cm" svg:x="7.48cm" svg:y="21.825cm">
          <draw:glue-point draw:id="10" svg:x="-4.475cm" svg:y="5.005cm"/>
          <draw:glue-point draw:id="11" svg:x="-2.808cm" svg:y="5.005cm"/>
          <text:p text:style-name="P4"><text:span text:style-name="T6">2.40</text:span></text:p>
          <text:p text:style-name="P4"><text:span text:style-name="T6">Analysis Dat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5" draw:layer="layout" draw:type="line" svg:x1="10.155cm" svg:y1="20.63cm" svg:x2="9.385cm" svg:y2="21.825cm" draw:start-shape="id49" draw:start-glue-point="9" draw:end-shape="id53" draw:end-glue-point="5" svg:d="m10155 20630-770 1195">
          <text:p/>
        </draw:connector>
      </draw:page>
      <draw:page draw:name="1.3.1 - analysis.spot_preference.Begin" draw:style-name="dp1" draw:master-page-name="Default">
        <draw:frame draw:style-name="gr19" draw:text-style-name="P1" draw:layer="layout" svg:width="3.75cm" svg:height="0.662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20" draw:text-style-name="P3" draw:layer="layout" svg:width="4.597cm" svg:height="0.662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25" draw:text-style-name="P6" xml:id="id61" draw:id="id61" draw:layer="layout" svg:width="3.91cm" svg:height="1.14cm" svg:x="7.055cm" svg:y="14.505cm">
          <draw:glue-point draw:id="10" svg:x="-3.129cm" svg:y="5.005cm"/>
          <draw:glue-point draw:id="11" svg:x="1.957cm" svg:y="5.005cm"/>
          <text:p text:style-name="P4"><text:span text:style-name="T6">2.7</text:span></text:p>
          <text:p text:style-name="P4"><text:span text:style-name="T6">Specie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9" draw:layer="layout" svg:width="18.415cm" svg:height="0.635cm" svg:x="1.588cm" svg:y="1.905cm">
          <text:p text:style-name="P4"><text:span text:style-name="T2">1.3.1 </text:span><text:span text:style-name="T3">—</text:span><text:span text:style-name="T2"> analysis.spot_preference.Begin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56" draw:id="id56" draw:layer="layout" svg:width="2.54cm" svg:height="1.27cm" svg:x="8.735cm" svg:y="3.905cm">
          <text:p text:style-name="P2"><text:span text:style-name="T1">1.0</text:span></text:p>
          <text:p text:style-name="P2"><text:span text:style-name="T1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9.988cm" svg:y1="8.595cm" svg:x2="9.992cm" svg:y2="9.53cm" draw:start-shape="id54" draw:start-glue-point="6" draw:end-shape="id55" draw:end-glue-point="5" svg:d="m9988 8595 4 935">
          <text:p/>
        </draw:connector>
        <draw:custom-shape draw:style-name="gr25" draw:text-style-name="P6" xml:id="id57" draw:id="id57" draw:layer="layout" svg:width="2.74cm" svg:height="1.235cm" svg:x="4.325cm" svg:y="3.94cm">
          <text:p text:style-name="P4"><text:span text:style-name="T1">2.4.1</text:span></text:p>
          <text:p text:style-name="P4"><text:span text:style-name="T1">Location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4" draw:layer="layout" draw:type="line" svg:x1="8.735cm" svg:y1="4.54cm" svg:x2="6.786cm" svg:y2="4.558cm" draw:start-shape="id56" draw:start-glue-point="5" draw:end-shape="id57" draw:end-glue-point="9" svg:d="m8735 4540-1949 18">
          <text:p/>
        </draw:connector>
        <draw:connector draw:style-name="gr10" draw:text-style-name="P4" draw:layer="layout" draw:type="curve" svg:x1="5.695cm" svg:y1="5.175cm" svg:x2="7.835cm" svg:y2="7.135cm" draw:start-shape="id57" draw:start-glue-point="8" draw:end-shape="id54" draw:end-glue-point="8" svg:d="m5695 5175c0 1307 713 1960 2140 1960">
          <text:p/>
        </draw:connector>
        <draw:custom-shape draw:style-name="gr7" draw:text-style-name="P10" xml:id="id62" draw:id="id62" draw:layer="layout" svg:width="4.445cm" svg:height="1.86cm" svg:x="7.82cm" svg:y="21.685cm">
          <draw:glue-point draw:id="8" svg:x="-4.998cm" svg:y="-2.633cm"/>
          <draw:glue-point draw:id="9" svg:x="-4.998cm" svg:y="2.456cm"/>
          <draw:glue-point draw:id="10" svg:x="5.03cm" svg:y="-2.473cm"/>
          <text:p text:style-name="P2"><text:span text:style-name="T6">1.3.2</text:span></text:p>
          <text:p text:style-name="P2"><text:span text:style-name="T6">Start Analysis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xml:id="id54" draw:id="id54" draw:layer="layout" svg:width="4.305cm" svg:height="1.87cm" svg:x="7.835cm" svg:y="6.725cm">
          <draw:glue-point draw:id="8" svg:x="-5cm" svg:y="-2.81cm"/>
          <draw:glue-point draw:id="9" svg:x="-5.031cm" svg:y="2.791cm"/>
          <draw:glue-point draw:id="10" svg:x="5.001cm" svg:y="-2.165cm"/>
          <draw:glue-point draw:id="11" svg:x="5.031cm" svg:y="2.497cm"/>
          <text:p text:style-name="P2"><text:span text:style-name="T6">1.87</text:span></text:p>
          <text:p text:style-name="P2"><text:span text:style-name="T6">Select Loca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6" xml:id="id58" draw:id="id58" draw:layer="layout" svg:width="3.175cm" svg:height="1.1cm" svg:x="13.475cm" svg:y="7.52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6">3.1</text:span></text:p>
          <text:p text:style-name="P4"><text:span text:style-name="T6">Select Location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5" draw:text-style-name="P6" xml:id="id60" draw:id="id60" draw:layer="layout" svg:width="3.175cm" svg:height="1.135cm" svg:x="13.44cm" svg:y="12.4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6">3.2</text:span></text:p>
          <text:p text:style-name="P4"><text:span text:style-name="T6">Select Specie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6" draw:text-style-name="P4" draw:layer="layout" draw:type="line" svg:x1="12.14cm" svg:y1="8.126cm" svg:x2="13.475cm" svg:y2="8.07cm" draw:start-shape="id54" draw:start-glue-point="11" draw:end-shape="id58" draw:end-glue-point="5" svg:d="m12140 8126 1335-56">
          <text:p/>
        </draw:connector>
        <draw:custom-shape draw:style-name="gr7" draw:text-style-name="P10" xml:id="id59" draw:id="id59" draw:layer="layout" svg:width="4.305cm" svg:height="1.87cm" svg:x="7.82cm" svg:y="11.5cm">
          <draw:glue-point draw:id="8" svg:x="-5cm" svg:y="-2.81cm"/>
          <draw:glue-point draw:id="9" svg:x="-5cm" svg:y="1.824cm"/>
          <draw:glue-point draw:id="10" svg:x="3.386cm" svg:y="5cm"/>
          <draw:glue-point draw:id="11" svg:x="-2.234cm" svg:y="5cm"/>
          <draw:glue-point draw:id="12" svg:x="5.031cm" svg:y="-2.47cm"/>
          <draw:glue-point draw:id="13" svg:x="5.001cm" svg:y="2.86cm"/>
          <text:p text:style-name="P2"><text:span text:style-name="T6">1.88</text:span></text:p>
          <text:p text:style-name="P2"><text:span text:style-name="T6">Select Spec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draw:type="line" svg:x1="12.124cm" svg:y1="12.969cm" svg:x2="13.44cm" svg:y2="12.968cm" draw:start-shape="id59" draw:start-glue-point="13" draw:end-shape="id60" draw:end-glue-point="5" svg:d="m12124 12969 1316-1">
          <text:p/>
        </draw:connector>
        <draw:custom-shape draw:style-name="gr25" draw:text-style-name="P6" xml:id="id55" draw:id="id55" draw:layer="layout" svg:width="3.945cm" svg:height="0.98cm" svg:x="8.02cm" svg:y="9.53cm">
          <draw:glue-point draw:id="10" svg:x="-4.475cm" svg:y="5.005cm"/>
          <draw:glue-point draw:id="11" svg:x="-2.808cm" svg:y="5.005cm"/>
          <text:p text:style-name="P4"><text:span text:style-name="T6">2.6</text:span></text:p>
          <text:p text:style-name="P4"><text:span text:style-name="T6">Location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9.011cm" svg:y1="13.37cm" svg:x2="9.01cm" svg:y2="14.505cm" draw:start-shape="id59" draw:start-glue-point="11" draw:end-shape="id61" draw:end-glue-point="5" svg:d="m9011 13370-1 1135">
          <text:p/>
        </draw:connector>
        <draw:connector draw:style-name="gr10" draw:text-style-name="P8" draw:layer="layout" draw:type="line" svg:x1="9.992cm" svg:y1="10.51cm" svg:x2="9.973cm" svg:y2="11.5cm" draw:start-shape="id55" draw:start-glue-point="8" draw:end-shape="id59" draw:end-glue-point="4" svg:d="m9992 10510-19 990">
          <text:p/>
        </draw:connector>
        <draw:connector draw:style-name="gr10" draw:text-style-name="P4" draw:layer="layout" draw:line-skew="-1.591cm" svg:x1="8.414cm" svg:y1="10.02cm" svg:x2="7.82cm" svg:y2="22.615cm" draw:start-shape="id55" draw:start-glue-point="6" draw:end-shape="id62" draw:end-glue-point="5" svg:d="m8414 10020h-2699v12595h2105">
          <text:p/>
        </draw:connector>
        <draw:custom-shape draw:style-name="gr7" draw:text-style-name="P10" xml:id="id63" draw:id="id63" draw:layer="layout" svg:width="4.305cm" svg:height="1.675cm" svg:x="7.86cm" svg:y="16.775cm">
          <draw:glue-point draw:id="8" svg:x="-5cm" svg:y="-2.81cm"/>
          <draw:glue-point draw:id="9" svg:x="-5cm" svg:y="1.824cm"/>
          <draw:glue-point draw:id="10" svg:x="3.293cm" svg:y="-5cm"/>
          <draw:glue-point draw:id="11" svg:x="-2.327cm" svg:y="-5cm"/>
          <draw:glue-point draw:id="12" svg:x="5.031cm" svg:y="2.582cm"/>
          <draw:glue-point draw:id="13" svg:x="5.031cm" svg:y="-2.443cm"/>
          <text:p text:style-name="P2"><text:span text:style-name="T6">1.91</text:span></text:p>
          <text:p text:style-name="P2"><text:span text:style-name="T6">Define Plate Are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6" xml:id="id64" draw:id="id64" draw:layer="layout" svg:width="4.54cm" svg:height="1.14cm" svg:x="7.76cm" svg:y="19.585cm">
          <draw:glue-point draw:id="10" svg:x="-3.129cm" svg:y="5.005cm"/>
          <draw:glue-point draw:id="11" svg:x="1.957cm" svg:y="5.005cm"/>
          <text:p text:style-name="P4"><text:span text:style-name="T6">2.24</text:span></text:p>
          <text:p text:style-name="P4"><text:span text:style-name="T6">Plate Areas defini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10.013cm" svg:y1="18.45cm" svg:x2="10.03cm" svg:y2="19.585cm" draw:start-shape="id63" draw:start-glue-point="6" draw:end-shape="id64" draw:end-glue-point="5" svg:d="m10013 18450 17 1135">
          <text:p/>
        </draw:connector>
        <draw:connector draw:style-name="gr10" draw:text-style-name="P8" draw:layer="layout" draw:type="line" svg:x1="10.03cm" svg:y1="20.725cm" svg:x2="10.043cm" svg:y2="21.685cm" draw:start-shape="id64" draw:start-glue-point="8" draw:end-shape="id62" draw:end-glue-point="4" svg:d="m10030 20725 13 960">
          <text:p/>
        </draw:connector>
        <draw:custom-shape draw:style-name="gr25" draw:text-style-name="P6" xml:id="id65" draw:id="id65" draw:layer="layout" svg:width="3.175cm" svg:height="1.265cm" svg:x="13.415cm" svg:y="17.415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6">3.5 Define Plate</text:span></text:p>
          <text:p text:style-name="P4"><text:span text:style-name="T6">Area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6" draw:text-style-name="P4" draw:layer="layout" draw:type="line" svg:x1="12.165cm" svg:y1="18.044cm" svg:x2="13.415cm" svg:y2="18.048cm" draw:start-shape="id63" draw:start-glue-point="12" draw:end-shape="id65" draw:end-glue-point="5" svg:d="m12165 18044 1250 4">
          <text:p/>
        </draw:connector>
        <draw:connector draw:style-name="gr10" draw:text-style-name="P4" draw:layer="layout" svg:x1="7.446cm" svg:y1="15.075cm" svg:x2="7.821cm" svg:y2="22.126cm" draw:start-shape="id61" draw:start-glue-point="6" draw:end-shape="id62" draw:end-glue-point="8" svg:d="m7446 15075h-892v7051h1267">
          <text:p/>
        </draw:connector>
        <draw:custom-shape draw:style-name="gr29" draw:text-style-name="P12" xml:id="id66" draw:id="id66" draw:layer="layout" svg:width="1.27cm" svg:height="17.78cm" svg:x="17.545cm" svg:y="4.075cm">
          <draw:glue-point draw:id="8" svg:x="5.004cm" svg:y="-2.585cm"/>
          <draw:glue-point draw:id="9" svg:x="5.004cm" svg:y="2.773cm"/>
          <draw:glue-point draw:id="10" svg:x="-2.888cm" svg:y="-4.995cm"/>
          <draw:glue-point draw:id="11" svg:x="3.111cm" svg:y="-4.995cm"/>
          <draw:glue-point draw:id="12" svg:x="-4.992cm" svg:y="-2.142cm"/>
          <draw:glue-point draw:id="13" svg:x="-5.023cm" svg:y="3.949cm"/>
          <draw:glue-point draw:id="14" svg:x="-4.992cm" svg:y="-3.872cm"/>
          <draw:glue-point draw:id="15" svg:x="-5.023cm" svg:y="1.071cm"/>
          <draw:glue-point draw:id="16" svg:x="-4.992cm" svg:y="-4.285cm"/>
          <text:p text:style-name="P4"><text:span text:style-name="T4">1.94</text:span></text:p>
          <text:p text:style-name="P4"><text:span text:style-name="T4">Sender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curve" svg:x1="17.547cm" svg:y1="9.157cm" svg:x2="12.125cm" svg:y2="11.974cm" draw:start-shape="id66" draw:start-glue-point="12" draw:end-shape="id59" draw:end-glue-point="12" svg:d="m17547 9157c-4059 0-1348 2817-5422 2817">
          <text:p/>
        </draw:connector>
        <draw:connector draw:style-name="gr16" draw:text-style-name="P4" draw:layer="layout" draw:type="curve" svg:x1="15.07cm" svg:y1="4.46cm" svg:x2="17.547cm" svg:y2="5.347cm" draw:start-shape="id67" draw:start-glue-point="7" draw:end-shape="id66" draw:end-glue-point="16" svg:d="m15070 4460c1857 0 619 887 2477 887">
          <text:p/>
        </draw:connector>
        <draw:connector draw:style-name="gr10" draw:text-style-name="P4" draw:layer="layout" draw:type="curve" svg:x1="17.545cm" svg:y1="14.869cm" svg:x2="12.165cm" svg:y2="17.203cm" draw:start-shape="id66" draw:start-glue-point="15" draw:end-shape="id63" draw:end-glue-point="13" svg:d="m17545 14869c-4026 0-1336 2334-5380 2334">
          <text:p/>
        </draw:connector>
        <draw:connector draw:style-name="gr10" draw:text-style-name="P4" draw:layer="layout" draw:type="curve" svg:x1="17.545cm" svg:y1="19.986cm" svg:x2="12.265cm" svg:y2="22.615cm" draw:start-shape="id66" draw:start-glue-point="13" draw:end-shape="id62" draw:end-glue-point="7" svg:d="m17545 19986c-3951 0-1311 2629-5280 2629">
          <text:p/>
        </draw:connector>
        <draw:connector draw:style-name="gr10" draw:text-style-name="P4" draw:layer="layout" draw:type="curve" draw:line-skew="-0.999cm" svg:x1="17.547cm" svg:y1="6.081cm" svg:x2="12.139cm" svg:y2="7.256cm" draw:start-shape="id66" draw:start-glue-point="14" draw:end-shape="id54" draw:end-glue-point="10" svg:d="m17547 6081c-5545 0-2842 1175-5408 1175">
          <text:p/>
        </draw:connector>
        <draw:custom-shape draw:style-name="gr25" draw:text-style-name="P6" xml:id="id67" draw:id="id67" draw:layer="layout" svg:width="1.77cm" svg:height="0.97cm" svg:x="13.3cm" svg:y="3.975cm">
          <draw:glue-point draw:id="8" svg:x="5.004cm" svg:y="-2.585cm"/>
          <draw:glue-point draw:id="9" svg:x="5.004cm" svg:y="2.773cm"/>
          <draw:glue-point draw:id="10" svg:x="-2.888cm" svg:y="-4.995cm"/>
          <draw:glue-point draw:id="11" svg:x="3.111cm" svg:y="-4.995cm"/>
          <draw:glue-point draw:id="12" svg:x="-4.992cm" svg:y="-2.142cm"/>
          <draw:glue-point draw:id="13" svg:x="-5.023cm" svg:y="3.949cm"/>
          <draw:glue-point draw:id="14" svg:x="-4.992cm" svg:y="-3.872cm"/>
          <draw:glue-point draw:id="15" svg:x="-5.023cm" svg:y="1.071cm"/>
          <draw:glue-point draw:id="16" svg:x="-4.992cm" svg:y="-4.285cm"/>
          <text:p text:style-name="P4"><text:span text:style-name="T1">constructor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4" draw:text-style-name="P4" draw:layer="layout" draw:type="line" svg:x1="11.275cm" svg:y1="4.54cm" svg:x2="13.3cm" svg:y2="4.563cm" draw:start-shape="id56" draw:start-glue-point="7" draw:end-shape="id67" draw:end-glue-point="15" svg:d="m11275 4540 2025 23">
          <text:p/>
        </draw:connector>
      </draw:page>
      <draw:page draw:name="1.3.2 - analysis.spot_preference.Start" draw:style-name="dp1" draw:master-page-name="Default">
        <draw:frame draw:style-name="gr30" draw:text-style-name="P1" draw:layer="layout" svg:width="3.75cm" svg:height="0.59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31" draw:text-style-name="P3" draw:layer="layout" svg:width="4.597cm" svg:height="0.635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onnector draw:style-name="gr10" draw:text-style-name="P8" draw:layer="layout" draw:type="line" svg:x1="11.495cm" svg:y1="20.575cm" svg:x2="11.478cm" svg:y2="21.445cm" draw:start-shape="id68" draw:start-glue-point="6" draw:end-shape="id69" draw:end-glue-point="5" svg:d="m11495 20575-17 870">
          <text:p/>
        </draw:connector>
        <draw:custom-shape draw:style-name="gr25" draw:text-style-name="P6" xml:id="id69" draw:id="id69" draw:layer="layout" svg:width="3.175cm" svg:height="1.27cm" svg:x="9.89cm" svg:y="21.445cm">
          <text:p text:style-name="P4"><text:span text:style-name="T6">Significance</text:span></text:p>
          <text:p text:style-name="P4"><text:span text:style-name="T6">resul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2" draw:text-style-name="P9" draw:layer="layout" svg:width="18.415cm" svg:height="0.635cm" svg:x="1.588cm" svg:y="1.97cm">
          <text:p text:style-name="P4"><text:span text:style-name="T2">1.3.2 </text:span><text:span text:style-name="T3">— analysis.spot_preference.Start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72" draw:id="id72" draw:layer="layout" svg:width="3.745cm" svg:height="1.14cm" svg:x="10.765cm" svg:y="3.935cm">
          <draw:glue-point draw:id="10" svg:x="-3.129cm" svg:y="5.005cm"/>
          <draw:glue-point draw:id="11" svg:x="1.957cm" svg:y="5.005cm"/>
          <text:p text:style-name="P4"><text:span text:style-name="T6">2.7</text:span></text:p>
          <text:p text:style-name="P4"><text:span text:style-name="T6">Specie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70" draw:id="id70" draw:layer="layout" svg:width="3.81cm" svg:height="1.14cm" svg:x="7.355cm" svg:y="3.905cm">
          <draw:glue-point draw:id="10" svg:x="-4.475cm" svg:y="5.005cm"/>
          <draw:glue-point draw:id="11" svg:x="-2.808cm" svg:y="5.005cm"/>
          <text:p text:style-name="P4"><text:span text:style-name="T6">2.6</text:span></text:p>
          <text:p text:style-name="P4"><text:span text:style-name="T6">Location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4" draw:layer="layout" draw:type="curve" svg:x1="9.26cm" svg:y1="5.045cm" svg:x2="9.977cm" svg:y2="6.99cm" draw:start-shape="id70" draw:start-glue-point="8" draw:end-shape="id71" draw:end-glue-point="10" svg:d="m9260 5045c0 1459 717 487 717 1945">
          <text:p/>
        </draw:connector>
        <draw:connector draw:style-name="gr10" draw:text-style-name="P4" draw:layer="layout" draw:type="curve" svg:x1="12.638cm" svg:y1="5.075cm" svg:x2="11.41cm" svg:y2="6.99cm" draw:start-shape="id72" draw:start-glue-point="8" draw:end-shape="id71" draw:end-glue-point="4" svg:d="m12638 5075c0 1437-1228 480-1228 1915">
          <text:p/>
        </draw:connector>
        <draw:custom-shape draw:style-name="gr33" draw:text-style-name="P12" xml:id="id71" draw:id="id71" draw:layer="layout" svg:width="4.78cm" svg:height="1.27cm" svg:x="9.02cm" svg:y="6.99cm">
          <draw:glue-point draw:id="8" svg:x="-2.998cm" svg:y="5cm"/>
          <draw:glue-point draw:id="9" svg:x="3.001cm" svg:y="5cm"/>
          <draw:glue-point draw:id="10" svg:x="-2.998cm" svg:y="-5cm"/>
          <draw:glue-point draw:id="11" svg:x="5.001cm" svg:y="-5cm"/>
          <draw:glue-point draw:id="12" svg:x="5.001cm" svg:y="5cm"/>
          <draw:glue-point draw:id="13" svg:x="-4.998cm" svg:y="-5cm"/>
          <draw:glue-point draw:id="14" svg:x="-4.998cm" svg:y="5cm"/>
          <draw:glue-point draw:id="15" svg:x="5.005cm" svg:y="2.519cm"/>
          <text:p text:style-name="P4"><text:span text:style-name="T4">1.62</text:span></text:p>
          <text:p text:style-name="P4"><text:span text:style-name="T4">Set plate area totals observ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6" draw:layer="layout" svg:width="4.54cm" svg:height="1.14cm" svg:x="1.54cm" svg:y="4.175cm">
          <draw:glue-point draw:id="10" svg:x="-3.129cm" svg:y="5.005cm"/>
          <draw:glue-point draw:id="11" svg:x="1.957cm" svg:y="5.005cm"/>
          <text:p text:style-name="P4"><text:span text:style-name="T6">2.24</text:span></text:p>
          <text:p text:style-name="P4"><text:span text:style-name="T6">Plate Areas defini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74" draw:id="id74" draw:layer="layout" svg:width="4.189cm" svg:height="1.18cm" svg:x="9.415cm" svg:y="15.32cm">
          <text:p text:style-name="P4"><text:span text:style-name="T6">2.42</text:span></text:p>
          <text:p text:style-name="P4"><text:span text:style-name="T6">Area totals expect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80" draw:id="id80" draw:layer="layout" svg:width="4.01cm" svg:height="1.205cm" svg:x="3.24cm" svg:y="6.245cm">
          <draw:glue-point draw:id="10" svg:x="-3.129cm" svg:y="5.005cm"/>
          <draw:glue-point draw:id="11" svg:x="1.957cm" svg:y="5.005cm"/>
          <text:p text:style-name="P4"><text:span text:style-name="T6">2.41</text:span></text:p>
          <text:p text:style-name="P4"><text:span text:style-name="T6">Area totals observ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4" draw:text-style-name="P12" xml:id="id73" draw:id="id73" draw:layer="layout" svg:width="4.78cm" svg:height="1.27cm" svg:x="9.12cm" svg:y="13.325cm">
          <draw:glue-point draw:id="8" svg:x="-2.998cm" svg:y="5cm"/>
          <draw:glue-point draw:id="9" svg:x="3.001cm" svg:y="5cm"/>
          <draw:glue-point draw:id="10" svg:x="-2.998cm" svg:y="-5cm"/>
          <draw:glue-point draw:id="11" svg:x="5.001cm" svg:y="-5cm"/>
          <draw:glue-point draw:id="12" svg:x="5.001cm" svg:y="5cm"/>
          <draw:glue-point draw:id="13" svg:x="-4.998cm" svg:y="-5cm"/>
          <draw:glue-point draw:id="14" svg:x="-4.998cm" svg:y="5cm"/>
          <draw:glue-point draw:id="15" svg:x="5.005cm" svg:y="2.59cm"/>
          <draw:glue-point draw:id="16" svg:x="5.005cm" svg:y="-2.417cm"/>
          <text:p text:style-name="P4"><text:span text:style-name="T4">1.63</text:span></text:p>
          <text:p text:style-name="P4"><text:span text:style-name="T4">Set plate area totals expect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8" draw:text-style-name="P8" draw:layer="layout" draw:type="line" svg:x1="11.51cm" svg:y1="14.595cm" svg:x2="11.509cm" svg:y2="15.32cm" draw:start-shape="id73" draw:start-glue-point="6" draw:end-shape="id74" draw:end-glue-point="5" svg:d="m11510 14595-1 725">
          <text:p/>
        </draw:connector>
        <draw:custom-shape draw:style-name="gr35" draw:text-style-name="P6" xml:id="id68" draw:id="id68" draw:layer="layout" svg:width="3.81cm" svg:height="1.27cm" svg:x="9.59cm" svg:y="19.305cm">
          <draw:glue-point draw:id="8" svg:x="-2.998cm" svg:y="5cm"/>
          <draw:glue-point draw:id="9" svg:x="3.001cm" svg:y="5cm"/>
          <draw:glue-point draw:id="10" svg:x="-2.998cm" svg:y="-5cm"/>
          <draw:glue-point draw:id="11" svg:x="5.001cm" svg:y="-5cm"/>
          <draw:glue-point draw:id="12" svg:x="5.001cm" svg:y="5cm"/>
          <draw:glue-point draw:id="13" svg:x="-4.998cm" svg:y="-5cm"/>
          <draw:glue-point draw:id="14" svg:x="-4.998cm" svg:y="5cm"/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6" xml:id="id75" draw:id="id75" draw:layer="layout" svg:width="1.64cm" svg:height="12.065cm" svg:x="17.51cm" svg:y="7.45cm">
          <draw:glue-point draw:id="8" svg:x="5.004cm" svg:y="-2.585cm"/>
          <draw:glue-point draw:id="9" svg:x="5.004cm" svg:y="2.773cm"/>
          <draw:glue-point draw:id="10" svg:x="-2.888cm" svg:y="-4.995cm"/>
          <draw:glue-point draw:id="11" svg:x="3.111cm" svg:y="-4.995cm"/>
          <draw:glue-point draw:id="12" svg:x="-4.992cm" svg:y="-2.142cm"/>
          <draw:glue-point draw:id="13" svg:x="-5.023cm" svg:y="3.949cm"/>
          <draw:glue-point draw:id="14" svg:x="-4.992cm" svg:y="-3.872cm"/>
          <draw:glue-point draw:id="15" svg:x="-5.023cm" svg:y="1.071cm"/>
          <draw:glue-point draw:id="16" svg:x="-4.992cm" svg:y="-4.285cm"/>
          <draw:glue-point draw:id="17" svg:x="-5cm" svg:y="-1.178cm"/>
          <draw:glue-point draw:id="18" svg:x="-5cm" svg:y="-2.894cm"/>
          <draw:glue-point draw:id="19" svg:x="-5cm" svg:y="1.842cm"/>
          <draw:glue-point draw:id="20" svg:x="-5cm" svg:y="2.895cm"/>
          <text:p text:style-name="P4"><text:span text:style-name="T1">1.58</text:span></text:p>
          <text:p text:style-name="P4"><text:span text:style-name="T1">Ru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curve" svg:x1="17.512cm" svg:y1="8.313cm" svg:x2="13.8cm" svg:y2="7.625cm" draw:start-shape="id75" draw:start-glue-point="16" draw:end-shape="id71" draw:end-glue-point="7" svg:d="m17512 8313c-2784 0-928-688-3712-688">
          <text:p/>
        </draw:connector>
        <draw:connector draw:style-name="gr10" draw:text-style-name="P4" draw:layer="layout" draw:type="curve" svg:x1="17.51cm" svg:y1="14.774cm" svg:x2="13.9cm" svg:y2="13.96cm" draw:start-shape="id75" draw:start-glue-point="15" draw:end-shape="id73" draw:end-glue-point="7" svg:d="m17510 14774c-2706 0-901-814-3610-814">
          <text:p/>
        </draw:connector>
        <draw:connector draw:style-name="gr10" draw:text-style-name="P4" draw:layer="layout" draw:type="curve" svg:x1="17.51cm" svg:y1="18.246cm" svg:x2="13.4cm" svg:y2="19.94cm" draw:start-shape="id75" draw:start-glue-point="13" draw:end-shape="id68" draw:end-glue-point="7" svg:d="m17510 18246c-3081 0-1026 1694-4110 1694">
          <text:p/>
        </draw:connector>
        <draw:custom-shape draw:style-name="gr7" draw:text-style-name="P10" xml:id="id76" draw:id="id76" draw:layer="layout" svg:width="3.175cm" svg:height="1.635cm" svg:x="16.74cm" svg:y="4.175cm">
          <draw:glue-point draw:id="8" svg:x="-5cm" svg:y="-2.81cm"/>
          <draw:glue-point draw:id="9" svg:x="-5.031cm" svg:y="2.39cm"/>
          <draw:glue-point draw:id="10" svg:x="-2.548cm" svg:y="5cm"/>
          <draw:glue-point draw:id="11" svg:x="2.838cm" svg:y="5.074cm"/>
          <text:p text:style-name="P2"><text:span text:style-name="T6">1.3.1</text:span></text:p>
          <text:p text:style-name="P2"><text:span text:style-name="T6">Begin Analysis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6" draw:text-style-name="P8" draw:layer="layout" draw:type="line" svg:x1="18.328cm" svg:y1="5.81cm" svg:x2="18.33cm" svg:y2="7.45cm" draw:start-shape="id76" draw:start-glue-point="6" draw:end-shape="id75" draw:end-glue-point="4" svg:d="m18328 5810 2 1640">
          <text:p/>
        </draw:connector>
        <draw:connector draw:style-name="gr28" draw:text-style-name="P8" draw:layer="layout" draw:type="line" svg:x1="11.478cm" svg:y1="22.715cm" svg:x2="11.452cm" svg:y2="23.79cm" draw:start-shape="id69" draw:start-glue-point="8" draw:end-shape="id77" draw:end-glue-point="4" svg:d="m11478 22715-26 1075">
          <text:p/>
        </draw:connector>
        <draw:custom-shape draw:style-name="gr7" draw:text-style-name="P10" xml:id="id77" draw:id="id77" draw:layer="layout" svg:width="3.625cm" svg:height="1.8cm" svg:x="9.64cm" svg:y="23.79cm">
          <draw:glue-point draw:id="8" svg:x="-4.998cm" svg:y="-2.633cm"/>
          <draw:glue-point draw:id="9" svg:x="-4.998cm" svg:y="2.456cm"/>
          <text:p text:style-name="P2"><text:span text:style-name="T6">1.13</text:span></text:p>
          <text:p text:style-name="P2"><text:span text:style-name="T6">Generate repo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curve" svg:x1="18.33cm" svg:y1="19.515cm" svg:x2="13.265cm" svg:y2="24.69cm" draw:start-shape="id75" draw:start-glue-point="6" draw:end-shape="id77" draw:end-glue-point="7" svg:d="m18330 19515c0 3450-1688 5175-5065 5175">
          <text:p/>
        </draw:connector>
        <draw:connector draw:style-name="gr37" draw:text-style-name="P4" draw:layer="layout" svg:x1="9.833cm" svg:y1="15.91cm" svg:x2="9.641cm" svg:y2="24.217cm" draw:start-shape="id74" draw:start-glue-point="6" draw:end-shape="id77" draw:end-glue-point="8" svg:d="m9833 15910h-920v8307h728">
          <text:p/>
        </draw:connector>
        <draw:custom-shape draw:style-name="gr25" draw:text-style-name="P6" xml:id="id79" draw:id="id79" draw:layer="layout" svg:width="5.915cm" svg:height="1.205cm" svg:x="1.635cm" svg:y="8.62cm">
          <draw:glue-point draw:id="10" svg:x="-3.129cm" svg:y="5.005cm"/>
          <draw:glue-point draw:id="11" svg:x="1.957cm" svg:y="5.005cm"/>
          <text:p text:style-name="P4"><text:span text:style-name="T6">2.25</text:span></text:p>
          <text:p text:style-name="P4"><text:span text:style-name="T6">Defined area totals observ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78" draw:id="id78" draw:layer="layout" svg:width="3.81cm" svg:height="1.27cm" svg:x="9.89cm" svg:y="9.255cm">
          <draw:glue-point draw:id="8" svg:x="-2.998cm" svg:y="5cm"/>
          <draw:glue-point draw:id="9" svg:x="3.001cm" svg:y="5cm"/>
          <draw:glue-point draw:id="10" svg:x="-2.998cm" svg:y="-5cm"/>
          <draw:glue-point draw:id="11" svg:x="5.001cm" svg:y="-5cm"/>
          <draw:glue-point draw:id="12" svg:x="5.001cm" svg:y="5cm"/>
          <draw:glue-point draw:id="13" svg:x="-4.998cm" svg:y="-5cm"/>
          <draw:glue-point draw:id="14" svg:x="-4.998cm" svg:y="5cm"/>
          <text:p text:style-name="P4"><text:span text:style-name="T1">1.64</text:span></text:p>
          <text:p text:style-name="P4"><text:span text:style-name="T1">Get defined areas</text:span></text:p>
          <text:p text:style-name="P4"><text:span text:style-name="T1">totals observ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curve" svg:x1="17.512cm" svg:y1="8.811cm" svg:x2="13.7cm" svg:y2="9.89cm" draw:start-shape="id75" draw:start-glue-point="14" draw:end-shape="id78" draw:end-glue-point="7" svg:d="m17512 8811c-2859 0-953 1079-3812 1079">
          <text:p/>
        </draw:connector>
        <draw:connector draw:style-name="gr10" draw:text-style-name="P4" draw:layer="layout" draw:type="curve" svg:x1="9.89cm" svg:y1="9.89cm" svg:x2="6.948cm" svg:y2="9.222cm" draw:start-shape="id78" draw:start-glue-point="5" draw:end-shape="id79" draw:end-glue-point="9" svg:d="m9890 9890c-1755 0-284-668-2942-668">
          <text:p/>
        </draw:connector>
        <draw:connector draw:style-name="gr10" draw:text-style-name="P4" draw:layer="layout" draw:type="curve" svg:x1="9.02cm" svg:y1="7.625cm" svg:x2="6.842cm" svg:y2="6.847cm" draw:start-shape="id71" draw:start-glue-point="5" draw:end-shape="id80" draw:end-glue-point="9" svg:d="m9020 7625c-1326 0-237-778-2178-778">
          <text:p/>
        </draw:connector>
        <draw:custom-shape draw:style-name="gr25" draw:text-style-name="P6" draw:layer="layout" svg:width="4.01cm" svg:height="1.205cm" svg:x="3.34cm" svg:y="14.4cm">
          <draw:glue-point draw:id="10" svg:x="-3.129cm" svg:y="5.005cm"/>
          <draw:glue-point draw:id="11" svg:x="1.957cm" svg:y="5.005cm"/>
          <text:p text:style-name="P4"><text:span text:style-name="T6">2.41</text:span></text:p>
          <text:p text:style-name="P4"><text:span text:style-name="T6">Area totals observ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</draw:page>
      <draw:page draw:name="1.13 - analysis.spot_preference.show_report" draw:style-name="dp1" draw:master-page-name="Default">
        <draw:frame draw:style-name="gr19" draw:text-style-name="P1" draw:layer="layout" svg:width="3.75cm" svg:height="0.662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20" draw:text-style-name="P3" draw:layer="layout" svg:width="4.597cm" svg:height="0.662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22" draw:text-style-name="P9" draw:layer="layout" svg:width="18.415cm" svg:height="0.635cm" svg:x="1.588cm" svg:y="1.905cm">
          <text:p text:style-name="P4"><text:span text:style-name="T2">1.13 </text:span><text:span text:style-name="T3">—</text:span><text:span text:style-name="T2"> analysis.spot_preference.generate_report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95" draw:id="id95" draw:layer="layout" svg:width="4.175cm" svg:height="1.14cm" svg:x="13.97cm" svg:y="8.075cm">
          <draw:glue-point draw:id="10" svg:x="-4.475cm" svg:y="5.005cm"/>
          <draw:glue-point draw:id="11" svg:x="-2.808cm" svg:y="5.005cm"/>
          <text:p text:style-name="P4"><text:span text:style-name="T6">2.27</text:span></text:p>
          <text:p text:style-name="P4"><text:span text:style-name="T6">Locations selection</text:span></text:p>
          <text:p text:style-name="P4"><text:span text:style-name="T6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93" draw:id="id93" draw:layer="layout" svg:width="3.81cm" svg:height="0.98cm" svg:x="3.17cm" svg:y="14.975cm">
          <text:p text:style-name="P4"><text:span text:style-name="T6">2.26</text:span></text:p>
          <text:p text:style-name="P4"><text:span text:style-name="T6">Area totals expect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83" draw:id="id83" draw:layer="layout" svg:width="3.745cm" svg:height="1.04cm" svg:x="3.27cm" svg:y="9.705cm">
          <draw:glue-point draw:id="10" svg:x="-3.129cm" svg:y="5.005cm"/>
          <draw:glue-point draw:id="11" svg:x="1.957cm" svg:y="5.005cm"/>
          <text:p text:style-name="P4"><text:span text:style-name="T6">2.7</text:span></text:p>
          <text:p text:style-name="P4"><text:span text:style-name="T6">Specie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88" draw:id="id88" draw:layer="layout" svg:width="3.81cm" svg:height="0.98cm" svg:x="3.27cm" svg:y="8.09cm">
          <draw:glue-point draw:id="10" svg:x="-4.475cm" svg:y="5.005cm"/>
          <draw:glue-point draw:id="11" svg:x="-2.808cm" svg:y="5.005cm"/>
          <text:p text:style-name="P4"><text:span text:style-name="T6">2.6</text:span></text:p>
          <text:p text:style-name="P4"><text:span text:style-name="T6">Location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85" draw:id="id85" draw:layer="layout" svg:width="4.11cm" svg:height="0.905cm" svg:x="8.495cm" svg:y="8.175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6">1.50</text:span></text:p>
          <text:p text:style-name="P4"><text:span text:style-name="T6">Set locations sel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6" xml:id="id84" draw:id="id84" draw:layer="layout" svg:width="4.11cm" svg:height="0.97cm" svg:x="8.495cm" svg:y="9.78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6">1.51</text:span></text:p>
          <text:p text:style-name="P4"><text:span text:style-name="T6">Set species sel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6" xml:id="id89" draw:id="id89" draw:layer="layout" svg:width="4.11cm" svg:height="0.964cm" svg:x="8.495cm" svg:y="11.387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6">1.54</text:span></text:p>
          <text:p text:style-name="P4"><text:span text:style-name="T6">Set plate areas defini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6" xml:id="id92" draw:id="id92" draw:layer="layout" svg:width="4.11cm" svg:height="1.034cm" svg:x="8.495cm" svg:y="13.118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6">1.55</text:span></text:p>
          <text:p text:style-name="P4"><text:span text:style-name="T6">Set area totals observ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6" xml:id="id94" draw:id="id94" draw:layer="layout" svg:width="4.11cm" svg:height="1.001cm" svg:x="8.495cm" svg:y="14.952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6">1.56</text:span></text:p>
          <text:p text:style-name="P4"><text:span text:style-name="T6">Set area totals expect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6" draw:text-style-name="P8" draw:layer="layout" draw:type="line" svg:x1="10.578cm" svg:y1="5.48cm" svg:x2="10.551cm" svg:y2="6.475cm" draw:start-shape="id81" draw:start-glue-point="6" draw:end-shape="id82" draw:end-glue-point="4" svg:d="m10578 5480-27 995">
          <text:p/>
        </draw:connector>
        <draw:custom-shape draw:style-name="gr25" draw:text-style-name="P14" xml:id="id87" draw:id="id87" draw:layer="layout" svg:width="4.11cm" svg:height="1.011cm" svg:x="8.495cm" svg:y="16.719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13"><text:span text:style-name="T7">1.71</text:span></text:p>
          <text:p text:style-name="P13"><text:span text:style-name="T7">Set statistics significa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6" xml:id="id90" draw:id="id90" draw:layer="layout" svg:width="4.11cm" svg:height="0.98cm" svg:x="2.905cm" svg:y="11.335cm">
          <draw:glue-point draw:id="10" svg:x="-3.129cm" svg:y="5.005cm"/>
          <draw:glue-point draw:id="11" svg:x="1.957cm" svg:y="5.005cm"/>
          <text:p text:style-name="P4"><text:span text:style-name="T6">2.24</text:span></text:p>
          <text:p text:style-name="P4"><text:span text:style-name="T6">Plate areas defini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91" draw:id="id91" draw:layer="layout" svg:width="3.745cm" svg:height="1.058cm" svg:x="3.16cm" svg:y="13.127cm">
          <draw:glue-point draw:id="10" svg:x="-3.129cm" svg:y="5.005cm"/>
          <draw:glue-point draw:id="11" svg:x="1.957cm" svg:y="5.005cm"/>
          <text:p text:style-name="P4"><text:span text:style-name="T6">2.25</text:span></text:p>
          <text:p text:style-name="P4"><text:span text:style-name="T6">Area totals observ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86" draw:id="id86" draw:layer="layout" svg:width="3.81cm" svg:height="0.98cm" svg:x="3.17cm" svg:y="16.75cm">
          <text:p text:style-name="P4"><text:span text:style-name="T6">Significance resul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8" draw:text-style-name="P8" draw:layer="layout" draw:type="line" svg:x1="6.634cm" svg:y1="10.225cm" svg:x2="8.495cm" svg:y2="10.265cm" draw:start-shape="id83" draw:start-glue-point="9" draw:end-shape="id84" draw:end-glue-point="5" svg:d="m6634 10225 1861 40">
          <text:p/>
        </draw:connector>
        <draw:connector draw:style-name="gr28" draw:text-style-name="P8" draw:layer="layout" draw:type="line" svg:x1="10.55cm" svg:y1="9.08cm" svg:x2="10.55cm" svg:y2="9.78cm" draw:start-shape="id85" draw:start-glue-point="6" draw:end-shape="id84" draw:end-glue-point="4" svg:d="m10550 9080v700">
          <text:p/>
        </draw:connector>
        <draw:connector draw:style-name="gr28" draw:text-style-name="P8" draw:layer="layout" draw:type="line" svg:x1="6.592cm" svg:y1="17.24cm" svg:x2="8.495cm" svg:y2="17.225cm" draw:start-shape="id86" draw:start-glue-point="9" draw:end-shape="id87" draw:end-glue-point="5" svg:d="m6592 17240 1903-15">
          <text:p/>
        </draw:connector>
        <draw:connector draw:style-name="gr28" draw:text-style-name="P8" draw:layer="layout" draw:type="line" svg:x1="6.692cm" svg:y1="8.58cm" svg:x2="8.495cm" svg:y2="8.627cm" draw:start-shape="id88" draw:start-glue-point="9" draw:end-shape="id85" draw:end-glue-point="5" svg:d="m6692 8580 1803 47">
          <text:p/>
        </draw:connector>
        <draw:connector draw:style-name="gr28" draw:text-style-name="P8" draw:layer="layout" draw:type="line" svg:x1="10.55cm" svg:y1="10.75cm" svg:x2="10.55cm" svg:y2="11.387cm" draw:start-shape="id84" draw:start-glue-point="6" draw:end-shape="id89" draw:end-glue-point="4" svg:d="m10550 10750v637">
          <text:p/>
        </draw:connector>
        <draw:connector draw:style-name="gr28" draw:text-style-name="P8" draw:layer="layout" draw:type="line" svg:x1="6.597cm" svg:y1="11.825cm" svg:x2="8.495cm" svg:y2="11.869cm" draw:start-shape="id90" draw:start-glue-point="9" draw:end-shape="id89" draw:end-glue-point="5" svg:d="m6597 11825 1898 44">
          <text:p/>
        </draw:connector>
        <draw:connector draw:style-name="gr28" draw:text-style-name="P8" draw:layer="layout" draw:type="line" svg:x1="6.524cm" svg:y1="13.656cm" svg:x2="8.495cm" svg:y2="13.635cm" draw:start-shape="id91" draw:start-glue-point="9" draw:end-shape="id92" draw:end-glue-point="5" svg:d="m6524 13656 1971-21">
          <text:p/>
        </draw:connector>
        <draw:connector draw:style-name="gr28" draw:text-style-name="P8" draw:layer="layout" draw:type="line" svg:x1="6.592cm" svg:y1="15.465cm" svg:x2="8.495cm" svg:y2="15.453cm" draw:start-shape="id93" draw:start-glue-point="9" draw:end-shape="id94" draw:end-glue-point="5" svg:d="m6592 15465 1903-12">
          <text:p/>
        </draw:connector>
        <draw:connector draw:style-name="gr28" draw:text-style-name="P8" draw:layer="layout" draw:type="line" svg:x1="10.55cm" svg:y1="12.351cm" svg:x2="10.55cm" svg:y2="13.118cm" draw:start-shape="id89" draw:start-glue-point="6" draw:end-shape="id92" draw:end-glue-point="4" svg:d="m10550 12351v767">
          <text:p/>
        </draw:connector>
        <draw:connector draw:style-name="gr28" draw:text-style-name="P8" draw:layer="layout" draw:type="line" svg:x1="10.55cm" svg:y1="14.152cm" svg:x2="10.55cm" svg:y2="14.952cm" draw:start-shape="id92" draw:start-glue-point="6" draw:end-shape="id94" draw:end-glue-point="4" svg:d="m10550 14152v800">
          <text:p/>
        </draw:connector>
        <draw:connector draw:style-name="gr28" draw:text-style-name="P8" draw:layer="layout" draw:type="line" svg:x1="10.55cm" svg:y1="15.953cm" svg:x2="10.55cm" svg:y2="16.719cm" draw:start-shape="id94" draw:start-glue-point="6" draw:end-shape="id87" svg:d="m10550 15953v766">
          <text:p/>
        </draw:connector>
        <draw:custom-shape draw:style-name="gr25" draw:text-style-name="P6" xml:id="id96" draw:id="id96" draw:layer="layout" svg:width="4.174cm" svg:height="1.14cm" svg:x="13.971cm" svg:y="9.675cm">
          <draw:glue-point draw:id="10" svg:x="-4.475cm" svg:y="5.005cm"/>
          <draw:glue-point draw:id="11" svg:x="-2.808cm" svg:y="5.005cm"/>
          <text:p text:style-name="P4"><text:span text:style-name="T6">2.28</text:span></text:p>
          <text:p text:style-name="P4"><text:span text:style-name="T6">Species selection</text:span></text:p>
          <text:p text:style-name="P4"><text:span text:style-name="T6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97" draw:id="id97" draw:layer="layout" svg:width="4.173cm" svg:height="1.14cm" svg:x="13.972cm" svg:y="11.275cm">
          <draw:glue-point draw:id="10" svg:x="-4.475cm" svg:y="5.005cm"/>
          <draw:glue-point draw:id="11" svg:x="-2.808cm" svg:y="5.005cm"/>
          <text:p text:style-name="P4"><text:span text:style-name="T6">2.31</text:span></text:p>
          <text:p text:style-name="P4"><text:span text:style-name="T6">Plate areas definition</text:span></text:p>
          <text:p text:style-name="P4"><text:span text:style-name="T6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98" draw:id="id98" draw:layer="layout" svg:width="4.172cm" svg:height="1.14cm" svg:x="13.973cm" svg:y="13.05cm">
          <draw:glue-point draw:id="10" svg:x="-4.475cm" svg:y="5.005cm"/>
          <draw:glue-point draw:id="11" svg:x="-2.808cm" svg:y="5.005cm"/>
          <text:p text:style-name="P4"><text:span text:style-name="T6">2.32</text:span></text:p>
          <text:p text:style-name="P4"><text:span text:style-name="T6">Area totals observed</text:span></text:p>
          <text:p text:style-name="P4"><text:span text:style-name="T6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99" draw:id="id99" draw:layer="layout" svg:width="4.171cm" svg:height="1.14cm" svg:x="13.974cm" svg:y="14.875cm">
          <draw:glue-point draw:id="10" svg:x="-4.475cm" svg:y="5.005cm"/>
          <draw:glue-point draw:id="11" svg:x="-2.808cm" svg:y="5.005cm"/>
          <text:p text:style-name="P4"><text:span text:style-name="T6">2.33</text:span></text:p>
          <text:p text:style-name="P4"><text:span text:style-name="T6">Area totals expected</text:span></text:p>
          <text:p text:style-name="P4"><text:span text:style-name="T6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102" draw:id="id102" draw:layer="layout" svg:width="3.375cm" svg:height="1.14cm" svg:x="14.435cm" svg:y="19.445cm">
          <draw:glue-point draw:id="10" svg:x="-4.475cm" svg:y="5.005cm"/>
          <draw:glue-point draw:id="11" svg:x="-2.808cm" svg:y="5.005cm"/>
          <text:p text:style-name="P4"><text:span text:style-name="T6">2.17</text:span></text:p>
          <text:p text:style-name="P4"><text:span text:style-name="T6">Analysis Repor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8" draw:text-style-name="P8" draw:layer="layout" draw:type="line" svg:x1="12.605cm" svg:y1="8.627cm" svg:x2="14.387cm" svg:y2="8.645cm" draw:start-shape="id85" draw:start-glue-point="7" draw:end-shape="id95" draw:end-glue-point="6" svg:d="m12605 8627 1782 18">
          <text:p/>
        </draw:connector>
        <draw:connector draw:style-name="gr28" draw:text-style-name="P8" draw:layer="layout" draw:type="line" svg:x1="12.605cm" svg:y1="10.265cm" svg:x2="14.388cm" svg:y2="10.245cm" draw:start-shape="id84" draw:start-glue-point="7" draw:end-shape="id96" draw:end-glue-point="6" svg:d="m12605 10265 1783-20">
          <text:p/>
        </draw:connector>
        <draw:connector draw:style-name="gr28" draw:text-style-name="P8" draw:layer="layout" draw:type="line" svg:x1="12.605cm" svg:y1="11.869cm" svg:x2="14.389cm" svg:y2="11.845cm" draw:start-shape="id89" draw:start-glue-point="7" draw:end-shape="id97" draw:end-glue-point="6" svg:d="m12605 11869 1784-24">
          <text:p/>
        </draw:connector>
        <draw:connector draw:style-name="gr28" draw:text-style-name="P8" draw:layer="layout" draw:type="line" svg:x1="12.605cm" svg:y1="13.635cm" svg:x2="14.39cm" svg:y2="13.62cm" draw:start-shape="id92" draw:start-glue-point="7" draw:end-shape="id98" draw:end-glue-point="6" svg:d="m12605 13635 1785-15">
          <text:p/>
        </draw:connector>
        <draw:connector draw:style-name="gr28" draw:text-style-name="P8" draw:layer="layout" draw:type="line" svg:x1="12.605cm" svg:y1="15.453cm" svg:x2="14.391cm" svg:y2="15.445cm" draw:start-shape="id94" draw:start-glue-point="7" draw:end-shape="id99" draw:end-glue-point="6" svg:d="m12605 15453 1786-8">
          <text:p/>
        </draw:connector>
        <draw:custom-shape draw:style-name="gr25" draw:text-style-name="P6" xml:id="id100" draw:id="id100" draw:layer="layout" svg:width="4.171cm" svg:height="1.14cm" svg:x="13.974cm" svg:y="16.69cm">
          <draw:glue-point draw:id="10" svg:x="-4.475cm" svg:y="5.005cm"/>
          <draw:glue-point draw:id="11" svg:x="-2.808cm" svg:y="5.005cm"/>
          <text:p text:style-name="P4"><text:span text:style-name="T6">2.35</text:span></text:p>
          <text:p text:style-name="P4"><text:span text:style-name="T6">Significance results</text:span></text:p>
          <text:p text:style-name="P4"><text:span text:style-name="T6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8" draw:text-style-name="P8" draw:layer="layout" draw:type="line" svg:x1="12.605cm" svg:y1="17.225cm" svg:x2="14.391cm" svg:y2="17.26cm" draw:start-shape="id87" draw:start-glue-point="7" draw:end-shape="id100" draw:end-glue-point="6" svg:d="m12605 17225 1786 35">
          <text:p/>
        </draw:connector>
        <draw:custom-shape draw:style-name="gr25" draw:text-style-name="P6" xml:id="id101" draw:id="id101" draw:layer="layout" svg:width="4.175cm" svg:height="1.14cm" svg:x="13.971cm" svg:y="6.375cm">
          <draw:glue-point draw:id="10" svg:x="-4.475cm" svg:y="5.005cm"/>
          <draw:glue-point draw:id="11" svg:x="-2.808cm" svg:y="5.005cm"/>
          <text:p text:style-name="P4"><text:span text:style-name="T5">2.38</text:span></text:p>
          <text:p text:style-name="P4"><text:span text:style-name="T5">Analysis name</text:span></text:p>
          <text:p text:style-name="P4"><text:span text:style-name="T5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6" xml:id="id82" draw:id="id82" draw:layer="layout" svg:width="4.11cm" svg:height="0.905cm" svg:x="8.496cm" svg:y="6.475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5">1.72</text:span></text:p>
          <text:p text:style-name="P4"><text:span text:style-name="T5">Set analys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8" draw:text-style-name="P8" draw:layer="layout" draw:type="line" svg:x1="12.606cm" svg:y1="6.927cm" svg:x2="14.388cm" svg:y2="6.945cm" draw:start-shape="id82" draw:start-glue-point="7" draw:end-shape="id101" draw:end-glue-point="6" svg:d="m12606 6927 1782 18">
          <text:p/>
        </draw:connector>
        <draw:connector draw:style-name="gr28" draw:text-style-name="P8" draw:layer="layout" draw:type="line" svg:x1="10.551cm" svg:y1="7.38cm" svg:x2="10.55cm" svg:y2="8.175cm" draw:start-shape="id82" draw:start-glue-point="6" draw:end-shape="id85" draw:end-glue-point="4" svg:d="m10551 7380-1 795">
          <text:p/>
        </draw:connector>
        <draw:connector draw:style-name="gr28" draw:text-style-name="P8" draw:layer="layout" draw:type="line" svg:x1="16.06cm" svg:y1="17.83cm" svg:x2="16.122cm" svg:y2="19.445cm" draw:start-shape="id100" draw:start-glue-point="8" draw:end-shape="id102" draw:end-glue-point="5" svg:d="m16060 17830 62 1615">
          <text:p/>
        </draw:connector>
        <draw:connector draw:style-name="gr38" draw:text-style-name="P4" draw:layer="layout" draw:type="line" svg:x1="16.06cm" svg:y1="16.015cm" svg:x2="16.06cm" svg:y2="16.69cm" draw:start-shape="id99" draw:start-glue-point="8" draw:end-shape="id100" draw:end-glue-point="5" svg:d="m16060 16015v675">
          <text:p/>
        </draw:connector>
        <draw:connector draw:style-name="gr38" draw:text-style-name="P4" draw:layer="layout" draw:type="line" svg:x1="16.059cm" svg:y1="14.19cm" svg:x2="16.06cm" svg:y2="14.875cm" draw:start-shape="id98" draw:start-glue-point="8" draw:end-shape="id99" draw:end-glue-point="5" svg:d="m16059 14190 1 685">
          <text:p/>
        </draw:connector>
        <draw:connector draw:style-name="gr38" draw:text-style-name="P4" draw:layer="layout" draw:type="line" svg:x1="16.058cm" svg:y1="12.415cm" svg:x2="16.059cm" svg:y2="13.05cm" draw:start-shape="id97" draw:start-glue-point="8" draw:end-shape="id98" draw:end-glue-point="5" svg:d="m16058 12415 1 635">
          <text:p/>
        </draw:connector>
        <draw:connector draw:style-name="gr38" draw:text-style-name="P4" draw:layer="layout" draw:type="line" svg:x1="16.058cm" svg:y1="10.815cm" svg:x2="16.058cm" svg:y2="11.275cm" draw:start-shape="id96" draw:start-glue-point="8" draw:end-shape="id97" draw:end-glue-point="5" svg:d="m16058 10815v460">
          <text:p/>
        </draw:connector>
        <draw:connector draw:style-name="gr38" draw:text-style-name="P4" draw:layer="layout" draw:type="line" svg:x1="16.057cm" svg:y1="9.215cm" svg:x2="16.058cm" svg:y2="9.675cm" draw:start-shape="id95" draw:start-glue-point="8" draw:end-shape="id96" draw:end-glue-point="5" svg:d="m16057 9215 1 460">
          <text:p/>
        </draw:connector>
        <draw:connector draw:style-name="gr38" draw:text-style-name="P4" draw:layer="layout" draw:type="line" svg:x1="16.058cm" svg:y1="7.515cm" svg:x2="16.057cm" svg:y2="8.075cm" draw:start-shape="id101" draw:start-glue-point="8" draw:end-shape="id95" draw:end-glue-point="5" svg:d="m16058 7515-1 560">
          <text:p/>
        </draw:connector>
        <draw:custom-shape draw:style-name="gr7" draw:text-style-name="P10" xml:id="id81" draw:id="id81" draw:layer="layout" svg:width="4.305cm" svg:height="1.87cm" svg:x="8.425cm" svg:y="3.61cm">
          <draw:glue-point draw:id="8" svg:x="-5cm" svg:y="-2.81cm"/>
          <draw:glue-point draw:id="9" svg:x="-5.031cm" svg:y="2.39cm"/>
          <draw:glue-point draw:id="10" svg:x="-2.548cm" svg:y="5cm"/>
          <draw:glue-point draw:id="11" svg:x="2.838cm" svg:y="5.074cm"/>
          <text:p text:style-name="P2"><text:span text:style-name="T6">1.3.1</text:span></text:p>
          <text:p text:style-name="P2"><text:span text:style-name="T6">Begin Analysis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1.4 - analysis.attraction_intra" draw:style-name="dp1" draw:master-page-name="Default">
        <draw:frame draw:style-name="gr19" draw:text-style-name="P1" draw:layer="layout" svg:width="3.75cm" svg:height="0.662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20" draw:text-style-name="P3" draw:layer="layout" svg:width="4.597cm" svg:height="0.662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39" draw:text-style-name="P6" xml:id="id108" draw:id="id108" draw:layer="layout" svg:width="3.745cm" svg:height="1.14cm" svg:x="11.26cm" svg:y="10.395cm">
          <draw:glue-point draw:id="10" svg:x="-3.129cm" svg:y="5.005cm"/>
          <draw:glue-point draw:id="11" svg:x="1.957cm" svg:y="5.005cm"/>
          <text:p text:style-name="P4"><text:span text:style-name="T5">2.7</text:span></text:p>
          <text:p text:style-name="P4"><text:span text:style-name="T5">Specie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9" draw:layer="layout" svg:width="18.415cm" svg:height="0.635cm" svg:x="1.588cm" svg:y="1.905cm">
          <text:p text:style-name="P4"><text:span text:style-name="T2">1.4 </text:span><text:span text:style-name="T3">—</text:span><text:span text:style-name="T2"> analysis.attraction_intra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xml:id="id105" draw:id="id105" draw:layer="layout" svg:width="2.54cm" svg:height="1.27cm" svg:x="9.735cm" svg:y="3.905cm">
          <text:p text:style-name="P2"><text:span text:style-name="T1">1.0</text:span></text:p>
          <text:p text:style-name="P2"><text:span text:style-name="T1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9.891cm" svg:y1="8.595cm" svg:x2="8.62cm" svg:y2="10.45cm" draw:start-shape="id103" draw:start-glue-point="10" draw:end-shape="id104" draw:end-glue-point="5" svg:d="m9891 8595-1271 1855">
          <text:p/>
        </draw:connector>
        <draw:connector draw:style-name="gr24" draw:text-style-name="P4" draw:layer="layout" draw:type="line" svg:x1="11.005cm" svg:y1="5.175cm" svg:x2="10.988cm" svg:y2="6.725cm" draw:start-shape="id105" draw:start-glue-point="6" draw:end-shape="id103" draw:end-glue-point="4" svg:d="m11005 5175-17 1550">
          <text:p/>
        </draw:connector>
        <draw:connector draw:style-name="gr28" draw:text-style-name="P8" draw:layer="layout" draw:type="line" svg:x1="11.043cm" svg:y1="15.545cm" svg:x2="11.042cm" svg:y2="17.25cm" draw:start-shape="id106" draw:start-glue-point="6" draw:end-shape="id107" draw:end-glue-point="5" svg:d="m11043 15545-1 1705">
          <text:p/>
        </draw:connector>
        <draw:custom-shape draw:style-name="gr7" draw:text-style-name="P7" xml:id="id106" draw:id="id106" draw:layer="layout" svg:width="4.445cm" svg:height="1.86cm" svg:x="8.82cm" svg:y="13.685cm">
          <draw:glue-point draw:id="8" svg:x="-4.998cm" svg:y="-2.633cm"/>
          <draw:glue-point draw:id="9" svg:x="-4.998cm" svg:y="2.456cm"/>
          <draw:glue-point draw:id="10" svg:x="-3.005cm" svg:y="-5.069cm"/>
          <draw:glue-point draw:id="11" svg:x="2.395cm" svg:y="-5.069cm"/>
          <text:p text:style-name="P2"><text:span text:style-name="T5">1.4.2</text:span></text:p>
          <text:p text:style-name="P2"><text:span text:style-name="T5">Start Analysis 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107" draw:id="id107" draw:layer="layout" svg:width="3.375cm" svg:height="1.14cm" svg:x="9.355cm" svg:y="17.25cm">
          <draw:glue-point draw:id="10" svg:x="-4.475cm" svg:y="5.005cm"/>
          <draw:glue-point draw:id="11" svg:x="-2.808cm" svg:y="5.005cm"/>
          <text:p text:style-name="P4"><text:span text:style-name="T5">2.17</text:span></text:p>
          <text:p text:style-name="P4"><text:span text:style-name="T5">Analysis Repor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7" xml:id="id109" draw:id="id109" draw:layer="layout" svg:width="3.81cm" svg:height="1.205cm" svg:x="9.145cm" svg:y="19.925cm">
          <draw:glue-point draw:id="8" svg:x="-1.377cm" svg:y="5.112cm"/>
          <draw:glue-point draw:id="9" svg:x="1.955cm" svg:y="5.112cm"/>
          <text:p text:style-name="P2"><text:span text:style-name="T5">1.89</text:span></text:p>
          <text:p text:style-name="P2"><text:span text:style-name="T5">Display Repo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xml:id="id103" draw:id="id103" draw:layer="layout" svg:width="4.305cm" svg:height="1.87cm" svg:x="8.835cm" svg:y="6.725cm">
          <draw:glue-point draw:id="8" svg:x="-5cm" svg:y="-2.81cm"/>
          <draw:glue-point draw:id="9" svg:x="-5cm" svg:y="1.824cm"/>
          <draw:glue-point draw:id="10" svg:x="-2.548cm" svg:y="5cm"/>
          <draw:glue-point draw:id="11" svg:x="2.838cm" svg:y="5.074cm"/>
          <text:p text:style-name="P2"><text:span text:style-name="T5">1.4.1</text:span></text:p>
          <text:p text:style-name="P2"><text:span text:style-name="T5">Begin Analysis 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104" draw:id="id104" draw:layer="layout" svg:width="3.81cm" svg:height="0.98cm" svg:x="6.715cm" svg:y="10.45cm">
          <draw:glue-point draw:id="10" svg:x="-4.475cm" svg:y="5.005cm"/>
          <draw:glue-point draw:id="11" svg:x="-2.808cm" svg:y="5.005cm"/>
          <text:p text:style-name="P4"><text:span text:style-name="T5">2.6</text:span></text:p>
          <text:p text:style-name="P4"><text:span text:style-name="T5">Location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12.208cm" svg:y1="8.595cm" svg:x2="13.133cm" svg:y2="10.395cm" draw:start-shape="id103" draw:start-glue-point="11" draw:end-shape="id108" draw:end-glue-point="5" svg:d="m12208 8595 925 1800">
          <text:p/>
        </draw:connector>
        <draw:connector draw:style-name="gr10" draw:text-style-name="P8" draw:layer="layout" draw:type="line" svg:x1="8.62cm" svg:y1="11.43cm" svg:x2="9.707cm" svg:y2="13.685cm" draw:start-shape="id104" draw:start-glue-point="8" draw:end-shape="id106" draw:end-glue-point="10" svg:d="m8620 11430 1087 2255">
          <text:p/>
        </draw:connector>
        <draw:connector draw:style-name="gr10" draw:text-style-name="P8" draw:layer="layout" draw:type="line" svg:x1="13.133cm" svg:y1="11.535cm" svg:x2="12.106cm" svg:y2="13.685cm" draw:start-shape="id108" draw:start-glue-point="8" draw:end-shape="id106" draw:end-glue-point="11" svg:d="m13133 11535-1027 2150">
          <text:p/>
        </draw:connector>
        <draw:connector draw:style-name="gr28" draw:text-style-name="P8" draw:layer="layout" draw:type="line" svg:x1="11.042cm" svg:y1="18.39cm" svg:x2="11.05cm" svg:y2="19.925cm" draw:start-shape="id107" draw:start-glue-point="8" draw:end-shape="id109" draw:end-glue-point="4" svg:d="m11042 18390 8 1535">
          <text:p/>
        </draw:connector>
        <draw:custom-shape draw:style-name="gr39" draw:text-style-name="P6" xml:id="id110" draw:id="id110" draw:layer="layout" svg:width="2.74cm" svg:height="1.235cm" svg:x="5.325cm" svg:y="3.941cm">
          <text:p text:style-name="P4"><text:span text:style-name="T1">2.4.1</text:span></text:p>
          <text:p text:style-name="P4"><text:span text:style-name="T1">Location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4" draw:layer="layout" draw:type="line" svg:x1="9.735cm" svg:y1="4.54cm" svg:x2="7.786cm" svg:y2="4.559cm" draw:start-shape="id105" draw:start-glue-point="5" draw:end-shape="id110" draw:end-glue-point="9" svg:d="m9735 4540-1949 19">
          <text:p/>
        </draw:connector>
        <draw:connector draw:style-name="gr10" draw:text-style-name="P4" draw:layer="layout" draw:type="curve" svg:x1="6.695cm" svg:y1="5.176cm" svg:x2="8.835cm" svg:y2="7.135cm" draw:start-shape="id110" draw:start-glue-point="8" draw:end-shape="id103" draw:end-glue-point="8" svg:d="m6695 5176c0 1306 713 1959 2140 1959">
          <text:p/>
        </draw:connector>
        <draw:custom-shape draw:style-name="gr39" draw:text-style-name="P6" xml:id="id111" draw:id="id111" draw:layer="layout" svg:width="3.175cm" svg:height="1.135cm" svg:x="14.37cm" svg:y="19.95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5">3.3</text:span></text:p>
          <text:p text:style-name="P4"><text:span text:style-name="T5">Analysis Report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6" draw:text-style-name="P4" draw:layer="layout" draw:type="line" svg:x1="12.955cm" svg:y1="20.527cm" svg:x2="14.37cm" svg:y2="20.518cm" draw:start-shape="id109" draw:start-glue-point="7" draw:end-shape="id111" draw:end-glue-point="5" svg:d="m12955 20527 1415-9">
          <text:p/>
        </draw:connector>
        <draw:custom-shape draw:style-name="gr40" draw:text-style-name="P6" xml:id="id112" draw:id="id112" draw:layer="layout" svg:width="1.905cm" svg:height="1.27cm" svg:x="12.125cm" svg:y="22.57cm">
          <text:p text:style-name="P4"><text:span text:style-name="T1">4.0</text:span></text:p>
          <text:p text:style-name="P4"><text:span text:style-name="T1">Repor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draw:type="line" svg:x1="11.794cm" svg:y1="21.13cm" svg:x2="13.078cm" svg:y2="22.57cm" draw:start-shape="id109" draw:start-glue-point="9" draw:end-shape="id112" draw:end-glue-point="4" svg:d="m11794 21130 1284 1440">
          <text:p/>
        </draw:connector>
        <draw:connector draw:style-name="gr10" draw:text-style-name="P4" draw:layer="layout" draw:line-skew="1.827cm" svg:x1="13.14cm" svg:y1="7.66cm" svg:x2="13.265cm" svg:y2="14.615cm" draw:start-shape="id103" draw:start-glue-point="7" draw:end-shape="id106" draw:end-glue-point="7" svg:d="m13140 7660h2465v6955h-2340">
          <text:p/>
        </draw:connector>
        <draw:connector draw:style-name="gr10" draw:text-style-name="P4" draw:layer="layout" draw:line-skew="-2.241cm" svg:x1="8.835cm" svg:y1="8.001cm" svg:x2="9.145cm" svg:y2="20.527cm" draw:start-shape="id103" draw:start-glue-point="9" draw:end-shape="id109" draw:end-glue-point="5" svg:d="m8835 8001h-2755v12526h3065">
          <text:p/>
        </draw:connector>
        <draw:custom-shape draw:style-name="gr40" draw:text-style-name="P6" xml:id="id113" draw:id="id113" draw:layer="layout" svg:width="3.11cm" svg:height="1.14cm" svg:x="7.915cm" svg:y="22.575cm">
          <draw:glue-point draw:id="10" svg:x="-4.475cm" svg:y="5.005cm"/>
          <draw:glue-point draw:id="11" svg:x="-2.808cm" svg:y="5.005cm"/>
          <text:p text:style-name="P4"><text:span text:style-name="T6">2.40</text:span></text:p>
          <text:p text:style-name="P4"><text:span text:style-name="T6">Analysis Dat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5" draw:layer="layout" draw:type="line" svg:x1="10.526cm" svg:y1="21.13cm" svg:x2="9.47cm" svg:y2="22.575cm" draw:start-shape="id109" draw:start-glue-point="8" draw:end-shape="id113" draw:end-glue-point="5" svg:d="m10526 21130-1056 1445">
          <text:p/>
        </draw:connector>
      </draw:page>
      <draw:page draw:name="1.4.1 - analysis.attraction_intra.Begin" draw:style-name="dp1" draw:master-page-name="Default">
        <draw:frame draw:style-name="gr19" draw:text-style-name="P1" draw:layer="layout" svg:width="3.75cm" svg:height="0.662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20" draw:text-style-name="P3" draw:layer="layout" svg:width="4.597cm" svg:height="0.662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39" draw:text-style-name="P6" xml:id="id121" draw:id="id121" draw:layer="layout" svg:width="3.745cm" svg:height="1.14cm" svg:x="7.155cm" svg:y="14.105cm">
          <draw:glue-point draw:id="10" svg:x="-3.129cm" svg:y="5.005cm"/>
          <draw:glue-point draw:id="11" svg:x="1.957cm" svg:y="5.005cm"/>
          <text:p text:style-name="P4"><text:span text:style-name="T5">2.7</text:span></text:p>
          <text:p text:style-name="P4"><text:span text:style-name="T5">Specie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9" draw:layer="layout" svg:width="18.415cm" svg:height="0.635cm" svg:x="1.588cm" svg:y="1.905cm">
          <text:p text:style-name="P4"><text:span text:style-name="T2">1.4.1 </text:span><text:span text:style-name="T3">—</text:span><text:span text:style-name="T2"> analysis.attraction_intra.Begin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xml:id="id116" draw:id="id116" draw:layer="layout" svg:width="2.54cm" svg:height="1.27cm" svg:x="7.735cm" svg:y="3.905cm">
          <text:p text:style-name="P2"><text:span text:style-name="T1">1.0</text:span></text:p>
          <text:p text:style-name="P2"><text:span text:style-name="T1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8.988cm" svg:y1="8.195cm" svg:x2="9.025cm" svg:y2="9.13cm" draw:start-shape="id114" draw:start-glue-point="6" draw:end-shape="id115" draw:end-glue-point="5" svg:d="m8988 8195 37 935">
          <text:p/>
        </draw:connector>
        <draw:custom-shape draw:style-name="gr39" draw:text-style-name="P6" xml:id="id117" draw:id="id117" draw:layer="layout" svg:width="2.74cm" svg:height="1.235cm" svg:x="3.325cm" svg:y="3.94cm">
          <text:p text:style-name="P4"><text:span text:style-name="T1">2.4.1</text:span></text:p>
          <text:p text:style-name="P4"><text:span text:style-name="T1">Location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4" draw:layer="layout" draw:type="line" svg:x1="7.735cm" svg:y1="4.54cm" svg:x2="5.786cm" svg:y2="4.558cm" draw:start-shape="id116" draw:start-glue-point="5" draw:end-shape="id117" draw:end-glue-point="9" svg:d="m7735 4540-1949 18">
          <text:p/>
        </draw:connector>
        <draw:connector draw:style-name="gr10" draw:text-style-name="P4" draw:layer="layout" draw:type="curve" svg:x1="4.695cm" svg:y1="5.175cm" svg:x2="6.835cm" svg:y2="6.735cm" draw:start-shape="id117" draw:start-glue-point="8" draw:end-shape="id114" draw:end-glue-point="8" svg:d="m4695 5175c0 1040 713 1560 2140 1560">
          <text:p/>
        </draw:connector>
        <draw:custom-shape draw:style-name="gr7" draw:text-style-name="P7" xml:id="id122" draw:id="id122" draw:layer="layout" svg:width="4.445cm" svg:height="1.86cm" svg:x="6.82cm" svg:y="16.285cm">
          <draw:glue-point draw:id="8" svg:x="-4.998cm" svg:y="-2.633cm"/>
          <draw:glue-point draw:id="9" svg:x="-4.998cm" svg:y="2.456cm"/>
          <draw:glue-point draw:id="10" svg:x="5.001cm" svg:y="-1.827cm"/>
          <draw:glue-point draw:id="11" svg:x="5.001cm" svg:y="1.586cm"/>
          <text:p text:style-name="P2"><text:span text:style-name="T5">1.4.2</text:span></text:p>
          <text:p text:style-name="P2"><text:span text:style-name="T5">Start Analys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xml:id="id114" draw:id="id114" draw:layer="layout" svg:width="4.305cm" svg:height="1.87cm" svg:x="6.835cm" svg:y="6.325cm">
          <draw:glue-point draw:id="8" svg:x="-5cm" svg:y="-2.81cm"/>
          <draw:glue-point draw:id="9" svg:x="-5cm" svg:y="1.824cm"/>
          <draw:glue-point draw:id="10" svg:x="5.001cm" svg:y="3.877cm"/>
          <draw:glue-point draw:id="11" svg:x="5.001cm" svg:y="-2.914cm"/>
          <text:p text:style-name="P2"><text:span text:style-name="T5">1.87</text:span></text:p>
          <text:p text:style-name="P2"><text:span text:style-name="T5">Select Loca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118" draw:id="id118" draw:layer="layout" svg:width="3.175cm" svg:height="1.135cm" svg:x="13.075cm" svg:y="7.42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5">3.1</text:span></text:p>
          <text:p text:style-name="P4"><text:span text:style-name="T5">Select Location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9" draw:text-style-name="P6" xml:id="id120" draw:id="id120" draw:layer="layout" svg:width="3.175cm" svg:height="1.135cm" svg:x="13.24cm" svg:y="11.8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5">3.2</text:span></text:p>
          <text:p text:style-name="P4"><text:span text:style-name="T5">Select Specie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6" draw:text-style-name="P4" draw:layer="layout" draw:type="line" svg:x1="11.139cm" svg:y1="7.984cm" svg:x2="13.075cm" svg:y2="7.988cm" draw:start-shape="id114" draw:start-glue-point="10" draw:end-shape="id118" draw:end-glue-point="5" svg:d="m11139 7984 1936 4">
          <text:p/>
        </draw:connector>
        <draw:custom-shape draw:style-name="gr7" draw:text-style-name="P7" xml:id="id119" draw:id="id119" draw:layer="layout" svg:width="4.305cm" svg:height="1.87cm" svg:x="6.82cm" svg:y="11.1cm">
          <draw:glue-point draw:id="8" svg:x="-5cm" svg:y="-2.81cm"/>
          <draw:glue-point draw:id="9" svg:x="-5cm" svg:y="1.824cm"/>
          <draw:glue-point draw:id="10" svg:x="5.001cm" svg:y="-1.283cm"/>
          <draw:glue-point draw:id="11" svg:x="5.001cm" svg:y="2.112cm"/>
          <text:p text:style-name="P2"><text:span text:style-name="T5">1.88</text:span></text:p>
          <text:p text:style-name="P2"><text:span text:style-name="T5">Select Spec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draw:type="line" svg:x1="11.124cm" svg:y1="12.429cm" svg:x2="13.24cm" svg:y2="12.368cm" draw:start-shape="id119" draw:start-glue-point="11" draw:end-shape="id120" draw:end-glue-point="5" svg:d="m11124 12429 2116-61">
          <text:p/>
        </draw:connector>
        <draw:custom-shape draw:style-name="gr39" draw:text-style-name="P6" xml:id="id115" draw:id="id115" draw:layer="layout" svg:width="3.81cm" svg:height="0.98cm" svg:x="7.12cm" svg:y="9.13cm">
          <draw:glue-point draw:id="10" svg:x="-4.475cm" svg:y="5.005cm"/>
          <draw:glue-point draw:id="11" svg:x="-2.808cm" svg:y="5.005cm"/>
          <text:p text:style-name="P4"><text:span text:style-name="T5">2.6</text:span></text:p>
          <text:p text:style-name="P4"><text:span text:style-name="T5">Location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8.973cm" svg:y1="12.97cm" svg:x2="9.028cm" svg:y2="14.105cm" draw:start-shape="id119" draw:start-glue-point="6" draw:end-shape="id121" draw:end-glue-point="5" svg:d="m8973 12970 55 1135">
          <text:p/>
        </draw:connector>
        <draw:connector draw:style-name="gr10" draw:text-style-name="P8" draw:layer="layout" draw:type="line" svg:x1="9.025cm" svg:y1="10.11cm" svg:x2="8.973cm" svg:y2="11.1cm" draw:start-shape="id115" draw:start-glue-point="8" draw:end-shape="id119" draw:end-glue-point="4" svg:d="m9025 10110-52 990">
          <text:p/>
        </draw:connector>
        <draw:connector draw:style-name="gr10" draw:text-style-name="P8" draw:layer="layout" draw:type="line" svg:x1="9.028cm" svg:y1="15.245cm" svg:x2="9.043cm" svg:y2="16.285cm" draw:start-shape="id121" draw:start-glue-point="8" draw:end-shape="id122" draw:end-glue-point="4" svg:d="m9028 15245 15 1040">
          <text:p/>
        </draw:connector>
        <draw:connector draw:style-name="gr10" draw:text-style-name="P4" draw:layer="layout" svg:x1="7.501cm" svg:y1="9.62cm" svg:x2="6.82cm" svg:y2="17.215cm" draw:start-shape="id115" draw:start-glue-point="6" draw:end-shape="id122" draw:end-glue-point="5" svg:d="m7501 9620h-1195v7595h514">
          <text:p/>
        </draw:connector>
        <draw:custom-shape draw:style-name="gr41" draw:text-style-name="P12" xml:id="id124" draw:id="id124" draw:layer="layout" svg:width="1.27cm" svg:height="12.165cm" svg:x="17.546cm" svg:y="4.075cm">
          <draw:glue-point draw:id="8" svg:x="5.004cm" svg:y="-2.585cm"/>
          <draw:glue-point draw:id="9" svg:x="5.004cm" svg:y="2.773cm"/>
          <draw:glue-point draw:id="10" svg:x="-2.888cm" svg:y="-4.995cm"/>
          <draw:glue-point draw:id="11" svg:x="3.111cm" svg:y="-4.995cm"/>
          <draw:glue-point draw:id="12" svg:x="-4.992cm" svg:y="-2.142cm"/>
          <draw:glue-point draw:id="13" svg:x="-5.023cm" svg:y="3.949cm"/>
          <draw:glue-point draw:id="14" svg:x="-4.992cm" svg:y="-3.872cm"/>
          <draw:glue-point draw:id="15" svg:x="-5.023cm" svg:y="1.071cm"/>
          <draw:glue-point draw:id="16" svg:x="-4.992cm" svg:y="-4.285cm"/>
          <text:p text:style-name="P4"><text:span text:style-name="T4">1.94</text:span></text:p>
          <text:p text:style-name="P4"><text:span text:style-name="T4">Sender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draw:type="curve" svg:x1="13.071cm" svg:y1="4.46cm" svg:x2="17.548cm" svg:y2="4.945cm" draw:start-shape="id123" draw:start-glue-point="7" draw:end-shape="id124" draw:end-glue-point="16" svg:d="m13071 4460c3357 0 1119 485 4477 485">
          <text:p/>
        </draw:connector>
        <draw:custom-shape draw:style-name="gr40" draw:text-style-name="P6" xml:id="id123" draw:id="id123" draw:layer="layout" svg:width="1.77cm" svg:height="0.97cm" svg:x="11.301cm" svg:y="3.975cm">
          <draw:glue-point draw:id="8" svg:x="5.004cm" svg:y="-2.585cm"/>
          <draw:glue-point draw:id="9" svg:x="5.004cm" svg:y="2.773cm"/>
          <draw:glue-point draw:id="10" svg:x="-2.888cm" svg:y="-4.995cm"/>
          <draw:glue-point draw:id="11" svg:x="3.111cm" svg:y="-4.995cm"/>
          <draw:glue-point draw:id="12" svg:x="-4.992cm" svg:y="-2.142cm"/>
          <draw:glue-point draw:id="13" svg:x="-5.023cm" svg:y="3.949cm"/>
          <draw:glue-point draw:id="14" svg:x="-4.992cm" svg:y="-3.872cm"/>
          <draw:glue-point draw:id="15" svg:x="-5.023cm" svg:y="1.071cm"/>
          <draw:glue-point draw:id="16" svg:x="-4.992cm" svg:y="-4.285cm"/>
          <text:p text:style-name="P4"><text:span text:style-name="T4">constructor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4" draw:text-style-name="P4" draw:layer="layout" draw:type="line" svg:x1="10.275cm" svg:y1="4.54cm" svg:x2="11.301cm" svg:y2="4.563cm" draw:start-shape="id116" draw:start-glue-point="7" draw:end-shape="id123" draw:end-glue-point="15" svg:d="m10275 4540 1026 23">
          <text:p/>
        </draw:connector>
        <draw:connector draw:style-name="gr16" draw:text-style-name="P4" draw:layer="layout" draw:type="curve" svg:x1="11.14cm" svg:y1="7.26cm" svg:x2="17.548cm" svg:y2="5.447cm" draw:start-shape="id114" draw:start-glue-point="7" draw:end-shape="id124" draw:end-glue-point="14" svg:d="m11140 7260c4813 0 1610-1813 6408-1813">
          <text:p/>
        </draw:connector>
        <draw:connector draw:style-name="gr16" draw:text-style-name="P4" draw:layer="layout" draw:type="curve" svg:x1="11.124cm" svg:y1="11.796cm" svg:x2="17.546cm" svg:y2="10.157cm" draw:start-shape="id119" draw:start-glue-point="10" draw:end-shape="id124" svg:d="m11124 11796c4827 0 1616-1639 6422-1639">
          <text:p/>
        </draw:connector>
        <draw:connector draw:style-name="gr16" draw:text-style-name="P4" draw:layer="layout" draw:type="curve" svg:x1="11.265cm" svg:y1="17.215cm" svg:x2="17.546cm" svg:y2="14.96cm" draw:start-shape="id122" draw:start-glue-point="7" draw:end-shape="id124" draw:end-glue-point="13" svg:d="m11265 17215c4720 0 1580-2255 6281-2255">
          <text:p/>
        </draw:connector>
      </draw:page>
      <draw:page draw:name="1.4.2 - analysis.attraction_intra.Start" draw:style-name="dp1" draw:master-page-name="Default">
        <draw:frame draw:style-name="gr30" draw:text-style-name="P1" draw:layer="layout" svg:width="3.75cm" svg:height="0.59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31" draw:text-style-name="P3" draw:layer="layout" svg:width="4.597cm" svg:height="0.635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39" draw:text-style-name="P6" xml:id="id139" draw:id="id139" draw:layer="layout" svg:width="3.175cm" svg:height="1.27cm" svg:x="9.925cm" svg:y="8.725cm">
          <draw:glue-point draw:id="8" svg:x="-2.998cm" svg:y="5cm"/>
          <draw:glue-point draw:id="9" svg:x="3.001cm" svg:y="5cm"/>
          <draw:glue-point draw:id="10" svg:x="-2.998cm" svg:y="-5cm"/>
          <draw:glue-point draw:id="11" svg:x="5.001cm" svg:y="-5cm"/>
          <draw:glue-point draw:id="12" svg:x="5.001cm" svg:y="5cm"/>
          <draw:glue-point draw:id="13" svg:x="-4.998cm" svg:y="-5cm"/>
          <draw:glue-point draw:id="14" svg:x="-4.998cm" svg:y="5cm"/>
          <text:p text:style-name="P4"><text:span text:style-name="T1">1.19</text:span></text:p>
          <text:p text:style-name="P4"><text:span text:style-name="T1">Set species spo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132" draw:id="id132" draw:layer="layout" svg:width="4.445cm" svg:height="1.055cm" svg:x="12.035cm" svg:y="16.065cm">
          <draw:glue-point draw:id="8" svg:x="-1.848cm" svg:y="5cm"/>
          <draw:glue-point draw:id="9" svg:x="2.151cm" svg:y="5cm"/>
          <draw:glue-point draw:id="10" svg:x="-4.998cm" svg:y="-2.604cm"/>
          <draw:glue-point draw:id="11" svg:x="-4.998cm" svg:y="2.247cm"/>
          <text:p text:style-name="P4"><text:span text:style-name="T1">1.23</text:span></text:p>
          <text:p text:style-name="P4"><text:span text:style-name="T1">Calculate distances intra</text:span></text:p>
          <text:p text:style-name="P4"><text:span text:style-name="T1">expect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127" draw:id="id127" draw:layer="layout" svg:width="3.175cm" svg:height="1.27cm" svg:x="4.305cm" svg:y="8.76cm">
          <text:p text:style-name="P4"><text:span text:style-name="T5">2.9</text:span></text:p>
          <text:p text:style-name="P4"><text:span text:style-name="T5">Species spo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125" draw:id="id125" draw:layer="layout" svg:width="2.54cm" svg:height="1.27cm" svg:x="4.57cm" svg:y="10.9cm">
          <text:p text:style-name="P4"><text:span text:style-name="T1">1.20</text:span></text:p>
          <text:p text:style-name="P4"><text:span text:style-name="T1">Make</text:span></text:p>
          <text:p text:style-name="P4"><text:span text:style-name="T1">plates uniq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126" draw:id="id126" draw:layer="layout" svg:width="3.175cm" svg:height="1.27cm" svg:x="4.235cm" svg:y="13.74cm">
          <text:p text:style-name="P4"><text:span text:style-name="T5">2.9.1</text:span></text:p>
          <text:p text:style-name="P4"><text:span text:style-name="T5">Species spots</text:span></text:p>
          <text:p text:style-name="P4"><text:span text:style-name="T5">uniqu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5.84cm" svg:y1="12.17cm" svg:x2="5.823cm" svg:y2="13.74cm" draw:start-shape="id125" draw:start-glue-point="6" draw:end-shape="id126" draw:end-glue-point="5" svg:d="m5840 12170-17 1570">
          <text:p/>
        </draw:connector>
        <draw:connector draw:style-name="gr10" draw:text-style-name="P8" draw:layer="layout" draw:type="line" svg:x1="5.893cm" svg:y1="10.03cm" svg:x2="5.84cm" svg:y2="10.9cm" draw:start-shape="id127" draw:start-glue-point="8" draw:end-shape="id125" draw:end-glue-point="4" svg:d="m5893 10030-53 870">
          <text:p/>
        </draw:connector>
        <draw:connector draw:style-name="gr10" draw:text-style-name="P8" draw:layer="layout" draw:type="line" svg:x1="5.823cm" svg:y1="15.01cm" svg:x2="5.83cm" svg:y2="16.85cm" draw:start-shape="id126" draw:start-glue-point="8" draw:end-shape="id128" draw:end-glue-point="4" svg:d="m5823 15010 7 1840">
          <text:p/>
        </draw:connector>
        <draw:custom-shape draw:style-name="gr39" draw:text-style-name="P6" xml:id="id128" draw:id="id128" draw:layer="layout" svg:width="4.51cm" svg:height="1.205cm" svg:x="3.575cm" svg:y="16.85cm">
          <draw:glue-point draw:id="8" svg:x="-3.287cm" svg:y="-5cm"/>
          <draw:glue-point draw:id="9" svg:x="3.001cm" svg:y="-5cm"/>
          <text:p text:style-name="P4"><text:span text:style-name="T1">1.22</text:span></text:p>
          <text:p text:style-name="P4"><text:span text:style-name="T1">Calculate distances intr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129" draw:id="id129" draw:layer="layout" svg:width="3.84cm" svg:height="1.27cm" svg:x="3.94cm" svg:y="19.79cm">
          <text:p text:style-name="P4"><text:span text:style-name="T5">2.12</text:span></text:p>
          <text:p text:style-name="P4"><text:span text:style-name="T5">Spot distances</text:span></text:p>
          <text:p text:style-name="P4"><text:span text:style-name="T5">observ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5.83cm" svg:y1="18.055cm" svg:x2="5.86cm" svg:y2="19.79cm" draw:start-shape="id128" draw:end-shape="id129" draw:end-glue-point="5" svg:d="m5830 18055 30 1735">
          <text:p/>
        </draw:connector>
        <draw:custom-shape draw:style-name="gr39" draw:text-style-name="P6" xml:id="id130" draw:id="id130" draw:layer="layout" svg:width="5.715cm" svg:height="0.965cm" svg:x="11.42cm" svg:y="19.96cm">
          <draw:glue-point draw:id="8" svg:x="-2.776cm" svg:y="-5cm"/>
          <draw:glue-point draw:id="9" svg:x="2.778cm" svg:y="-5cm"/>
          <draw:glue-point draw:id="10" svg:x="-2.601cm" svg:y="5cm"/>
          <draw:glue-point draw:id="11" svg:x="2.953cm" svg:y="5cm"/>
          <text:p text:style-name="P4"><text:span text:style-name="T1">1.24</text:span></text:p>
          <text:p text:style-name="P4"><text:span text:style-name="T1">Calculate significa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14.277cm" svg:y1="20.925cm" svg:x2="14.25cm" svg:y2="22.09cm" draw:start-shape="id130" draw:start-glue-point="6" draw:end-shape="id131" draw:end-glue-point="5" svg:d="m14277 20925-27 1165">
          <text:p/>
        </draw:connector>
        <draw:connector draw:style-name="gr10" draw:text-style-name="P8" draw:layer="layout" draw:type="line" svg:x1="7.389cm" svg:y1="20.425cm" svg:x2="11.42cm" svg:y2="20.442cm" draw:start-shape="id129" draw:start-glue-point="9" draw:end-shape="id130" draw:end-glue-point="5" svg:d="m7389 20425 4031 17">
          <text:p/>
        </draw:connector>
        <draw:custom-shape draw:style-name="gr39" draw:text-style-name="P6" xml:id="id133" draw:id="id133" draw:layer="layout" svg:width="3.38cm" svg:height="1.27cm" svg:x="12.53cm" svg:y="17.905cm">
          <text:p text:style-name="P4"><text:span text:style-name="T5">2.13</text:span></text:p>
          <text:p text:style-name="P4"><text:span text:style-name="T5">Spot distances</text:span></text:p>
          <text:p text:style-name="P4"><text:span text:style-name="T5">expect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14.258cm" svg:y1="17.12cm" svg:x2="14.22cm" svg:y2="17.905cm" draw:start-shape="id132" draw:start-glue-point="6" draw:end-shape="id133" draw:end-glue-point="5" svg:d="m14258 17120-38 785">
          <text:p/>
        </draw:connector>
        <draw:connector draw:style-name="gr10" draw:text-style-name="P8" draw:layer="layout" draw:type="line" svg:x1="14.22cm" svg:y1="19.175cm" svg:x2="14.277cm" svg:y2="19.96cm" draw:start-shape="id133" draw:start-glue-point="8" draw:end-shape="id130" draw:end-glue-point="4" svg:d="m14220 19175 57 785">
          <text:p/>
        </draw:connector>
        <draw:custom-shape draw:style-name="gr39" draw:text-style-name="P6" xml:id="id134" draw:id="id134" draw:layer="layout" svg:width="4.127cm" svg:height="1.27cm" svg:x="2.37cm" svg:y="5.14cm">
          <text:p text:style-name="P4"><text:span text:style-name="T1">2.5</text:span></text:p>
          <text:p text:style-name="P4"><text:span text:style-name="T1">Record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131" draw:id="id131" draw:layer="layout" svg:width="3.71cm" svg:height="1.27cm" svg:x="12.395cm" svg:y="22.09cm">
          <text:p text:style-name="P4"><text:span text:style-name="T5">2.37</text:span></text:p>
          <text:p text:style-name="P4"><text:span text:style-name="T5">Significance</text:span></text:p>
          <text:p text:style-name="P4"><text:span text:style-name="T5">resul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136" draw:id="id136" draw:layer="layout" svg:width="3.81cm" svg:height="1.27cm" svg:x="2.605cm" svg:y="6.845cm">
          <text:p text:style-name="P4"><text:span text:style-name="T1">2.0</text:span></text:p>
          <text:p text:style-name="P4"><text:span text:style-name="T1">Records</text:span></text:p>
          <text:p text:style-name="P4"><text:span text:style-name="T1">(server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2" draw:text-style-name="P9" draw:layer="layout" svg:width="18.415cm" svg:height="0.635cm" svg:x="1.588cm" svg:y="1.97cm">
          <text:p text:style-name="P4"><text:span text:style-name="T2">1.4.2 </text:span><text:span text:style-name="T3">— analysis.attraction_intra.Start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xml:id="id138" draw:id="id138" draw:layer="layout" svg:width="3.745cm" svg:height="1.14cm" svg:x="9.36cm" svg:y="3.275cm">
          <draw:glue-point draw:id="10" svg:x="-3.129cm" svg:y="5.005cm"/>
          <draw:glue-point draw:id="11" svg:x="1.957cm" svg:y="5.005cm"/>
          <text:p text:style-name="P4"><text:span text:style-name="T5">2.7</text:span></text:p>
          <text:p text:style-name="P4"><text:span text:style-name="T5">Specie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137" draw:id="id137" draw:layer="layout" svg:width="3.81cm" svg:height="1.14cm" svg:x="5.35cm" svg:y="3.305cm">
          <draw:glue-point draw:id="10" svg:x="-4.475cm" svg:y="5.005cm"/>
          <draw:glue-point draw:id="11" svg:x="-2.808cm" svg:y="5.005cm"/>
          <text:p text:style-name="P4"><text:span text:style-name="T5">2.6</text:span></text:p>
          <text:p text:style-name="P4"><text:span text:style-name="T5">Location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0" draw:text-style-name="P6" xml:id="id135" draw:id="id135" draw:layer="layout" svg:width="3.175cm" svg:height="1.27cm" svg:x="9.89cm" svg:y="6.45cm">
          <draw:glue-point draw:id="8" svg:x="-2.998cm" svg:y="5cm"/>
          <draw:glue-point draw:id="9" svg:x="3.001cm" svg:y="5cm"/>
          <draw:glue-point draw:id="10" svg:x="-2.998cm" svg:y="-5cm"/>
          <draw:glue-point draw:id="11" svg:x="5.001cm" svg:y="-5cm"/>
          <draw:glue-point draw:id="12" svg:x="5.001cm" svg:y="5cm"/>
          <draw:glue-point draw:id="13" svg:x="-4.998cm" svg:y="-5cm"/>
          <draw:glue-point draw:id="14" svg:x="-4.998cm" svg:y="5cm"/>
          <text:p text:style-name="P4"><text:span text:style-name="T1">1.41</text:span></text:p>
          <text:p text:style-name="P4"><text:span text:style-name="T1">Get record I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draw:type="curve" svg:x1="6.077cm" svg:y1="5.775cm" svg:x2="9.891cm" svg:y2="6.45cm" draw:start-shape="id134" draw:start-glue-point="9" draw:end-shape="id135" draw:end-glue-point="13" svg:d="m6077 5775c3174 0 1267 675 3814 675">
          <text:p/>
        </draw:connector>
        <draw:connector draw:style-name="gr16" draw:text-style-name="P4" draw:layer="layout" draw:type="curve" svg:x1="6.027cm" svg:y1="7.48cm" svg:x2="9.89cm" svg:y2="7.085cm" draw:start-shape="id136" draw:start-glue-point="9" draw:end-shape="id135" draw:end-glue-point="5" svg:d="m6027 7480c3189 0 1258-395 3863-395">
          <text:p/>
        </draw:connector>
        <draw:connector draw:style-name="gr10" draw:text-style-name="P4" draw:layer="layout" draw:type="curve" svg:x1="7.255cm" svg:y1="4.445cm" svg:x2="10.526cm" svg:y2="6.45cm" draw:start-shape="id137" draw:end-shape="id135" draw:end-glue-point="10" svg:d="m7255 4445c0 1504 3271 502 3271 2005">
          <text:p/>
        </draw:connector>
        <draw:connector draw:style-name="gr10" draw:text-style-name="P4" draw:layer="layout" draw:type="curve" svg:x1="11.233cm" svg:y1="4.415cm" svg:x2="11.478cm" svg:y2="6.45cm" draw:start-shape="id138" draw:start-glue-point="8" draw:end-shape="id135" draw:end-glue-point="4" svg:d="m11233 4415c0 1527 245 510 245 2035">
          <text:p/>
        </draw:connector>
        <draw:connector draw:style-name="gr28" draw:text-style-name="P8" draw:layer="layout" draw:type="line" svg:x1="9.925cm" svg:y1="9.36cm" svg:x2="7.157cm" svg:y2="9.395cm" draw:start-shape="id139" draw:start-glue-point="5" draw:end-shape="id127" draw:end-glue-point="9" svg:d="m9925 9360-2768 35">
          <text:p/>
        </draw:connector>
        <draw:custom-shape draw:style-name="gr40" draw:text-style-name="P6" xml:id="id144" draw:id="id144" draw:layer="layout" svg:width="1.27cm" svg:height="7.915cm" svg:x="18.145cm" svg:y="6.02cm">
          <draw:glue-point draw:id="8" svg:x="5.004cm" svg:y="-2.585cm"/>
          <draw:glue-point draw:id="9" svg:x="5.004cm" svg:y="2.773cm"/>
          <draw:glue-point draw:id="10" svg:x="-2.888cm" svg:y="-4.995cm"/>
          <draw:glue-point draw:id="11" svg:x="3.111cm" svg:y="-4.995cm"/>
          <draw:glue-point draw:id="12" svg:x="-4.998cm" svg:y="-1.977cm"/>
          <draw:glue-point draw:id="13" svg:x="-4.998cm" svg:y="2.113cm"/>
          <draw:glue-point draw:id="14" svg:x="-4.998cm" svg:y="3.17cm"/>
          <draw:glue-point draw:id="15" svg:x="-4.998cm" svg:y="-3.083cm"/>
          <draw:glue-point draw:id="16" svg:x="-5cm" svg:y="4.198cm"/>
          <draw:glue-point draw:id="17" svg:x="-3.326cm" svg:y="5cm"/>
          <draw:glue-point draw:id="18" svg:x="3.007cm" svg:y="5cm"/>
          <text:p text:style-name="P4"><text:span text:style-name="T1">1.59</text:span></text:p>
          <text:p text:style-name="P4"><text:span text:style-name="T1">ru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7.087cm" svg:y1="14.375cm" svg:x2="8.195cm" svg:y2="14.383cm" draw:start-shape="id126" draw:start-glue-point="9" draw:end-shape="id140" draw:end-glue-point="5" svg:d="m7087 14375 1108 8">
          <text:p/>
        </draw:connector>
        <draw:custom-shape draw:style-name="gr39" draw:text-style-name="P6" xml:id="id140" draw:id="id140" draw:layer="layout" svg:width="3.8cm" svg:height="1.165cm" svg:x="8.195cm" svg:y="13.8cm">
          <draw:glue-point draw:id="8" svg:x="-1.848cm" svg:y="5cm"/>
          <draw:glue-point draw:id="9" svg:x="2.151cm" svg:y="5cm"/>
          <draw:glue-point draw:id="10" svg:x="-4.998cm" svg:y="-2.604cm"/>
          <draw:glue-point draw:id="11" svg:x="-4.998cm" svg:y="2.247cm"/>
          <text:p text:style-name="P4"><text:span text:style-name="T1">1.73</text:span></text:p>
          <text:p text:style-name="P4"><text:span text:style-name="T8">Fill plate spot totals t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14.288cm" svg:y1="14.97cm" svg:x2="14.258cm" svg:y2="16.065cm" draw:start-shape="id141" draw:start-glue-point="8" draw:end-shape="id132" draw:end-glue-point="4" svg:d="m14288 14970-30 1095">
          <text:p/>
        </draw:connector>
        <draw:custom-shape draw:style-name="gr39" draw:text-style-name="P6" xml:id="id141" draw:id="id141" draw:layer="layout" svg:width="3.175cm" svg:height="1.27cm" svg:x="12.7cm" svg:y="13.7cm">
          <text:p text:style-name="P4"><text:span text:style-name="T5">2.39</text:span></text:p>
          <text:p text:style-name="P4"><text:span text:style-name="T5">Plate spot total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11.995cm" svg:y1="14.383cm" svg:x2="13.017cm" svg:y2="14.335cm" draw:start-shape="id140" draw:start-glue-point="7" draw:end-shape="id141" draw:end-glue-point="6" svg:d="m11995 14383 1022-48">
          <text:p/>
        </draw:connector>
        <draw:custom-shape draw:style-name="gr7" draw:text-style-name="P10" xml:id="id142" draw:id="id142" draw:layer="layout" svg:width="3.106cm" svg:height="1.86cm" svg:x="12.73cm" svg:y="24.205cm">
          <draw:glue-point draw:id="8" svg:x="-4.998cm" svg:y="-2.633cm"/>
          <draw:glue-point draw:id="9" svg:x="-4.998cm" svg:y="2.456cm"/>
          <text:p text:style-name="P2"><text:span text:style-name="T6">1.14</text:span></text:p>
          <text:p text:style-name="P2"><text:span text:style-name="T6">Generate repo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14.25cm" svg:y1="23.36cm" svg:x2="14.283cm" svg:y2="24.205cm" draw:start-shape="id131" draw:start-glue-point="8" draw:end-shape="id142" draw:end-glue-point="4" svg:d="m14250 23360 33 845">
          <text:p/>
        </draw:connector>
        <draw:custom-shape draw:style-name="gr7" draw:text-style-name="P7" xml:id="id143" draw:id="id143" draw:layer="layout" svg:width="3.035cm" svg:height="1.375cm" svg:x="16.38cm" svg:y="3.435cm">
          <draw:glue-point draw:id="8" svg:x="-5cm" svg:y="-2.81cm"/>
          <draw:glue-point draw:id="9" svg:x="-5cm" svg:y="1.824cm"/>
          <draw:glue-point draw:id="10" svg:x="-2.548cm" svg:y="5cm"/>
          <draw:glue-point draw:id="11" svg:x="2.838cm" svg:y="5.074cm"/>
          <text:p text:style-name="P2"><text:span text:style-name="T5">1.4.1</text:span></text:p>
          <text:p text:style-name="P2"><text:span text:style-name="T5">Begin Analysis 2.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2" draw:text-style-name="P4" draw:layer="layout" draw:type="line" svg:x1="18.758cm" svg:y1="4.81cm" svg:x2="18.78cm" svg:y2="6.02cm" draw:start-shape="id143" draw:start-glue-point="11" draw:end-shape="id144" draw:end-glue-point="4" svg:d="m18758 4810 22 1210">
          <text:p/>
        </draw:connector>
        <draw:connector draw:style-name="gr10" draw:text-style-name="P4" draw:layer="layout" draw:type="curve" svg:x1="18.146cm" svg:y1="7.537cm" svg:x2="13.065cm" svg:y2="7.085cm" draw:start-shape="id144" draw:start-glue-point="15" draw:end-shape="id135" draw:end-glue-point="7" svg:d="m18146 7537c-3811 0-1271-452-5081-452">
          <text:p/>
        </draw:connector>
        <draw:connector draw:style-name="gr10" draw:text-style-name="P4" draw:layer="layout" draw:type="curve" svg:x1="18.146cm" svg:y1="8.413cm" svg:x2="13.1cm" svg:y2="9.36cm" draw:start-shape="id144" draw:start-glue-point="12" draw:end-shape="id139" draw:end-glue-point="7" svg:d="m18146 8413c-3784 0-1262 947-5046 947">
          <text:p/>
        </draw:connector>
        <draw:connector draw:style-name="gr10" draw:text-style-name="P4" draw:layer="layout" draw:type="curve" svg:x1="18.145cm" svg:y1="9.977cm" svg:x2="7.11cm" svg:y2="11.535cm" draw:start-shape="id144" draw:start-glue-point="5" draw:end-shape="id125" draw:end-glue-point="7" svg:d="m18145 9977c-8275 0-2758 1558-11035 1558">
          <text:p/>
        </draw:connector>
        <draw:connector draw:style-name="gr10" draw:text-style-name="P4" draw:layer="layout" draw:type="curve" svg:x1="18.146cm" svg:y1="11.649cm" svg:x2="3.575cm" svg:y2="17.452cm" draw:start-shape="id144" draw:start-glue-point="13" draw:end-shape="id128" draw:end-glue-point="5" svg:d="m18146 11649c-22608 0-15322 5803-14571 5803">
          <text:p/>
        </draw:connector>
        <draw:connector draw:style-name="gr10" draw:text-style-name="P4" draw:layer="layout" draw:type="curve" svg:x1="18.146cm" svg:y1="12.486cm" svg:x2="10.095cm" svg:y2="13.8cm" draw:start-shape="id144" draw:start-glue-point="14" draw:end-shape="id140" draw:end-glue-point="4" svg:d="m18146 12486c-5368 0-8051 438-8051 1314">
          <text:p/>
        </draw:connector>
        <draw:connector draw:style-name="gr10" draw:text-style-name="P4" draw:layer="layout" draw:type="curve" svg:x1="18.358cm" svg:y1="13.934cm" svg:x2="17.135cm" svg:y2="20.442cm" draw:start-shape="id144" draw:start-glue-point="17" draw:end-shape="id130" draw:end-glue-point="7" svg:d="m18358 13934c0 4339-407 6508-1223 6508">
          <text:p/>
        </draw:connector>
        <draw:connector draw:style-name="gr10" draw:text-style-name="P4" draw:layer="layout" draw:type="curve" svg:x1="19.161cm" svg:y1="13.934cm" svg:x2="15.836cm" svg:y2="25.135cm" draw:start-shape="id144" draw:start-glue-point="18" draw:end-shape="id142" draw:end-glue-point="7" svg:d="m19161 13934c0 7468-1108 11201-3325 11201">
          <text:p/>
        </draw:connector>
        <draw:connector draw:style-name="gr10" draw:text-style-name="P4" draw:layer="layout" draw:type="curve" svg:x1="5.86cm" svg:y1="21.06cm" svg:x2="12.731cm" svg:y2="25.591cm" draw:start-shape="id129" draw:start-glue-point="8" draw:end-shape="id142" draw:end-glue-point="9" svg:d="m5860 21060c0 3021 2290 4531 6871 4531">
          <text:p/>
        </draw:connector>
        <draw:connector draw:style-name="gr10" draw:text-style-name="P4" draw:layer="layout" draw:type="curve" draw:line-skew="-1.853cm" svg:x1="12.035cm" svg:y1="16.593cm" svg:x2="12.73cm" svg:y2="25.135cm" draw:start-shape="id132" draw:start-glue-point="5" draw:end-shape="id142" draw:end-glue-point="5" svg:d="m12035 16593c-3532 0-3880 8542 695 8542">
          <text:p/>
        </draw:connector>
      </draw:page>
      <draw:page draw:name="1.14 - analysis.attraction_intra.show_report" draw:style-name="dp1" draw:master-page-name="Default">
        <draw:frame draw:style-name="gr19" draw:text-style-name="P1" draw:layer="layout" svg:width="3.75cm" svg:height="0.662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20" draw:text-style-name="P3" draw:layer="layout" svg:width="4.597cm" svg:height="0.662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22" draw:text-style-name="P9" draw:layer="layout" svg:width="18.415cm" svg:height="0.635cm" svg:x="1.588cm" svg:y="1.905cm">
          <text:p text:style-name="P4"><text:span text:style-name="T2">1.14 </text:span><text:span text:style-name="T3">—</text:span><text:span text:style-name="T2"> analysis.attraction_intra.generate_report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xml:id="id156" draw:id="id156" draw:layer="layout" svg:width="4.175cm" svg:height="1.14cm" svg:x="13.97cm" svg:y="8.775cm">
          <draw:glue-point draw:id="10" svg:x="-4.475cm" svg:y="5.005cm"/>
          <draw:glue-point draw:id="11" svg:x="-2.808cm" svg:y="5.005cm"/>
          <text:p text:style-name="P4"><text:span text:style-name="T5">2.27</text:span></text:p>
          <text:p text:style-name="P4"><text:span text:style-name="T5">Locations selection</text:span></text:p>
          <text:p text:style-name="P4"><text:span text:style-name="T5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153" draw:id="id153" draw:layer="layout" svg:width="4.71cm" svg:height="0.98cm" svg:x="2.27cm" svg:y="14.075cm">
          <text:p text:style-name="P4"><text:span text:style-name="T5">2.13</text:span></text:p>
          <text:p text:style-name="P4"><text:span text:style-name="T5">Spot distances expect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147" draw:id="id147" draw:layer="layout" svg:width="3.745cm" svg:height="1.04cm" svg:x="3.27cm" svg:y="10.405cm">
          <draw:glue-point draw:id="10" svg:x="-3.129cm" svg:y="5.005cm"/>
          <draw:glue-point draw:id="11" svg:x="1.957cm" svg:y="5.005cm"/>
          <text:p text:style-name="P4"><text:span text:style-name="T5">2.7</text:span></text:p>
          <text:p text:style-name="P4"><text:span text:style-name="T5">Specie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150" draw:id="id150" draw:layer="layout" svg:width="3.81cm" svg:height="0.98cm" svg:x="3.27cm" svg:y="8.79cm">
          <draw:glue-point draw:id="10" svg:x="-4.475cm" svg:y="5.005cm"/>
          <draw:glue-point draw:id="11" svg:x="-2.808cm" svg:y="5.005cm"/>
          <text:p text:style-name="P4"><text:span text:style-name="T5">2.6</text:span></text:p>
          <text:p text:style-name="P4"><text:span text:style-name="T5">Location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149" draw:id="id149" draw:layer="layout" svg:width="4.11cm" svg:height="0.905cm" svg:x="8.495cm" svg:y="8.875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5">1.50</text:span></text:p>
          <text:p text:style-name="P4"><text:span text:style-name="T5">Set locations sel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148" draw:id="id148" draw:layer="layout" svg:width="4.11cm" svg:height="0.97cm" svg:x="8.495cm" svg:y="10.48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5">1.51</text:span></text:p>
          <text:p text:style-name="P4"><text:span text:style-name="T5">Set species sel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152" draw:id="id152" draw:layer="layout" svg:width="4.11cm" svg:height="1.034cm" svg:x="8.495cm" svg:y="12.218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5">1.52</text:span></text:p>
          <text:p text:style-name="P4"><text:span text:style-name="T5">Set spot distances observ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154" draw:id="id154" draw:layer="layout" svg:width="4.11cm" svg:height="1.001cm" svg:x="8.495cm" svg:y="14.052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5">1.53</text:span></text:p>
          <text:p text:style-name="P4"><text:span text:style-name="T5">Set spot distances expect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6" draw:text-style-name="P8" draw:layer="layout" draw:type="line" svg:x1="10.578cm" svg:y1="5.845cm" svg:x2="10.551cm" svg:y2="7.175cm" draw:start-shape="id145" draw:start-glue-point="6" draw:end-shape="id146" draw:end-glue-point="4" svg:d="m10578 5845-27 1330">
          <text:p/>
        </draw:connector>
        <draw:custom-shape draw:style-name="gr39" draw:text-style-name="P6" xml:id="id151" draw:id="id151" draw:layer="layout" svg:width="4.635cm" svg:height="1.058cm" svg:x="2.27cm" svg:y="12.227cm">
          <draw:glue-point draw:id="10" svg:x="-3.129cm" svg:y="5.005cm"/>
          <draw:glue-point draw:id="11" svg:x="1.957cm" svg:y="5.005cm"/>
          <text:p text:style-name="P4"><text:span text:style-name="T5">2.12</text:span></text:p>
          <text:p text:style-name="P4"><text:span text:style-name="T5">Spot distances observ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8" draw:text-style-name="P8" draw:layer="layout" draw:type="line" svg:x1="6.634cm" svg:y1="10.925cm" svg:x2="8.495cm" svg:y2="10.965cm" draw:start-shape="id147" draw:start-glue-point="9" draw:end-shape="id148" draw:end-glue-point="5" svg:d="m6634 10925 1861 40">
          <text:p/>
        </draw:connector>
        <draw:connector draw:style-name="gr28" draw:text-style-name="P8" draw:layer="layout" draw:type="line" svg:x1="10.55cm" svg:y1="9.78cm" svg:x2="10.55cm" svg:y2="10.48cm" draw:start-shape="id149" draw:start-glue-point="6" draw:end-shape="id148" draw:end-glue-point="4" svg:d="m10550 9780v700">
          <text:p/>
        </draw:connector>
        <draw:connector draw:style-name="gr28" draw:text-style-name="P8" draw:layer="layout" draw:type="line" svg:x1="6.692cm" svg:y1="9.28cm" svg:x2="8.495cm" svg:y2="9.327cm" draw:start-shape="id150" draw:start-glue-point="9" draw:end-shape="id149" draw:end-glue-point="5" svg:d="m6692 9280 1803 47">
          <text:p/>
        </draw:connector>
        <draw:connector draw:style-name="gr28" draw:text-style-name="P8" draw:layer="layout" draw:type="line" svg:x1="6.433cm" svg:y1="12.756cm" svg:x2="8.495cm" svg:y2="12.735cm" draw:start-shape="id151" draw:start-glue-point="9" draw:end-shape="id152" draw:end-glue-point="5" svg:d="m6433 12756 2062-21">
          <text:p/>
        </draw:connector>
        <draw:connector draw:style-name="gr28" draw:text-style-name="P8" draw:layer="layout" draw:type="line" svg:x1="6.501cm" svg:y1="14.565cm" svg:x2="8.495cm" svg:y2="14.553cm" draw:start-shape="id153" draw:start-glue-point="9" draw:end-shape="id154" draw:end-glue-point="5" svg:d="m6501 14565 1994-12">
          <text:p/>
        </draw:connector>
        <draw:connector draw:style-name="gr28" draw:text-style-name="P8" draw:layer="layout" draw:type="line" svg:x1="10.55cm" svg:y1="11.45cm" svg:x2="10.55cm" svg:y2="12.218cm" draw:start-shape="id148" draw:start-glue-point="6" draw:end-shape="id152" draw:end-glue-point="4" svg:d="m10550 11450v768">
          <text:p/>
        </draw:connector>
        <draw:connector draw:style-name="gr28" draw:text-style-name="P8" draw:layer="layout" draw:type="line" svg:x1="10.55cm" svg:y1="13.252cm" svg:x2="10.55cm" svg:y2="14.052cm" draw:start-shape="id152" draw:start-glue-point="6" draw:end-shape="id154" draw:end-glue-point="4" svg:d="m10550 13252v800">
          <text:p/>
        </draw:connector>
        <draw:connector draw:style-name="gr28" draw:text-style-name="P8" draw:layer="layout" draw:type="line" svg:x1="10.55cm" svg:y1="15.053cm" svg:x2="10.585cm" svg:y2="15.994cm" draw:start-shape="id154" draw:start-glue-point="6" draw:end-shape="id155" draw:end-glue-point="4" svg:d="m10550 15053 35 941">
          <text:p/>
        </draw:connector>
        <draw:custom-shape draw:style-name="gr39" draw:text-style-name="P6" xml:id="id157" draw:id="id157" draw:layer="layout" svg:width="4.174cm" svg:height="1.14cm" svg:x="13.971cm" svg:y="10.375cm">
          <draw:glue-point draw:id="10" svg:x="-4.475cm" svg:y="5.005cm"/>
          <draw:glue-point draw:id="11" svg:x="-2.808cm" svg:y="5.005cm"/>
          <text:p text:style-name="P4"><text:span text:style-name="T5">2.28</text:span></text:p>
          <text:p text:style-name="P4"><text:span text:style-name="T5">Species selection</text:span></text:p>
          <text:p text:style-name="P4"><text:span text:style-name="T5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158" draw:id="id158" draw:layer="layout" svg:width="4.172cm" svg:height="1.14cm" svg:x="13.973cm" svg:y="12.15cm">
          <draw:glue-point draw:id="10" svg:x="-4.475cm" svg:y="5.005cm"/>
          <draw:glue-point draw:id="11" svg:x="-2.808cm" svg:y="5.005cm"/>
          <text:p text:style-name="P4"><text:span text:style-name="T5">2.29</text:span></text:p>
          <text:p text:style-name="P4"><text:span text:style-name="T5">Spot distances observed</text:span></text:p>
          <text:p text:style-name="P4"><text:span text:style-name="T5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159" draw:id="id159" draw:layer="layout" svg:width="4.171cm" svg:height="1.14cm" svg:x="13.974cm" svg:y="13.975cm">
          <draw:glue-point draw:id="10" svg:x="-4.475cm" svg:y="5.005cm"/>
          <draw:glue-point draw:id="11" svg:x="-2.808cm" svg:y="5.005cm"/>
          <text:p text:style-name="P4"><text:span text:style-name="T5">2.30</text:span></text:p>
          <text:p text:style-name="P4"><text:span text:style-name="T5">Spot distances expected</text:span></text:p>
          <text:p text:style-name="P4"><text:span text:style-name="T5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163" draw:id="id163" draw:layer="layout" svg:width="3.375cm" svg:height="1.14cm" svg:x="14.37cm" svg:y="18.675cm">
          <draw:glue-point draw:id="10" svg:x="-4.475cm" svg:y="5.005cm"/>
          <draw:glue-point draw:id="11" svg:x="-2.808cm" svg:y="5.005cm"/>
          <text:p text:style-name="P4"><text:span text:style-name="T5">2.17</text:span></text:p>
          <text:p text:style-name="P4"><text:span text:style-name="T5">Analysis Repor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8" draw:text-style-name="P8" draw:layer="layout" draw:type="line" svg:x1="12.605cm" svg:y1="9.327cm" svg:x2="14.387cm" svg:y2="9.345cm" draw:start-shape="id149" draw:start-glue-point="7" draw:end-shape="id156" draw:end-glue-point="6" svg:d="m12605 9327 1782 18">
          <text:p/>
        </draw:connector>
        <draw:connector draw:style-name="gr28" draw:text-style-name="P8" draw:layer="layout" draw:type="line" svg:x1="12.605cm" svg:y1="10.965cm" svg:x2="14.388cm" svg:y2="10.945cm" draw:start-shape="id148" draw:start-glue-point="7" draw:end-shape="id157" draw:end-glue-point="6" svg:d="m12605 10965 1783-20">
          <text:p/>
        </draw:connector>
        <draw:connector draw:style-name="gr28" draw:text-style-name="P8" draw:layer="layout" draw:type="line" svg:x1="12.605cm" svg:y1="12.735cm" svg:x2="14.39cm" svg:y2="12.72cm" draw:start-shape="id152" draw:start-glue-point="7" draw:end-shape="id158" draw:end-glue-point="6" svg:d="m12605 12735 1785-15">
          <text:p/>
        </draw:connector>
        <draw:connector draw:style-name="gr28" draw:text-style-name="P8" draw:layer="layout" draw:type="line" svg:x1="12.605cm" svg:y1="14.553cm" svg:x2="14.391cm" svg:y2="14.545cm" draw:start-shape="id154" draw:start-glue-point="7" draw:end-shape="id159" draw:end-glue-point="6" svg:d="m12605 14553 1786-8">
          <text:p/>
        </draw:connector>
        <draw:custom-shape draw:style-name="gr39" draw:text-style-name="P6" xml:id="id155" draw:id="id155" draw:layer="layout" svg:width="4.11cm" svg:height="1.011cm" svg:x="8.53cm" svg:y="15.994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9">1.71</text:span></text:p>
          <text:p text:style-name="P4"><text:span text:style-name="T9">Set statistics significa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160" draw:id="id160" draw:layer="layout" svg:width="3.81cm" svg:height="0.98cm" svg:x="3.205cm" svg:y="16.025cm">
          <text:p text:style-name="P4"><text:span text:style-name="T5">2.37</text:span></text:p>
          <text:p text:style-name="P4"><text:span text:style-name="T5">Significance resul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8" draw:text-style-name="P8" draw:layer="layout" draw:type="line" svg:x1="6.627cm" svg:y1="16.515cm" svg:x2="8.53cm" svg:y2="16.5cm" draw:start-shape="id160" draw:start-glue-point="9" draw:end-shape="id155" draw:end-glue-point="5" svg:d="m6627 16515 1903-15">
          <text:p/>
        </draw:connector>
        <draw:connector draw:style-name="gr28" draw:text-style-name="P8" draw:layer="layout" draw:type="line" svg:x1="12.64cm" svg:y1="16.5cm" svg:x2="14.387cm" svg:y2="16.5cm" draw:start-shape="id155" draw:start-glue-point="7" draw:end-shape="id161" draw:end-glue-point="6" svg:d="m12640 16500h1747">
          <text:p/>
        </draw:connector>
        <draw:custom-shape draw:style-name="gr40" draw:text-style-name="P6" xml:id="id161" draw:id="id161" draw:layer="layout" svg:width="4.171cm" svg:height="1.14cm" svg:x="13.97cm" svg:y="15.93cm">
          <draw:glue-point draw:id="10" svg:x="-4.475cm" svg:y="5.005cm"/>
          <draw:glue-point draw:id="11" svg:x="-2.808cm" svg:y="5.005cm"/>
          <text:p text:style-name="P4"><text:span text:style-name="T6">2.35</text:span></text:p>
          <text:p text:style-name="P4"><text:span text:style-name="T6">Significance results</text:span></text:p>
          <text:p text:style-name="P4"><text:span text:style-name="T6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162" draw:id="id162" draw:layer="layout" svg:width="4.175cm" svg:height="1.14cm" svg:x="13.971cm" svg:y="7.075cm">
          <draw:glue-point draw:id="10" svg:x="-4.475cm" svg:y="5.005cm"/>
          <draw:glue-point draw:id="11" svg:x="-2.808cm" svg:y="5.005cm"/>
          <text:p text:style-name="P4"><text:span text:style-name="T5">2.38</text:span></text:p>
          <text:p text:style-name="P4"><text:span text:style-name="T5">Analysis name</text:span></text:p>
          <text:p text:style-name="P4"><text:span text:style-name="T5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146" draw:id="id146" draw:layer="layout" svg:width="4.11cm" svg:height="0.905cm" svg:x="8.496cm" svg:y="7.175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5">1.72</text:span></text:p>
          <text:p text:style-name="P4"><text:span text:style-name="T5">Set analys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8" draw:text-style-name="P8" draw:layer="layout" draw:type="line" svg:x1="12.606cm" svg:y1="7.627cm" svg:x2="14.388cm" svg:y2="7.645cm" draw:start-shape="id146" draw:start-glue-point="7" draw:end-shape="id162" draw:end-glue-point="6" svg:d="m12606 7627 1782 18">
          <text:p/>
        </draw:connector>
        <draw:connector draw:style-name="gr28" draw:text-style-name="P8" draw:layer="layout" draw:type="line" svg:x1="10.551cm" svg:y1="8.08cm" svg:x2="10.55cm" svg:y2="8.875cm" draw:start-shape="id146" draw:start-glue-point="6" draw:end-shape="id149" draw:end-glue-point="4" svg:d="m10551 8080-1 795">
          <text:p/>
        </draw:connector>
        <draw:connector draw:style-name="gr28" draw:text-style-name="P8" draw:layer="layout" draw:type="line" svg:x1="16.056cm" svg:y1="17.07cm" svg:x2="16.057cm" svg:y2="18.675cm" draw:start-shape="id161" draw:start-glue-point="8" draw:end-shape="id163" draw:end-glue-point="5" svg:d="m16056 17070 1 1605">
          <text:p/>
        </draw:connector>
        <draw:connector draw:style-name="gr38" draw:text-style-name="P4" draw:layer="layout" draw:type="line" svg:x1="16.06cm" svg:y1="15.115cm" svg:x2="16.056cm" svg:y2="15.93cm" draw:start-shape="id159" draw:start-glue-point="8" draw:end-shape="id161" draw:end-glue-point="5" svg:d="m16060 15115-4 815">
          <text:p/>
        </draw:connector>
        <draw:connector draw:style-name="gr38" draw:text-style-name="P4" draw:layer="layout" draw:type="line" svg:x1="16.059cm" svg:y1="13.29cm" svg:x2="16.06cm" svg:y2="13.975cm" draw:start-shape="id158" draw:start-glue-point="8" draw:end-shape="id159" draw:end-glue-point="5" svg:d="m16059 13290 1 685">
          <text:p/>
        </draw:connector>
        <draw:connector draw:style-name="gr38" draw:text-style-name="P4" draw:layer="layout" draw:type="line" svg:x1="16.058cm" svg:y1="11.515cm" svg:x2="16.059cm" svg:y2="12.15cm" draw:start-shape="id157" draw:start-glue-point="8" draw:end-shape="id158" draw:end-glue-point="5" svg:d="m16058 11515 1 635">
          <text:p/>
        </draw:connector>
        <draw:connector draw:style-name="gr38" draw:text-style-name="P4" draw:layer="layout" draw:type="line" svg:x1="16.057cm" svg:y1="9.915cm" svg:x2="16.058cm" svg:y2="10.375cm" draw:start-shape="id156" draw:start-glue-point="8" draw:end-shape="id157" svg:d="m16057 9915 1 460">
          <text:p/>
        </draw:connector>
        <draw:connector draw:style-name="gr38" draw:text-style-name="P4" draw:layer="layout" draw:type="line" svg:x1="16.058cm" svg:y1="8.215cm" svg:x2="16.057cm" svg:y2="8.775cm" draw:start-shape="id162" draw:start-glue-point="8" draw:end-shape="id156" draw:end-glue-point="5" svg:d="m16058 8215-1 560">
          <text:p/>
        </draw:connector>
        <draw:custom-shape draw:style-name="gr7" draw:text-style-name="P7" xml:id="id145" draw:id="id145" draw:layer="layout" svg:width="4.305cm" svg:height="1.87cm" svg:x="8.425cm" svg:y="3.975cm">
          <draw:glue-point draw:id="8" svg:x="-5cm" svg:y="-2.81cm"/>
          <draw:glue-point draw:id="9" svg:x="-5cm" svg:y="1.824cm"/>
          <draw:glue-point draw:id="10" svg:x="-2.548cm" svg:y="5cm"/>
          <draw:glue-point draw:id="11" svg:x="2.838cm" svg:y="5.074cm"/>
          <text:p text:style-name="P2"><text:span text:style-name="T5">1.4.1</text:span></text:p>
          <text:p text:style-name="P2"><text:span text:style-name="T5">Begin Analysis 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1.5 - analysis.attraction_inter" draw:style-name="dp1" draw:master-page-name="Default">
        <draw:frame draw:style-name="gr19" draw:text-style-name="P1" draw:layer="layout" svg:width="3.75cm" svg:height="0.662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20" draw:text-style-name="P3" draw:layer="layout" svg:width="4.597cm" svg:height="0.662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43" draw:text-style-name="P11" xml:id="id169" draw:id="id169" draw:layer="layout" svg:width="4.345cm" svg:height="1.14cm" svg:x="8.86cm" svg:y="10.495cm">
          <draw:glue-point draw:id="10" svg:x="-3.129cm" svg:y="5.005cm"/>
          <draw:glue-point draw:id="11" svg:x="1.957cm" svg:y="5.005cm"/>
          <text:p text:style-name="P4"><text:span text:style-name="T6">2.7</text:span></text:p>
          <text:p text:style-name="P4"><text:span text:style-name="T6">Species selection (1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9" draw:layer="layout" svg:width="18.415cm" svg:height="0.635cm" svg:x="1.588cm" svg:y="1.905cm">
          <text:p text:style-name="P4"><text:span text:style-name="T2">1.5 </text:span><text:span text:style-name="T3">—</text:span><text:span text:style-name="T2"> analysis.attraction_inter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166" draw:id="id166" draw:layer="layout" svg:width="2.54cm" svg:height="1.27cm" svg:x="9.735cm" svg:y="3.905cm">
          <text:p text:style-name="P2"><text:span text:style-name="T1">1.0</text:span></text:p>
          <text:p text:style-name="P2"><text:span text:style-name="T1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9.891cm" svg:y1="8.595cm" svg:x2="6.703cm" svg:y2="10.525cm" draw:start-shape="id164" draw:start-glue-point="10" draw:end-shape="id165" draw:end-glue-point="5" svg:d="m9891 8595-3188 1930">
          <text:p/>
        </draw:connector>
        <draw:connector draw:style-name="gr24" draw:text-style-name="P4" draw:layer="layout" draw:type="line" svg:x1="11.005cm" svg:y1="5.175cm" svg:x2="10.988cm" svg:y2="6.725cm" draw:start-shape="id166" draw:start-glue-point="6" draw:end-shape="id164" draw:end-glue-point="4" svg:d="m11005 5175-17 1550">
          <text:p/>
        </draw:connector>
        <draw:connector draw:style-name="gr28" draw:text-style-name="P8" draw:layer="layout" draw:type="line" svg:x1="11.043cm" svg:y1="15.945cm" svg:x2="11.042cm" svg:y2="17.25cm" draw:start-shape="id167" draw:start-glue-point="6" draw:end-shape="id168" draw:end-glue-point="5" svg:d="m11043 15945-1 1305">
          <text:p/>
        </draw:connector>
        <draw:custom-shape draw:style-name="gr7" draw:text-style-name="P10" xml:id="id167" draw:id="id167" draw:layer="layout" svg:width="4.445cm" svg:height="1.86cm" svg:x="8.82cm" svg:y="14.085cm">
          <draw:glue-point draw:id="8" svg:x="-4.998cm" svg:y="-2.633cm"/>
          <draw:glue-point draw:id="9" svg:x="-4.998cm" svg:y="2.456cm"/>
          <draw:glue-point draw:id="10" svg:x="-3.005cm" svg:y="-5.069cm"/>
          <draw:glue-point draw:id="11" svg:x="3.122cm" svg:y="-5cm"/>
          <draw:glue-point draw:id="12" svg:x="-1.163cm" svg:y="-5cm"/>
          <draw:glue-point draw:id="13" svg:x="1.694cm" svg:y="-5cm"/>
          <text:p text:style-name="P2"><text:span text:style-name="T6">1.5.2</text:span></text:p>
          <text:p text:style-name="P2"><text:span text:style-name="T6">Start Analysis 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11" xml:id="id168" draw:id="id168" draw:layer="layout" svg:width="3.375cm" svg:height="1.14cm" svg:x="9.355cm" svg:y="17.25cm">
          <draw:glue-point draw:id="10" svg:x="-4.475cm" svg:y="5.005cm"/>
          <draw:glue-point draw:id="11" svg:x="-2.808cm" svg:y="5.005cm"/>
          <text:p text:style-name="P4"><text:span text:style-name="T6">2.17</text:span></text:p>
          <text:p text:style-name="P4"><text:span text:style-name="T6">Analysis Repor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10" xml:id="id170" draw:id="id170" draw:layer="layout" svg:width="3.81cm" svg:height="1.205cm" svg:x="9.145cm" svg:y="19.925cm">
          <draw:glue-point draw:id="8" svg:x="-3.044cm" svg:y="5.004cm"/>
          <draw:glue-point draw:id="9" svg:x="3.622cm" svg:y="5.004cm"/>
          <text:p text:style-name="P2"><text:span text:style-name="T6"><text:s/></text:span><text:span text:style-name="T6">1.89</text:span></text:p>
          <text:p text:style-name="P2"><text:span text:style-name="T6">Display Repo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xml:id="id164" draw:id="id164" draw:layer="layout" svg:width="4.305cm" svg:height="1.87cm" svg:x="8.835cm" svg:y="6.725cm">
          <draw:glue-point draw:id="8" svg:x="-5cm" svg:y="-2.81cm"/>
          <draw:glue-point draw:id="9" svg:x="-5cm" svg:y="1.824cm"/>
          <draw:glue-point draw:id="10" svg:x="-2.548cm" svg:y="5cm"/>
          <draw:glue-point draw:id="11" svg:x="2.838cm" svg:y="5.074cm"/>
          <draw:glue-point draw:id="12" svg:x="-1.073cm" svg:y="5cm"/>
          <draw:glue-point draw:id="13" svg:x="1.876cm" svg:y="5cm"/>
          <text:p text:style-name="P2"><text:span text:style-name="T6">1.5.1</text:span></text:p>
          <text:p text:style-name="P2"><text:span text:style-name="T6">Begin Analysis 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11" xml:id="id165" draw:id="id165" draw:layer="layout" svg:width="4.445cm" svg:height="1.13cm" svg:x="4.48cm" svg:y="10.525cm">
          <draw:glue-point draw:id="10" svg:x="-4.475cm" svg:y="5.005cm"/>
          <draw:glue-point draw:id="11" svg:x="-2.808cm" svg:y="5.005cm"/>
          <text:p text:style-name="P4"><text:span text:style-name="T6">2.6</text:span></text:p>
          <text:p text:style-name="P4"><text:span text:style-name="T6">Location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10.988cm" svg:y1="8.595cm" svg:x2="11.032cm" svg:y2="10.495cm" draw:start-shape="id164" draw:start-glue-point="6" draw:end-shape="id169" draw:end-glue-point="5" svg:d="m10988 8595 44 1900">
          <text:p/>
        </draw:connector>
        <draw:connector draw:style-name="gr10" draw:text-style-name="P8" draw:layer="layout" draw:type="line" svg:x1="6.703cm" svg:y1="11.655cm" svg:x2="9.707cm" svg:y2="14.085cm" draw:start-shape="id165" draw:start-glue-point="8" draw:end-shape="id167" draw:end-glue-point="10" svg:d="m6703 11655 3004 2430">
          <text:p/>
        </draw:connector>
        <draw:connector draw:style-name="gr10" draw:text-style-name="P8" draw:layer="layout" draw:type="line" svg:x1="11.032cm" svg:y1="11.635cm" svg:x2="11.043cm" svg:y2="14.085cm" draw:start-shape="id169" draw:start-glue-point="8" draw:end-shape="id167" draw:end-glue-point="4" svg:d="m11032 11635 11 2450">
          <text:p/>
        </draw:connector>
        <draw:connector draw:style-name="gr28" draw:text-style-name="P8" draw:layer="layout" draw:type="line" svg:x1="11.042cm" svg:y1="18.39cm" svg:x2="11.05cm" svg:y2="19.925cm" draw:start-shape="id168" draw:start-glue-point="8" draw:end-shape="id170" draw:end-glue-point="4" svg:d="m11042 18390 8 1535">
          <text:p/>
        </draw:connector>
        <draw:custom-shape draw:style-name="gr43" draw:text-style-name="P11" xml:id="id171" draw:id="id171" draw:layer="layout" svg:width="2.74cm" svg:height="1.235cm" svg:x="5.325cm" svg:y="3.941cm">
          <text:p text:style-name="P4"><text:span text:style-name="T1">2.4.1</text:span></text:p>
          <text:p text:style-name="P4"><text:span text:style-name="T1">Location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4" draw:layer="layout" draw:type="line" svg:x1="9.735cm" svg:y1="4.54cm" svg:x2="7.786cm" svg:y2="4.559cm" draw:start-shape="id166" draw:start-glue-point="5" draw:end-shape="id171" draw:end-glue-point="9" svg:d="m9735 4540-1949 19">
          <text:p/>
        </draw:connector>
        <draw:connector draw:style-name="gr10" draw:text-style-name="P4" draw:layer="layout" draw:type="curve" svg:x1="6.695cm" svg:y1="5.176cm" svg:x2="8.835cm" svg:y2="7.135cm" draw:start-shape="id171" draw:start-glue-point="8" draw:end-shape="id164" draw:end-glue-point="8" svg:d="m6695 5176c0 1306 713 1959 2140 1959">
          <text:p/>
        </draw:connector>
        <draw:custom-shape draw:style-name="gr43" draw:text-style-name="P11" xml:id="id172" draw:id="id172" draw:layer="layout" svg:width="3.175cm" svg:height="1.135cm" svg:x="14.37cm" svg:y="19.95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6">3.3</text:span></text:p>
          <text:p text:style-name="P4"><text:span text:style-name="T6">Display Report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6" draw:text-style-name="P4" draw:layer="layout" draw:type="line" svg:x1="12.955cm" svg:y1="20.527cm" svg:x2="14.37cm" svg:y2="20.518cm" draw:start-shape="id170" draw:start-glue-point="7" draw:end-shape="id172" draw:end-glue-point="5" svg:d="m12955 20527 1415-9">
          <text:p/>
        </draw:connector>
        <draw:custom-shape draw:style-name="gr43" draw:text-style-name="P11" xml:id="id173" draw:id="id173" draw:layer="layout" svg:width="4.345cm" svg:height="1.14cm" svg:x="13.005cm" svg:y="10.545cm">
          <draw:glue-point draw:id="10" svg:x="-3.129cm" svg:y="5.005cm"/>
          <draw:glue-point draw:id="11" svg:x="1.957cm" svg:y="5.005cm"/>
          <text:p text:style-name="P4"><text:span text:style-name="T6">2.7</text:span></text:p>
          <text:p text:style-name="P4"><text:span text:style-name="T6">Species selection (2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12.208cm" svg:y1="8.595cm" svg:x2="15.177cm" svg:y2="10.545cm" draw:start-shape="id164" draw:start-glue-point="11" draw:end-shape="id173" draw:end-glue-point="5" svg:d="m12208 8595 2969 1950">
          <text:p/>
        </draw:connector>
        <draw:connector draw:style-name="gr10" draw:text-style-name="P8" draw:layer="layout" draw:type="line" svg:x1="15.177cm" svg:y1="11.685cm" svg:x2="12.429cm" svg:y2="14.085cm" draw:start-shape="id173" draw:start-glue-point="8" draw:end-shape="id167" draw:end-glue-point="11" svg:d="m15177 11685-2748 2400">
          <text:p/>
        </draw:connector>
        <draw:connector draw:style-name="gr37" draw:text-style-name="P4" draw:layer="layout" draw:line-skew="4.367cm" svg:x1="13.14cm" svg:y1="7.66cm" svg:x2="13.265cm" svg:y2="15.015cm" draw:start-shape="id164" draw:start-glue-point="7" draw:end-shape="id167" draw:end-glue-point="7" svg:d="m13140 7660h5005v7355h-4880">
          <text:p/>
        </draw:connector>
        <draw:connector draw:style-name="gr37" draw:text-style-name="P4" draw:layer="layout" draw:line-skew="-4.781cm" svg:x1="8.835cm" svg:y1="8.001cm" svg:x2="9.145cm" svg:y2="20.527cm" draw:start-shape="id164" draw:start-glue-point="9" draw:end-shape="id170" draw:end-glue-point="5" svg:d="m8835 8001h-5295v12526h5605">
          <text:p/>
        </draw:connector>
        <draw:custom-shape draw:style-name="gr43" draw:text-style-name="P6" xml:id="id174" draw:id="id174" draw:layer="layout" svg:width="1.905cm" svg:height="1.27cm" svg:x="12.168cm" svg:y="22.97cm">
          <text:p text:style-name="P4"><text:span text:style-name="T1">4.0</text:span></text:p>
          <text:p text:style-name="P4"><text:span text:style-name="T1">Repor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draw:type="line" svg:x1="12.429cm" svg:y1="21.129cm" svg:x2="13.121cm" svg:y2="22.97cm" draw:start-shape="id170" draw:start-glue-point="9" draw:end-shape="id174" draw:end-glue-point="4" svg:d="m12429 21129 692 1841">
          <text:p/>
        </draw:connector>
        <draw:custom-shape draw:style-name="gr43" draw:text-style-name="P11" xml:id="id175" draw:id="id175" draw:layer="layout" svg:width="3.81cm" svg:height="1.14cm" svg:x="7.35cm" svg:y="22.965cm">
          <draw:glue-point draw:id="10" svg:x="-4.475cm" svg:y="5.005cm"/>
          <draw:glue-point draw:id="11" svg:x="-2.808cm" svg:y="5.005cm"/>
          <text:p text:style-name="P4"><text:span text:style-name="T6">2.40</text:span></text:p>
          <text:p text:style-name="P4"><text:span text:style-name="T6">Analysis Dat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5" draw:layer="layout" draw:type="line" svg:x1="9.891cm" svg:y1="21.129cm" svg:x2="9.255cm" svg:y2="22.965cm" draw:start-shape="id170" draw:start-glue-point="8" draw:end-shape="id175" draw:end-glue-point="5" svg:d="m9891 21129-636 1836">
          <text:p/>
        </draw:connector>
      </draw:page>
      <draw:page draw:name="1.5.1 - analysis.attraction_inter.Begin" draw:style-name="dp1" draw:master-page-name="Default">
        <draw:frame draw:style-name="gr19" draw:text-style-name="P1" draw:layer="layout" svg:width="3.75cm" svg:height="0.662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20" draw:text-style-name="P3" draw:layer="layout" svg:width="4.597cm" svg:height="0.662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43" draw:text-style-name="P11" xml:id="id185" draw:id="id185" draw:layer="layout" svg:width="4.37cm" svg:height="1.14cm" svg:x="2.635cm" svg:y="12.335cm">
          <draw:glue-point draw:id="10" svg:x="-3.129cm" svg:y="5.005cm"/>
          <draw:glue-point draw:id="11" svg:x="1.957cm" svg:y="5.005cm"/>
          <text:p text:style-name="P4"><text:span text:style-name="T6">2.7</text:span></text:p>
          <text:p text:style-name="P4"><text:span text:style-name="T6">Species selection (1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9" draw:layer="layout" svg:width="18.415cm" svg:height="0.635cm" svg:x="1.588cm" svg:y="1.905cm">
          <text:p text:style-name="P4"><text:span text:style-name="T2">1.5.1 </text:span><text:span text:style-name="T3">—</text:span><text:span text:style-name="T2"> analysis.attraction_inter.Begin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176" draw:id="id176" draw:layer="layout" svg:width="2.54cm" svg:height="1.27cm" svg:x="8.735cm" svg:y="3.905cm">
          <text:p text:style-name="P2"><text:span text:style-name="T1">1.0</text:span></text:p>
          <text:p text:style-name="P2"><text:span text:style-name="T1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11" xml:id="id177" draw:id="id177" draw:layer="layout" svg:width="2.74cm" svg:height="1.235cm" svg:x="1.77cm" svg:y="3.945cm">
          <text:p text:style-name="P4"><text:span text:style-name="T1">2.4.1</text:span></text:p>
          <text:p text:style-name="P4"><text:span text:style-name="T1">Location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4" draw:layer="layout" draw:type="line" svg:x1="8.735cm" svg:y1="4.54cm" svg:x2="4.231cm" svg:y2="4.563cm" draw:start-shape="id176" draw:start-glue-point="5" draw:end-shape="id177" draw:end-glue-point="9" svg:d="m8735 4540-4504 23">
          <text:p/>
        </draw:connector>
        <draw:connector draw:style-name="gr10" draw:text-style-name="P4" draw:layer="layout" draw:type="curve" svg:x1="3.14cm" svg:y1="5.18cm" svg:x2="7.835cm" svg:y2="6.689cm" draw:start-shape="id177" draw:start-glue-point="8" draw:end-shape="id178" draw:end-glue-point="8" svg:d="m3140 5180c0 1006 1565 1509 4695 1509">
          <text:p/>
        </draw:connector>
        <draw:custom-shape draw:style-name="gr7" draw:text-style-name="P10" xml:id="id186" draw:id="id186" draw:layer="layout" svg:width="4.445cm" svg:height="1.86cm" svg:x="7.82cm" svg:y="19.085cm">
          <draw:glue-point draw:id="8" svg:x="-4.998cm" svg:y="-2.633cm"/>
          <draw:glue-point draw:id="9" svg:x="-4.998cm" svg:y="2.456cm"/>
          <draw:glue-point draw:id="10" svg:x="-4.02cm" svg:y="-5cm"/>
          <draw:glue-point draw:id="11" svg:x="-2.591cm" svg:y="-5cm"/>
          <draw:glue-point draw:id="12" svg:x="1.694cm" svg:y="-5cm"/>
          <draw:glue-point draw:id="13" svg:x="3.122cm" svg:y="-5cm"/>
          <text:p text:style-name="P2"><text:span text:style-name="T6">1.5.2</text:span></text:p>
          <text:p text:style-name="P2"><text:span text:style-name="T6">Start Analys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xml:id="id178" draw:id="id178" draw:layer="layout" svg:width="4.305cm" svg:height="1.66cm" svg:x="7.835cm" svg:y="6.325cm">
          <draw:glue-point draw:id="8" svg:x="-5cm" svg:y="-2.81cm"/>
          <draw:glue-point draw:id="9" svg:x="-5cm" svg:y="1.824cm"/>
          <draw:glue-point draw:id="10" svg:x="5.001cm" svg:y="3.877cm"/>
          <draw:glue-point draw:id="11" svg:x="5.001cm" svg:y="-2.914cm"/>
          <text:p text:style-name="P2"><text:span text:style-name="T6">1.87</text:span></text:p>
          <text:p text:style-name="P2"><text:span text:style-name="T6">Select Loca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11" xml:id="id179" draw:id="id179" draw:layer="layout" svg:width="3.175cm" svg:height="1.135cm" svg:x="13.535cm" svg:y="7.255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6">3.1</text:span></text:p>
          <text:p text:style-name="P4"><text:span text:style-name="T6">Select Location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43" draw:text-style-name="P11" xml:id="id181" draw:id="id181" draw:layer="layout" svg:width="3.175cm" svg:height="1.135cm" svg:x="13.705cm" svg:y="10.595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6">3.2</text:span></text:p>
          <text:p text:style-name="P4"><text:span text:style-name="T6">Select Specie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6" draw:text-style-name="P4" draw:layer="layout" draw:type="line" svg:x1="12.139cm" svg:y1="7.798cm" svg:x2="13.535cm" svg:y2="7.822cm" draw:start-shape="id178" draw:start-glue-point="10" draw:end-shape="id179" svg:d="m12139 7798 1396 24">
          <text:p/>
        </draw:connector>
        <draw:custom-shape draw:style-name="gr7" draw:text-style-name="P10" xml:id="id180" draw:id="id180" draw:layer="layout" svg:width="4.305cm" svg:height="1.87cm" svg:x="7.92cm" svg:y="9.8cm">
          <draw:glue-point draw:id="8" svg:x="-5cm" svg:y="-2.81cm"/>
          <draw:glue-point draw:id="9" svg:x="-5cm" svg:y="1.824cm"/>
          <draw:glue-point draw:id="10" svg:x="5.001cm" svg:y="-1.122cm"/>
          <draw:glue-point draw:id="11" svg:x="5.001cm" svg:y="2.272cm"/>
          <text:p text:style-name="P2"><text:span text:style-name="T6">1.88</text:span></text:p>
          <text:p text:style-name="P2"><text:span text:style-name="T6">Select Spec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draw:type="line" svg:x1="12.224cm" svg:y1="11.159cm" svg:x2="13.705cm" svg:y2="11.163cm" draw:start-shape="id180" draw:start-glue-point="11" draw:end-shape="id181" draw:end-glue-point="5" svg:d="m12224 11159 1481 4">
          <text:p/>
        </draw:connector>
        <draw:custom-shape draw:style-name="gr43" draw:text-style-name="P11" xml:id="id187" draw:id="id187" draw:layer="layout" svg:width="4.405cm" svg:height="1.163cm" svg:x="1.84cm" svg:y="8.332cm">
          <draw:glue-point draw:id="10" svg:x="-4.475cm" svg:y="5.005cm"/>
          <draw:glue-point draw:id="11" svg:x="-2.808cm" svg:y="5.005cm"/>
          <text:p text:style-name="P4"><text:span text:style-name="T6">2.6</text:span></text:p>
          <text:p text:style-name="P4"><text:span text:style-name="T6">Locations selection (1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11" xml:id="id184" draw:id="id184" draw:layer="layout" svg:width="4.54cm" svg:height="1.14cm" svg:x="7.79cm" svg:y="16.755cm">
          <draw:glue-point draw:id="10" svg:x="-3.129cm" svg:y="5.005cm"/>
          <draw:glue-point draw:id="11" svg:x="1.957cm" svg:y="5.005cm"/>
          <text:p text:style-name="P4"><text:span text:style-name="T6">2.7</text:span></text:p>
          <text:p text:style-name="P4"><text:span text:style-name="T6">Species selection (2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11" xml:id="id183" draw:id="id183" draw:layer="layout" svg:width="3.175cm" svg:height="1.135cm" svg:x="13.47cm" svg:y="15.205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6">3.2</text:span></text:p>
          <text:p text:style-name="P4"><text:span text:style-name="T6">Select Specie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" draw:text-style-name="P10" xml:id="id182" draw:id="id182" draw:layer="layout" svg:width="4.305cm" svg:height="1.87cm" svg:x="7.9cm" svg:y="13.6cm">
          <draw:glue-point draw:id="8" svg:x="-5cm" svg:y="-2.81cm"/>
          <draw:glue-point draw:id="9" svg:x="-5cm" svg:y="1.824cm"/>
          <draw:glue-point draw:id="10" svg:x="5.001cm" svg:y="-2.807cm"/>
          <draw:glue-point draw:id="11" svg:x="5.01cm" svg:y="2.438cm"/>
          <text:p text:style-name="P2"><text:span text:style-name="T6">1.88</text:span></text:p>
          <text:p text:style-name="P2"><text:span text:style-name="T6">Select Spec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draw:type="line" svg:x1="12.205cm" svg:y1="14.99cm" svg:x2="13.47cm" svg:y2="15.773cm" draw:start-shape="id182" draw:start-glue-point="11" draw:end-shape="id183" draw:end-glue-point="5" svg:d="m12205 14990 1265 783">
          <text:p/>
        </draw:connector>
        <draw:connector draw:style-name="gr10" draw:text-style-name="P8" draw:layer="layout" draw:type="line" svg:x1="10.053cm" svg:y1="15.47cm" svg:x2="10.06cm" svg:y2="16.755cm" draw:start-shape="id182" draw:start-glue-point="6" draw:end-shape="id184" draw:end-glue-point="5" svg:d="m10053 15470 7 1285">
          <text:p/>
        </draw:connector>
        <draw:connector draw:style-name="gr10" draw:text-style-name="P4" draw:layer="layout" svg:x1="4.82cm" svg:y1="13.475cm" svg:x2="7.821cm" svg:y2="19.526cm" draw:start-shape="id185" draw:start-glue-point="8" draw:end-shape="id186" draw:end-glue-point="8" svg:d="m4820 13475v6051h3001">
          <text:p/>
        </draw:connector>
        <draw:connector draw:style-name="gr10" draw:text-style-name="P4" draw:layer="layout" svg:x1="2.071cm" svg:y1="9.495cm" svg:x2="7.82cm" svg:y2="20.015cm" draw:start-shape="id187" draw:start-glue-point="10" draw:end-shape="id186" draw:end-glue-point="5" svg:d="m2071 9495v10520h5749">
          <text:p/>
        </draw:connector>
        <draw:connector draw:style-name="gr10" draw:text-style-name="P4" draw:layer="layout" draw:type="curve" svg:x1="7.835cm" svg:y1="7.155cm" svg:x2="4.043cm" svg:y2="8.332cm" draw:start-shape="id178" draw:start-glue-point="5" draw:end-shape="id187" draw:end-glue-point="5" svg:d="m7835 7155c-2528 0-3792 392-3792 1177">
          <text:p/>
        </draw:connector>
        <draw:connector draw:style-name="gr10" draw:text-style-name="P4" draw:layer="layout" draw:type="curve" svg:x1="4.043cm" svg:y1="9.495cm" svg:x2="7.92cm" svg:y2="10.21cm" draw:start-shape="id187" draw:start-glue-point="8" draw:end-shape="id180" draw:end-glue-point="8" svg:d="m4043 9495c0 477 1292 715 3877 715">
          <text:p/>
        </draw:connector>
        <draw:connector draw:style-name="gr10" draw:text-style-name="P4" draw:layer="layout" draw:type="curve" svg:x1="7.92cm" svg:y1="11.076cm" svg:x2="4.82cm" svg:y2="12.335cm" draw:start-shape="id180" draw:start-glue-point="9" draw:end-shape="id185" draw:end-glue-point="5" svg:d="m7920 11076c-2067 0-3100 419-3100 1259">
          <text:p/>
        </draw:connector>
        <draw:connector draw:style-name="gr10" draw:text-style-name="P8" draw:layer="layout" draw:type="line" svg:x1="10.06cm" svg:y1="17.895cm" svg:x2="10.043cm" svg:y2="19.085cm" draw:start-shape="id184" draw:start-glue-point="8" draw:end-shape="id186" draw:end-glue-point="4" svg:d="m10060 17895-17 1190">
          <text:p/>
        </draw:connector>
        <draw:connector draw:style-name="gr10" draw:text-style-name="P4" draw:layer="layout" draw:line-skew="5.062cm" svg:x1="5.797cm" svg:y1="8.914cm" svg:x2="12.204cm" svg:y2="14.011cm" draw:start-shape="id187" draw:start-glue-point="9" draw:end-shape="id182" draw:end-glue-point="10" svg:d="m5797 8914h11983v5097h-5576">
          <text:p/>
        </draw:connector>
        <draw:custom-shape draw:style-name="gr44" draw:text-style-name="P12" xml:id="id189" draw:id="id189" draw:layer="layout" svg:width="1.27cm" svg:height="17.78cm" svg:x="19.047cm" svg:y="4.075cm">
          <draw:glue-point draw:id="8" svg:x="5.004cm" svg:y="-2.585cm"/>
          <draw:glue-point draw:id="9" svg:x="5.004cm" svg:y="2.773cm"/>
          <draw:glue-point draw:id="10" svg:x="-2.888cm" svg:y="-4.995cm"/>
          <draw:glue-point draw:id="11" svg:x="3.111cm" svg:y="-4.995cm"/>
          <draw:glue-point draw:id="12" svg:x="-4.992cm" svg:y="-2.142cm"/>
          <draw:glue-point draw:id="13" svg:x="-5.023cm" svg:y="3.949cm"/>
          <draw:glue-point draw:id="14" svg:x="-4.992cm" svg:y="-3.872cm"/>
          <draw:glue-point draw:id="15" svg:x="-5.023cm" svg:y="1.071cm"/>
          <draw:glue-point draw:id="16" svg:x="-4.992cm" svg:y="-4.285cm"/>
          <text:p text:style-name="P4"><text:span text:style-name="T4">1.94</text:span></text:p>
          <text:p text:style-name="P4"><text:span text:style-name="T4">Sender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draw:type="curve" svg:x1="17.572cm" svg:y1="4.46cm" svg:x2="19.049cm" svg:y2="5.347cm" draw:start-shape="id188" draw:start-glue-point="7" draw:end-shape="id189" draw:end-glue-point="16" svg:d="m17572 4460c1107 0 369 887 1477 887">
          <text:p/>
        </draw:connector>
        <draw:custom-shape draw:style-name="gr45" draw:text-style-name="P12" xml:id="id188" draw:id="id188" draw:layer="layout" svg:width="1.77cm" svg:height="0.97cm" svg:x="15.802cm" svg:y="3.975cm">
          <draw:glue-point draw:id="8" svg:x="5.004cm" svg:y="-2.585cm"/>
          <draw:glue-point draw:id="9" svg:x="5.004cm" svg:y="2.773cm"/>
          <draw:glue-point draw:id="10" svg:x="-2.888cm" svg:y="-4.995cm"/>
          <draw:glue-point draw:id="11" svg:x="3.111cm" svg:y="-4.995cm"/>
          <draw:glue-point draw:id="12" svg:x="-4.992cm" svg:y="-2.142cm"/>
          <draw:glue-point draw:id="13" svg:x="-5.023cm" svg:y="3.949cm"/>
          <draw:glue-point draw:id="14" svg:x="-4.992cm" svg:y="-3.872cm"/>
          <draw:glue-point draw:id="15" svg:x="-5.023cm" svg:y="1.071cm"/>
          <draw:glue-point draw:id="16" svg:x="-4.992cm" svg:y="-4.285cm"/>
          <text:p text:style-name="P4"><text:span text:style-name="T4">constructor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4" draw:text-style-name="P4" draw:layer="layout" draw:type="line" svg:x1="11.275cm" svg:y1="4.54cm" svg:x2="15.802cm" svg:y2="4.563cm" draw:start-shape="id176" draw:start-glue-point="7" draw:end-shape="id188" draw:end-glue-point="15" svg:d="m11275 4540 4527 23">
          <text:p/>
        </draw:connector>
        <draw:connector draw:style-name="gr11" draw:text-style-name="P4" draw:layer="layout" draw:type="curve" svg:x1="19.049cm" svg:y1="6.081cm" svg:x2="12.139cm" svg:y2="6.672cm" draw:start-shape="id189" draw:start-glue-point="14" draw:end-shape="id178" draw:end-glue-point="11" svg:d="m19049 6081c-5173 0-1719 591-6910 591">
          <text:p/>
        </draw:connector>
        <draw:connector draw:style-name="gr11" draw:text-style-name="P4" draw:layer="layout" draw:type="curve" svg:x1="19.049cm" svg:y1="9.157cm" svg:x2="12.224cm" svg:y2="10.526cm" draw:start-shape="id189" draw:start-glue-point="12" draw:end-shape="id180" draw:end-glue-point="10" svg:d="m19049 9157c-5110 0-1698 1369-6825 1369">
          <text:p/>
        </draw:connector>
        <draw:connector draw:style-name="gr11" draw:text-style-name="P4" draw:layer="layout" draw:type="curve" svg:x1="19.047cm" svg:y1="14.869cm" svg:x2="12.205cm" svg:y2="14.535cm" draw:start-shape="id189" draw:start-glue-point="15" draw:end-shape="id182" draw:end-glue-point="7" svg:d="m19047 14869c-5122 0-1702-334-6842-334">
          <text:p/>
        </draw:connector>
        <draw:connector draw:style-name="gr11" draw:text-style-name="P4" draw:layer="layout" draw:type="curve" svg:x1="19.047cm" svg:y1="19.986cm" svg:x2="12.265cm" svg:y2="20.015cm" draw:start-shape="id189" draw:start-glue-point="13" draw:end-shape="id186" draw:end-glue-point="7" svg:d="m19047 19986c-5077 0-1687 29-6782 29">
          <text:p/>
        </draw:connector>
      </draw:page>
      <draw:page draw:name="1.5.2 - analysis.attraction_inter.Start" draw:style-name="dp1" draw:master-page-name="Default">
        <draw:frame draw:style-name="gr30" draw:text-style-name="P1" draw:layer="layout" svg:width="3.75cm" svg:height="0.59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31" draw:text-style-name="P3" draw:layer="layout" svg:width="4.597cm" svg:height="0.635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43" draw:text-style-name="P6" xml:id="id192" draw:id="id192" draw:layer="layout" svg:width="4.045cm" svg:height="1.27cm" svg:x="2.905cm" svg:y="15.96cm">
          <text:p text:style-name="P4"><text:span text:style-name="T5">2.9</text:span></text:p>
          <text:p text:style-name="P4"><text:span text:style-name="T5">Species spo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190" draw:id="id190" draw:layer="layout" svg:width="3.805cm" svg:height="1.27cm" svg:x="3.005cm" svg:y="18.1cm">
          <text:p text:style-name="P4"><text:span text:style-name="T1">1.20</text:span></text:p>
          <text:p text:style-name="P4"><text:span text:style-name="T1">Make</text:span></text:p>
          <text:p text:style-name="P4"><text:span text:style-name="T1">plate IDs uniq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6" xml:id="id191" draw:id="id191" draw:layer="layout" svg:width="3.175cm" svg:height="1.27cm" svg:x="3.335cm" svg:y="20.34cm">
          <text:p text:style-name="P4"><text:span text:style-name="T5">2.9.1</text:span></text:p>
          <text:p text:style-name="P4"><text:span text:style-name="T5">Species spots</text:span></text:p>
          <text:p text:style-name="P4"><text:span text:style-name="T5">uniqu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4.907cm" svg:y1="19.37cm" svg:x2="4.923cm" svg:y2="20.34cm" draw:start-shape="id190" draw:start-glue-point="6" draw:end-shape="id191" draw:end-glue-point="5" svg:d="m4907 19370 16 970">
          <text:p/>
        </draw:connector>
        <draw:connector draw:style-name="gr10" draw:text-style-name="P8" draw:layer="layout" draw:type="line" svg:x1="4.928cm" svg:y1="17.23cm" svg:x2="4.907cm" svg:y2="18.1cm" draw:start-shape="id192" draw:start-glue-point="8" draw:end-shape="id190" draw:end-glue-point="4" svg:d="m4928 17230-21 870">
          <text:p/>
        </draw:connector>
        <draw:connector draw:style-name="gr10" draw:text-style-name="P8" draw:layer="layout" draw:type="line" svg:x1="4.923cm" svg:y1="21.61cm" svg:x2="8.689cm" svg:y2="23.955cm" draw:start-shape="id191" draw:start-glue-point="8" draw:end-shape="id193" draw:end-glue-point="5" svg:d="m4923 21610 3766 2345">
          <text:p/>
        </draw:connector>
        <draw:custom-shape draw:style-name="gr32" draw:text-style-name="P9" draw:layer="layout" svg:width="18.415cm" svg:height="0.635cm" svg:x="1.588cm" svg:y="1.97cm">
          <text:p text:style-name="P4"><text:span text:style-name="T2">1.5.2 </text:span><text:span text:style-name="T3">—</text:span><text:span text:style-name="T2"> analysis.attraction_inter.Start</text:span></text:p>
          <draw:enhanced-geometry svg:viewBox="0 0 21600 21600" draw:type="rectangle" draw:enhanced-path="M 0 0 L 21600 0 21600 21600 0 21600 0 0 Z N"/>
        </draw:custom-shape>
        <draw:custom-shape draw:style-name="gr43" draw:text-style-name="P6" xml:id="id196" draw:id="id196" draw:layer="layout" svg:width="4.265cm" svg:height="1.27cm" svg:x="13.78cm" svg:y="15.865cm">
          <text:p text:style-name="P4"><text:span text:style-name="T5">2.10</text:span></text:p>
          <text:p text:style-name="P4"><text:span text:style-name="T5">Species spo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194" draw:id="id194" draw:layer="layout" svg:width="3.83cm" svg:height="1.27cm" svg:x="14.015cm" svg:y="18.17cm">
          <text:p text:style-name="P4"><text:span text:style-name="T1">1.20</text:span></text:p>
          <text:p text:style-name="P4"><text:span text:style-name="T1">Make</text:span></text:p>
          <text:p text:style-name="P4"><text:span text:style-name="T1">plate IDs uniq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6" xml:id="id195" draw:id="id195" draw:layer="layout" svg:width="4.005cm" svg:height="1.27cm" svg:x="13.94cm" svg:y="20.375cm">
          <text:p text:style-name="P4"><text:span text:style-name="T5">2.10.1</text:span></text:p>
          <text:p text:style-name="P4"><text:span text:style-name="T5">Species spots</text:span></text:p>
          <text:p text:style-name="P4"><text:span text:style-name="T5">uniqu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15.93cm" svg:y1="19.44cm" svg:x2="15.943cm" svg:y2="20.375cm" draw:start-shape="id194" draw:start-glue-point="6" draw:end-shape="id195" draw:end-glue-point="5" svg:d="m15930 19440 13 935">
          <text:p/>
        </draw:connector>
        <draw:connector draw:style-name="gr10" draw:text-style-name="P8" draw:layer="layout" draw:type="line" svg:x1="15.913cm" svg:y1="17.135cm" svg:x2="15.93cm" svg:y2="18.17cm" draw:start-shape="id196" draw:start-glue-point="8" draw:end-shape="id194" draw:end-glue-point="4" svg:d="m15913 17135 17 1035">
          <text:p/>
        </draw:connector>
        <draw:connector draw:style-name="gr10" draw:text-style-name="P8" draw:layer="layout" draw:type="line" svg:x1="15.943cm" svg:y1="21.645cm" svg:x2="12.43cm" svg:y2="23.955cm" draw:start-shape="id195" draw:start-glue-point="8" draw:end-shape="id193" draw:end-glue-point="7" svg:d="m15943 21645-3513 2310">
          <text:p/>
        </draw:connector>
        <draw:custom-shape draw:style-name="gr43" draw:text-style-name="P6" xml:id="id205" draw:id="id205" draw:layer="layout" svg:width="3.25cm" svg:height="1.27cm" svg:x="14.26cm" svg:y="13.455cm">
          <draw:glue-point draw:id="8" svg:x="-2.998cm" svg:y="5cm"/>
          <draw:glue-point draw:id="9" svg:x="3.001cm" svg:y="5cm"/>
          <draw:glue-point draw:id="10" svg:x="-2.998cm" svg:y="-5cm"/>
          <draw:glue-point draw:id="11" svg:x="5.001cm" svg:y="-5cm"/>
          <draw:glue-point draw:id="12" svg:x="5.001cm" svg:y="5cm"/>
          <draw:glue-point draw:id="13" svg:x="-4.998cm" svg:y="-5cm"/>
          <draw:glue-point draw:id="14" svg:x="-4.998cm" svg:y="5cm"/>
          <text:p text:style-name="P4"><text:span text:style-name="T1">1.19</text:span></text:p>
          <text:p text:style-name="P4"><text:span text:style-name="T1">Set species spo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6" xml:id="id207" draw:id="id207" draw:layer="layout" svg:width="1.233cm" svg:height="10.795cm" svg:x="9.892cm" svg:y="8.985cm">
          <draw:glue-point draw:id="8" svg:x="5.004cm" svg:y="-2.764cm"/>
          <draw:glue-point draw:id="9" svg:x="5.004cm" svg:y="2.547cm"/>
          <draw:glue-point draw:id="10" svg:x="-2.888cm" svg:y="-4.995cm"/>
          <draw:glue-point draw:id="11" svg:x="3.111cm" svg:y="-4.995cm"/>
          <draw:glue-point draw:id="12" svg:x="-4.995cm" svg:y="-2.764cm"/>
          <draw:glue-point draw:id="13" svg:x="-5.012cm" svg:y="-1.538cm"/>
          <draw:glue-point draw:id="14" svg:x="-4.995cm" svg:y="1.321cm"/>
          <draw:glue-point draw:id="15" svg:x="-4.995cm" svg:y="2.547cm"/>
          <draw:glue-point draw:id="16" svg:x="-4.995cm" svg:y="3.773cm"/>
          <draw:glue-point draw:id="17" svg:x="-4.995cm" svg:y="-3.99cm"/>
          <draw:glue-point draw:id="18" svg:x="5.004cm" svg:y="-3.99cm"/>
          <draw:glue-point draw:id="19" svg:x="5.004cm" svg:y="-1.538cm"/>
          <draw:glue-point draw:id="20" svg:x="5.004cm" svg:y="1.321cm"/>
          <draw:glue-point draw:id="21" svg:x="5.004cm" svg:y="3.773cm"/>
          <text:p text:style-name="P4"><text:span text:style-name="T1">1.60</text:span></text:p>
          <text:p text:style-name="P4"><text:span text:style-name="T1">ru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6" xml:id="id197" draw:id="id197" draw:layer="layout" svg:width="4.127cm" svg:height="1.27cm" svg:x="4.858cm" svg:y="8.05cm">
          <text:p text:style-name="P4"><text:span text:style-name="T1">2.0 | 2.5</text:span></text:p>
          <text:p text:style-name="P4"><text:span text:style-name="T1">Record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198" draw:id="id198" draw:layer="layout" svg:width="4.06cm" svg:height="1.27cm" svg:x="2.89cm" svg:y="11.645cm">
          <draw:glue-point draw:id="8" svg:x="-2.998cm" svg:y="5cm"/>
          <draw:glue-point draw:id="9" svg:x="3.001cm" svg:y="5cm"/>
          <draw:glue-point draw:id="10" svg:x="-2.998cm" svg:y="-5cm"/>
          <draw:glue-point draw:id="11" svg:x="5.001cm" svg:y="-5cm"/>
          <draw:glue-point draw:id="12" svg:x="5.001cm" svg:y="5cm"/>
          <draw:glue-point draw:id="13" svg:x="-4.998cm" svg:y="-5cm"/>
          <draw:glue-point draw:id="14" svg:x="-4.998cm" svg:y="5cm"/>
          <draw:glue-point draw:id="15" svg:x="2.857cm" svg:y="-5cm"/>
          <text:p text:style-name="P4"><text:span text:style-name="T1">1.41</text:span></text:p>
          <text:p text:style-name="P4"><text:span text:style-name="T1">Get record I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4" draw:layer="layout" draw:type="curve" svg:x1="6.922cm" svg:y1="9.32cm" svg:x2="6.079cm" svg:y2="11.645cm" draw:start-shape="id197" draw:start-glue-point="8" draw:end-shape="id198" draw:end-glue-point="15" svg:d="m6922 9320c0 1744-843 582-843 2325">
          <text:p/>
        </draw:connector>
        <draw:connector draw:style-name="gr10" draw:text-style-name="P4" draw:layer="layout" draw:type="curve" svg:x1="18.779cm" svg:y1="6.27cm" svg:x2="16.874cm" svg:y2="11.286cm" draw:start-shape="id199" draw:start-glue-point="12" draw:end-shape="id200" draw:end-glue-point="15" svg:d="m18779 6270c0 3763-1905 1256-1905 5016">
          <text:p/>
        </draw:connector>
        <draw:connector draw:style-name="gr10" draw:text-style-name="P4" draw:layer="layout" draw:type="curve" svg:x1="17.093cm" svg:y1="7.68cm" svg:x2="15.885cm" svg:y2="11.286cm" draw:start-shape="id201" draw:start-glue-point="11" draw:end-shape="id200" draw:end-glue-point="4" svg:d="m17093 7680c0 2706-1208 903-1208 3606">
          <text:p/>
        </draw:connector>
        <draw:custom-shape draw:style-name="gr43" draw:text-style-name="P6" xml:id="id203" draw:id="id203" draw:layer="layout" svg:width="4.615cm" svg:height="1.14cm" svg:x="3.305cm" svg:y="6.675cm">
          <draw:glue-point draw:id="10" svg:x="-3.129cm" svg:y="5.005cm"/>
          <draw:glue-point draw:id="11" svg:x="1.957cm" svg:y="5.005cm"/>
          <text:p text:style-name="P4"><text:span text:style-name="T5">2.7</text:span></text:p>
          <text:p text:style-name="P4"><text:span text:style-name="T5">Species selection (1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202" draw:id="id202" draw:layer="layout" svg:width="4.715cm" svg:height="1.14cm" svg:x="2.035cm" svg:y="5.175cm">
          <draw:glue-point draw:id="10" svg:x="-4.475cm" svg:y="5.005cm"/>
          <draw:glue-point draw:id="11" svg:x="-2.808cm" svg:y="5.005cm"/>
          <text:p text:style-name="P4"><text:span text:style-name="T5">2.6</text:span></text:p>
          <text:p text:style-name="P4"><text:span text:style-name="T5">Locations selection (1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4" draw:layer="layout" draw:type="curve" svg:x1="2.283cm" svg:y1="6.315cm" svg:x2="3.703cm" svg:y2="11.645cm" draw:start-shape="id202" draw:start-glue-point="10" draw:end-shape="id198" draw:end-glue-point="10" svg:d="m2283 6315c0 3999 1420 1334 1420 5330">
          <text:p/>
        </draw:connector>
        <draw:connector draw:style-name="gr10" draw:text-style-name="P4" draw:layer="layout" draw:type="curve" svg:x1="4.168cm" svg:y1="7.815cm" svg:x2="4.92cm" svg:y2="11.645cm" draw:start-shape="id203" draw:start-glue-point="10" draw:end-shape="id198" svg:d="m4168 7815c0 2874 752 959 752 3830">
          <text:p/>
        </draw:connector>
        <draw:custom-shape draw:style-name="gr43" draw:text-style-name="P6" xml:id="id204" draw:id="id204" draw:layer="layout" svg:width="4.127cm" svg:height="1.27cm" svg:x="12.323cm" svg:y="8.045cm">
          <text:p text:style-name="P4"><text:span text:style-name="T1">2.0 | 2.5</text:span></text:p>
          <text:p text:style-name="P4"><text:span text:style-name="T1">Record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201" draw:id="id201" draw:layer="layout" svg:width="4.297cm" svg:height="1.14cm" svg:x="14.105cm" svg:y="6.54cm">
          <draw:glue-point draw:id="10" svg:x="-3.129cm" svg:y="5.005cm"/>
          <draw:glue-point draw:id="11" svg:x="1.957cm" svg:y="5.005cm"/>
          <text:p text:style-name="P4"><text:span text:style-name="T5">2.7</text:span></text:p>
          <text:p text:style-name="P4"><text:span text:style-name="T5">Species selection (2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199" draw:id="id199" draw:layer="layout" svg:width="4.397cm" svg:height="1.14cm" svg:x="15.905cm" svg:y="5.13cm">
          <draw:glue-point draw:id="10" svg:x="-4.475cm" svg:y="5.005cm"/>
          <draw:glue-point draw:id="11" svg:x="-2.808cm" svg:y="5.005cm"/>
          <draw:glue-point draw:id="12" svg:x="1.539cm" svg:y="5cm"/>
          <text:p text:style-name="P4"><text:span text:style-name="T5">2.6</text:span></text:p>
          <text:p text:style-name="P4"><text:span text:style-name="T5">Locations selection (2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200" draw:id="id200" draw:layer="layout" svg:width="3.92cm" svg:height="1.27cm" svg:x="13.925cm" svg:y="11.286cm">
          <draw:glue-point draw:id="8" svg:x="-2.998cm" svg:y="5cm"/>
          <draw:glue-point draw:id="9" svg:x="3.001cm" svg:y="5cm"/>
          <draw:glue-point draw:id="10" svg:x="-2.998cm" svg:y="-5cm"/>
          <draw:glue-point draw:id="11" svg:x="5.001cm" svg:y="-5cm"/>
          <draw:glue-point draw:id="12" svg:x="5.001cm" svg:y="5cm"/>
          <draw:glue-point draw:id="13" svg:x="-4.998cm" svg:y="-5cm"/>
          <draw:glue-point draw:id="14" svg:x="-4.998cm" svg:y="5cm"/>
          <draw:glue-point draw:id="15" svg:x="2.525cm" svg:y="-5cm"/>
          <text:p text:style-name="P4"><text:span text:style-name="T1">1.41</text:span></text:p>
          <text:p text:style-name="P4"><text:span text:style-name="T1">Get record I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4" draw:layer="layout" draw:type="curve" svg:x1="14.387cm" svg:y1="9.315cm" svg:x2="14.71cm" svg:y2="11.286cm" draw:start-shape="id204" draw:start-glue-point="8" draw:end-shape="id200" draw:end-glue-point="10" svg:d="m14387 9315c0 1479 323 494 323 1971">
          <text:p/>
        </draw:connector>
        <draw:connector draw:style-name="gr10" draw:text-style-name="P8" draw:layer="layout" draw:type="line" svg:x1="15.885cm" svg:y1="12.556cm" svg:x2="15.885cm" svg:y2="13.455cm" draw:start-shape="id200" draw:start-glue-point="6" draw:end-shape="id205" draw:end-glue-point="4" svg:d="m15885 12556v899">
          <text:p/>
        </draw:connector>
        <draw:connector draw:style-name="gr10" draw:text-style-name="P8" draw:layer="layout" draw:type="line" svg:x1="4.92cm" svg:y1="12.915cm" svg:x2="4.938cm" svg:y2="13.755cm" draw:start-shape="id198" draw:start-glue-point="6" draw:end-shape="id206" draw:end-glue-point="4" svg:d="m4920 12915 18 840">
          <text:p/>
        </draw:connector>
        <draw:custom-shape draw:style-name="gr43" draw:text-style-name="P6" xml:id="id206" draw:id="id206" draw:layer="layout" svg:width="3.175cm" svg:height="1.27cm" svg:x="3.35cm" svg:y="13.755cm">
          <draw:glue-point draw:id="8" svg:x="-2.998cm" svg:y="5cm"/>
          <draw:glue-point draw:id="9" svg:x="3.001cm" svg:y="5cm"/>
          <draw:glue-point draw:id="10" svg:x="-2.998cm" svg:y="-5cm"/>
          <draw:glue-point draw:id="11" svg:x="5.001cm" svg:y="-5cm"/>
          <draw:glue-point draw:id="12" svg:x="5.001cm" svg:y="5cm"/>
          <draw:glue-point draw:id="13" svg:x="-4.998cm" svg:y="-5cm"/>
          <draw:glue-point draw:id="14" svg:x="-4.998cm" svg:y="5cm"/>
          <text:p text:style-name="P4"><text:span text:style-name="T1">1.19</text:span></text:p>
          <text:p text:style-name="P4"><text:span text:style-name="T1">Set species spo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curve" svg:x1="9.893cm" svg:y1="11.399cm" svg:x2="6.95cm" svg:y2="12.28cm" draw:start-shape="id207" draw:start-glue-point="12" draw:end-shape="id198" draw:end-glue-point="7" svg:d="m9893 11399c-2208 0-737 881-2943 881">
          <text:p/>
        </draw:connector>
        <draw:connector draw:style-name="gr10" draw:text-style-name="P4" draw:layer="layout" draw:type="curve" svg:x1="9.892cm" svg:y1="12.722cm" svg:x2="6.525cm" svg:y2="14.39cm" draw:start-shape="id207" draw:start-glue-point="13" draw:end-shape="id206" draw:end-glue-point="7" svg:d="m9892 12722c-2526 0-843 1668-3367 1668">
          <text:p/>
        </draw:connector>
        <draw:connector draw:style-name="gr10" draw:text-style-name="P4" draw:layer="layout" draw:type="curve" svg:x1="9.893cm" svg:y1="17.131cm" svg:x2="6.81cm" svg:y2="18.735cm" draw:start-shape="id207" draw:start-glue-point="15" draw:end-shape="id190" draw:end-glue-point="7" svg:d="m9893 17131c-2313 0-772 1604-3083 1604">
          <text:p/>
        </draw:connector>
        <draw:connector draw:style-name="gr10" draw:text-style-name="P4" draw:layer="layout" draw:type="curve" svg:x1="11.124cm" svg:y1="11.399cm" svg:x2="13.925cm" svg:y2="11.921cm" draw:start-shape="id207" draw:start-glue-point="8" draw:end-shape="id200" draw:end-glue-point="5" svg:d="m11124 11399c2101 0 701 522 2801 522">
          <text:p/>
        </draw:connector>
        <draw:connector draw:style-name="gr10" draw:text-style-name="P4" draw:layer="layout" draw:type="curve" svg:x1="11.124cm" svg:y1="12.722cm" svg:x2="14.26cm" svg:y2="14.09cm" draw:start-shape="id207" draw:start-glue-point="19" draw:end-shape="id205" draw:end-glue-point="5" svg:d="m11124 12722c2353 0 786 1368 3136 1368">
          <text:p/>
        </draw:connector>
        <draw:connector draw:style-name="gr10" draw:text-style-name="P4" draw:layer="layout" draw:type="curve" svg:x1="11.124cm" svg:y1="17.131cm" svg:x2="14.015cm" svg:y2="18.805cm" draw:start-shape="id207" draw:start-glue-point="9" draw:end-shape="id194" draw:end-glue-point="5" svg:d="m11124 17131c2169 0 724 1674 2891 1674">
          <text:p/>
        </draw:connector>
        <draw:connector draw:style-name="gr10" draw:text-style-name="P8" draw:layer="layout" draw:type="line" svg:x1="15.885cm" svg:y1="14.725cm" svg:x2="15.913cm" svg:y2="15.865cm" draw:start-shape="id205" draw:start-glue-point="6" draw:end-shape="id196" draw:end-glue-point="5" svg:d="m15885 14725 28 1140">
          <text:p/>
        </draw:connector>
        <draw:connector draw:style-name="gr10" draw:text-style-name="P8" draw:layer="layout" draw:type="line" svg:x1="4.938cm" svg:y1="15.025cm" svg:x2="4.928cm" svg:y2="15.96cm" draw:start-shape="id206" draw:start-glue-point="6" draw:end-shape="id192" draw:end-glue-point="5" svg:d="m4938 15025-10 935">
          <text:p/>
        </draw:connector>
        <draw:connector draw:style-name="gr24" draw:text-style-name="P8" draw:layer="layout" draw:type="line" svg:x1="10.473cm" svg:y1="6.045cm" svg:x2="10.508cm" svg:y2="8.985cm" draw:start-shape="id208" draw:start-glue-point="6" draw:end-shape="id207" draw:end-glue-point="4" svg:d="m10473 6045 35 2940">
          <text:p/>
        </draw:connector>
        <draw:connector draw:style-name="gr10" draw:text-style-name="P8" draw:layer="layout" draw:type="line" svg:x1="10.508cm" svg:y1="19.78cm" svg:x2="10.56cm" svg:y2="23.32cm" draw:start-shape="id207" draw:start-glue-point="6" draw:end-shape="id193" draw:end-glue-point="4" svg:d="m10508 19780 52 3540">
          <text:p/>
        </draw:connector>
        <draw:custom-shape draw:style-name="gr7" draw:text-style-name="P10" xml:id="id193" draw:id="id193" draw:layer="layout" svg:width="3.741cm" svg:height="1.27cm" svg:x="8.689cm" svg:y="23.32cm">
          <draw:glue-point draw:id="8" svg:x="-4.998cm" svg:y="-2.633cm"/>
          <draw:glue-point draw:id="9" svg:x="-4.998cm" svg:y="2.456cm"/>
          <text:p text:style-name="P2"><text:span text:style-name="T6">1.5.2</text:span></text:p>
          <text:p text:style-name="P2"><text:span text:style-name="T6">Start (continue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xml:id="id208" draw:id="id208" draw:layer="layout" svg:width="4.305cm" svg:height="1.87cm" svg:x="8.32cm" svg:y="4.175cm">
          <draw:glue-point draw:id="8" svg:x="-5cm" svg:y="-2.81cm"/>
          <draw:glue-point draw:id="9" svg:x="-5cm" svg:y="1.824cm"/>
          <draw:glue-point draw:id="10" svg:x="-2.548cm" svg:y="5cm"/>
          <draw:glue-point draw:id="11" svg:x="2.838cm" svg:y="5.074cm"/>
          <draw:glue-point draw:id="12" svg:x="-1.073cm" svg:y="5cm"/>
          <draw:glue-point draw:id="13" svg:x="1.876cm" svg:y="5cm"/>
          <text:p text:style-name="P2"><text:span text:style-name="T6">1.5.1</text:span></text:p>
          <text:p text:style-name="P2"><text:span text:style-name="T6">Begin Analysis 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1.5.2 - analysis.attraction_inter.Start (cont.)" draw:style-name="dp1" draw:master-page-name="Default">
        <draw:frame draw:style-name="gr30" draw:text-style-name="P1" draw:layer="layout" svg:width="3.75cm" svg:height="0.59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31" draw:text-style-name="P3" draw:layer="layout" svg:width="4.597cm" svg:height="0.635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43" draw:text-style-name="P11" xml:id="id215" draw:id="id215" draw:layer="layout" svg:width="3.175cm" svg:height="1.27cm" svg:x="2.47cm" svg:y="8.05cm">
          <text:p text:style-name="P4"><text:span text:style-name="T6">2.9.1</text:span></text:p>
          <text:p text:style-name="P4"><text:span text:style-name="T6">Species spots</text:span></text:p>
          <text:p text:style-name="P4"><text:span text:style-name="T6">uniqu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11" xml:id="id209" draw:id="id209" draw:layer="layout" svg:width="4.51cm" svg:height="1.64cm" svg:x="7.075cm" svg:y="5.615cm">
          <draw:glue-point draw:id="8" svg:x="-3.287cm" svg:y="-5cm"/>
          <draw:glue-point draw:id="9" svg:x="3.001cm" svg:y="-5cm"/>
          <draw:glue-point draw:id="10" svg:x="5cm" svg:y="-1.128cm"/>
          <draw:glue-point draw:id="11" svg:x="5cm" svg:y="2.743cm"/>
          <text:p text:style-name="P4"><text:span text:style-name="T1">1.27</text:span></text:p>
          <text:p text:style-name="P4"><text:span text:style-name="T1">Calculate distance 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11" xml:id="id210" draw:id="id210" draw:layer="layout" svg:width="3.84cm" svg:height="1.27cm" svg:x="7.44cm" svg:y="8.09cm">
          <text:p text:style-name="P4"><text:span text:style-name="T6">2.12</text:span></text:p>
          <text:p text:style-name="P4"><text:span text:style-name="T6">Spot distances</text:span></text:p>
          <text:p text:style-name="P4"><text:span text:style-name="T6">observ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9.33cm" svg:y1="7.255cm" svg:x2="9.36cm" svg:y2="8.09cm" draw:start-shape="id209" draw:end-shape="id210" draw:end-glue-point="5" svg:d="m9330 7255 30 835">
          <text:p/>
        </draw:connector>
        <draw:custom-shape draw:style-name="gr43" draw:text-style-name="P11" xml:id="id211" draw:id="id211" draw:layer="layout" svg:width="5.715cm" svg:height="0.965cm" svg:x="6.32cm" svg:y="18.46cm">
          <draw:glue-point draw:id="8" svg:x="-2.776cm" svg:y="-5cm"/>
          <draw:glue-point draw:id="9" svg:x="2.778cm" svg:y="-5cm"/>
          <draw:glue-point draw:id="10" svg:x="-2.601cm" svg:y="5cm"/>
          <draw:glue-point draw:id="11" svg:x="2.953cm" svg:y="5cm"/>
          <text:p text:style-name="P4"><text:span text:style-name="T1">1.74</text:span></text:p>
          <text:p text:style-name="P4"><text:span text:style-name="T1">Calculate significa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9.177cm" svg:y1="19.425cm" svg:x2="9.155cm" svg:y2="20.46cm" draw:start-shape="id211" draw:start-glue-point="6" draw:end-shape="id212" draw:end-glue-point="5" svg:d="m9177 19425-22 1035">
          <text:p/>
        </draw:connector>
        <draw:custom-shape draw:style-name="gr43" draw:text-style-name="P11" xml:id="id214" draw:id="id214" draw:layer="layout" svg:width="4.125cm" svg:height="1.27cm" svg:x="7.115cm" svg:y="16.45cm">
          <text:p text:style-name="P4"><text:span text:style-name="T6">2.13</text:span></text:p>
          <text:p text:style-name="P4"><text:span text:style-name="T6">Spot distances</text:span></text:p>
          <text:p text:style-name="P4"><text:span text:style-name="T6">expect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9.212cm" svg:y1="15.605cm" svg:x2="9.178cm" svg:y2="16.45cm" draw:start-shape="id213" draw:end-shape="id214" draw:end-glue-point="5" svg:d="m9212 15605-34 845">
          <text:p/>
        </draw:connector>
        <draw:connector draw:style-name="gr10" draw:text-style-name="P8" draw:layer="layout" draw:type="line" svg:x1="9.178cm" svg:y1="17.72cm" svg:x2="9.177cm" svg:y2="18.46cm" draw:start-shape="id214" draw:start-glue-point="8" draw:end-shape="id211" svg:d="m9178 17720-1 740">
          <text:p/>
        </draw:connector>
        <draw:custom-shape draw:style-name="gr43" draw:text-style-name="P11" xml:id="id212" draw:id="id212" draw:layer="layout" svg:width="4.45cm" svg:height="1.27cm" svg:x="6.93cm" svg:y="20.46cm">
          <text:p text:style-name="P4"><text:span text:style-name="T6">2.37</text:span></text:p>
          <text:p text:style-name="P4"><text:span text:style-name="T6">Significance resul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2" draw:text-style-name="P9" draw:layer="layout" svg:width="18.415cm" svg:height="0.635cm" svg:x="1.588cm" svg:y="1.97cm">
          <text:p text:style-name="P4"><text:span text:style-name="T2">1.5.2 </text:span><text:span text:style-name="T3">—</text:span><text:span text:style-name="T2"> analysis.attraction_inter.Start (continued)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xml:id="id217" draw:id="id217" draw:layer="layout" svg:width="3.175cm" svg:height="1.27cm" svg:x="12.565cm" svg:y="8.09cm">
          <text:p text:style-name="P4"><text:span text:style-name="T6">2.10.1</text:span></text:p>
          <text:p text:style-name="P4"><text:span text:style-name="T6">Species spots</text:span></text:p>
          <text:p text:style-name="P4"><text:span text:style-name="T6">uniqu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4" draw:layer="layout" draw:type="curve" svg:x1="4.058cm" svg:y1="9.32cm" svg:x2="7.33cm" svg:y2="10.76cm" draw:start-shape="id215" draw:start-glue-point="8" draw:end-shape="id216" draw:end-glue-point="5" svg:d="m4058 9320c0 960 1090 1440 3272 1440">
          <text:p/>
        </draw:connector>
        <draw:connector draw:style-name="gr10" draw:text-style-name="P4" draw:layer="layout" draw:type="curve" svg:x1="7.824cm" svg:y1="8.725cm" svg:x2="6.32cm" svg:y2="18.942cm" draw:start-shape="id210" draw:start-glue-point="6" draw:end-shape="id211" draw:end-glue-point="5" svg:d="m7824 8725c-3009 0-2257 10217-1504 10217">
          <text:p/>
        </draw:connector>
        <draw:custom-shape draw:style-name="gr43" draw:text-style-name="P11" xml:id="id213" draw:id="id213" draw:layer="layout" svg:width="4.795cm" svg:height="1.17cm" svg:x="6.815cm" svg:y="14.435cm">
          <draw:glue-point draw:id="8" svg:x="-1.848cm" svg:y="5cm"/>
          <draw:glue-point draw:id="9" svg:x="2.151cm" svg:y="5cm"/>
          <draw:glue-point draw:id="10" svg:x="-4.998cm" svg:y="-2.604cm"/>
          <draw:glue-point draw:id="11" svg:x="-4.998cm" svg:y="2.247cm"/>
          <text:p text:style-name="P4"><text:span text:style-name="T1">1.69</text:span></text:p>
          <text:p text:style-name="P4"><text:span text:style-name="T1">Calculate distances</text:span></text:p>
          <text:p text:style-name="P4"><text:span text:style-name="T1">Inter expect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curve" svg:x1="14.153cm" svg:y1="9.36cm" svg:x2="11.13cm" svg:y2="10.596cm" draw:start-shape="id217" draw:start-glue-point="8" draw:end-shape="id216" draw:end-glue-point="12" svg:d="m14153 9360c0 824-1007 1236-3023 1236">
          <text:p/>
        </draw:connector>
        <draw:custom-shape draw:style-name="gr43" draw:text-style-name="P11" xml:id="id216" draw:id="id216" draw:layer="layout" svg:width="3.8cm" svg:height="1.6cm" svg:x="7.33cm" svg:y="9.96cm">
          <draw:glue-point draw:id="8" svg:x="-1.848cm" svg:y="5cm"/>
          <draw:glue-point draw:id="9" svg:x="2.151cm" svg:y="5cm"/>
          <draw:glue-point draw:id="10" svg:x="-4.998cm" svg:y="-2.604cm"/>
          <draw:glue-point draw:id="11" svg:x="-4.998cm" svg:y="2.247cm"/>
          <draw:glue-point draw:id="12" svg:x="5cm" svg:y="-1.031cm"/>
          <draw:glue-point draw:id="13" svg:x="5cm" svg:y="2.937cm"/>
          <text:p text:style-name="P4"><text:span text:style-name="T1">1.73</text:span></text:p>
          <text:p text:style-name="P4"><text:span text:style-name="T8">Fill plate spot totals t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11" xml:id="id218" draw:id="id218" draw:layer="layout" svg:width="4.33cm" svg:height="1.27cm" svg:x="7.065cm" svg:y="12.305cm">
          <text:p text:style-name="P4"><text:span text:style-name="T6">2.39</text:span></text:p>
          <text:p text:style-name="P4"><text:span text:style-name="T6">Plate spot total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9.23cm" svg:y1="11.56cm" svg:x2="9.23cm" svg:y2="12.305cm" draw:start-shape="id216" draw:start-glue-point="6" draw:end-shape="id218" draw:end-glue-point="5" svg:d="m9230 11560v745">
          <text:p/>
        </draw:connector>
        <draw:connector draw:style-name="gr10" draw:text-style-name="P8" draw:layer="layout" draw:type="line" svg:x1="9.23cm" svg:y1="13.575cm" svg:x2="9.212cm" svg:y2="14.435cm" draw:start-shape="id218" draw:start-glue-point="8" draw:end-shape="id213" draw:end-glue-point="4" svg:d="m9230 13575-18 860">
          <text:p/>
        </draw:connector>
        <draw:custom-shape draw:style-name="gr7" draw:text-style-name="P10" xml:id="id219" draw:id="id219" draw:layer="layout" svg:width="3.106cm" svg:height="1.27cm" svg:x="7.584cm" svg:y="22.795cm">
          <draw:glue-point draw:id="8" svg:x="-4.998cm" svg:y="-2.633cm"/>
          <draw:glue-point draw:id="9" svg:x="-4.998cm" svg:y="2.456cm"/>
          <text:p text:style-name="P2"><text:span text:style-name="T6">1.15</text:span></text:p>
          <text:p text:style-name="P2"><text:span text:style-name="T6">Generate repo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9.155cm" svg:y1="21.73cm" svg:x2="9.137cm" svg:y2="22.795cm" draw:start-shape="id212" draw:start-glue-point="8" draw:end-shape="id219" draw:end-glue-point="4" svg:d="m9155 21730-18 1065">
          <text:p/>
        </draw:connector>
        <draw:custom-shape draw:style-name="gr43" draw:text-style-name="P6" xml:id="id220" draw:id="id220" draw:layer="layout" svg:width="1.233cm" svg:height="13.97cm" svg:x="17.147cm" svg:y="5.615cm">
          <draw:glue-point draw:id="8" svg:x="5.004cm" svg:y="-2.764cm"/>
          <draw:glue-point draw:id="9" svg:x="5.004cm" svg:y="2.547cm"/>
          <draw:glue-point draw:id="10" svg:x="-2.888cm" svg:y="-4.995cm"/>
          <draw:glue-point draw:id="11" svg:x="3.111cm" svg:y="-4.995cm"/>
          <draw:glue-point draw:id="12" svg:x="-4.995cm" svg:y="-2.764cm"/>
          <draw:glue-point draw:id="13" svg:x="-5.012cm" svg:y="-1.538cm"/>
          <draw:glue-point draw:id="14" svg:x="-4.995cm" svg:y="1.321cm"/>
          <draw:glue-point draw:id="15" svg:x="-4.995cm" svg:y="2.547cm"/>
          <draw:glue-point draw:id="16" svg:x="-4.995cm" svg:y="3.773cm"/>
          <draw:glue-point draw:id="17" svg:x="-4.995cm" svg:y="-3.99cm"/>
          <draw:glue-point draw:id="18" svg:x="5.004cm" svg:y="-3.99cm"/>
          <draw:glue-point draw:id="19" svg:x="5.004cm" svg:y="-1.538cm"/>
          <draw:glue-point draw:id="20" svg:x="5.004cm" svg:y="1.321cm"/>
          <draw:glue-point draw:id="21" svg:x="5.004cm" svg:y="3.773cm"/>
          <text:p text:style-name="P4"><text:span text:style-name="T1">1.60</text:span></text:p>
          <text:p text:style-name="P4"><text:span text:style-name="T1">ru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curve" svg:x1="17.148cm" svg:y1="7.026cm" svg:x2="11.585cm" svg:y2="6.251cm" draw:start-shape="id220" draw:start-glue-point="17" draw:end-shape="id209" draw:end-glue-point="10" svg:d="m17148 7026c-4173 0-1392-775-5563-775">
          <text:p/>
        </draw:connector>
        <draw:connector draw:style-name="gr10" draw:text-style-name="P4" draw:layer="layout" draw:type="curve" svg:x1="14.153cm" svg:y1="8.09cm" svg:x2="11.585cm" svg:y2="6.884cm" draw:start-shape="id217" draw:start-glue-point="5" draw:end-shape="id209" draw:end-glue-point="11" svg:d="m14153 8090c0-804-856-1206-2568-1206">
          <text:p/>
        </draw:connector>
        <draw:connector draw:style-name="gr10" draw:text-style-name="P4" draw:layer="layout" draw:type="curve" svg:x1="4.058cm" svg:y1="8.05cm" svg:x2="7.075cm" svg:y2="6.435cm" draw:start-shape="id215" draw:start-glue-point="5" draw:end-shape="id209" draw:end-glue-point="5" svg:d="m4058 8050c0-1077 1005-1615 3017-1615">
          <text:p/>
        </draw:connector>
        <draw:connector draw:style-name="gr10" draw:text-style-name="P4" draw:layer="layout" draw:type="curve" svg:x1="17.147cm" svg:y1="12.6cm" svg:x2="11.13cm" svg:y2="11.229cm" draw:start-shape="id220" draw:start-glue-point="5" draw:end-shape="id216" draw:end-glue-point="13" svg:d="m17147 12600c-4512 0-1504-1371-6017-1371">
          <text:p/>
        </draw:connector>
        <draw:connector draw:style-name="gr10" draw:text-style-name="P4" draw:layer="layout" draw:type="curve" svg:x1="17.148cm" svg:y1="14.445cm" svg:x2="11.61cm" svg:y2="15.02cm" draw:start-shape="id220" draw:start-glue-point="14" draw:end-shape="id213" draw:end-glue-point="7" svg:d="m17148 14445c-4155 0-1386 575-5538 575">
          <text:p/>
        </draw:connector>
        <draw:connector draw:style-name="gr10" draw:text-style-name="P4" draw:layer="layout" draw:type="curve" svg:x1="17.148cm" svg:y1="17.87cm" svg:x2="12.035cm" svg:y2="18.942cm" draw:start-shape="id220" draw:start-glue-point="16" draw:end-shape="id211" draw:end-glue-point="7" svg:d="m17148 17870c-3835 0-1279 1072-5113 1072">
          <text:p/>
        </draw:connector>
        <draw:connector draw:style-name="gr10" draw:text-style-name="P4" draw:layer="layout" draw:type="curve" svg:x1="17.763cm" svg:y1="19.585cm" svg:x2="10.69cm" svg:y2="23.43cm" draw:start-shape="id220" draw:start-glue-point="6" draw:end-shape="id219" draw:end-glue-point="7" svg:d="m17763 19585c0 2564-2357 3845-7073 3845">
          <text:p/>
        </draw:connector>
        <draw:connector draw:style-name="gr11" draw:text-style-name="P8" draw:layer="layout" draw:type="line" svg:x1="17.761cm" svg:y1="3.484cm" svg:x2="17.763cm" svg:y2="5.615cm" draw:end-shape="id220" draw:end-glue-point="4" svg:d="m17761 3484 2 2131">
          <text:p/>
        </draw:connector>
      </draw:page>
      <draw:page draw:name="1.15 - analysis.attraction_inter.show_report" draw:style-name="dp1" draw:master-page-name="Default">
        <draw:frame draw:style-name="gr19" draw:text-style-name="P1" draw:layer="layout" svg:width="3.75cm" svg:height="0.662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20" draw:text-style-name="P3" draw:layer="layout" svg:width="4.597cm" svg:height="0.662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22" draw:text-style-name="P9" draw:layer="layout" svg:width="18.415cm" svg:height="0.635cm" svg:x="1.588cm" svg:y="1.905cm">
          <text:p text:style-name="P4"><text:span text:style-name="T2">1.15 </text:span><text:span text:style-name="T3">—</text:span><text:span text:style-name="T2"> analysis.attraction_inter.generate_report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xml:id="id239" draw:id="id239" draw:layer="layout" svg:width="3.375cm" svg:height="1.14cm" svg:x="14.37cm" svg:y="17.88cm">
          <draw:glue-point draw:id="10" svg:x="-4.475cm" svg:y="5.005cm"/>
          <draw:glue-point draw:id="11" svg:x="-2.808cm" svg:y="5.005cm"/>
          <text:p text:style-name="P4"><text:span text:style-name="T6">2.17</text:span></text:p>
          <text:p text:style-name="P4"><text:span text:style-name="T6">Analysis Repor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232" draw:id="id232" draw:layer="layout" svg:width="4.175cm" svg:height="1.14cm" svg:x="13.971cm" svg:y="8.076cm">
          <draw:glue-point draw:id="10" svg:x="-4.475cm" svg:y="5.005cm"/>
          <draw:glue-point draw:id="11" svg:x="-2.808cm" svg:y="5.005cm"/>
          <text:p text:style-name="P4"><text:span text:style-name="T5">2.27</text:span></text:p>
          <text:p text:style-name="P4"><text:span text:style-name="T5">Locations selection</text:span></text:p>
          <text:p text:style-name="P4"><text:span text:style-name="T5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229" draw:id="id229" draw:layer="layout" svg:width="4.71cm" svg:height="0.98cm" svg:x="2.271cm" svg:y="13.376cm">
          <text:p text:style-name="P4"><text:span text:style-name="T5">2.13</text:span></text:p>
          <text:p text:style-name="P4"><text:span text:style-name="T5">Spot distances expect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223" draw:id="id223" draw:layer="layout" svg:width="3.745cm" svg:height="1.04cm" svg:x="3.271cm" svg:y="9.706cm">
          <draw:glue-point draw:id="10" svg:x="-3.129cm" svg:y="5.005cm"/>
          <draw:glue-point draw:id="11" svg:x="1.957cm" svg:y="5.005cm"/>
          <text:p text:style-name="P4"><text:span text:style-name="T5">2.7</text:span></text:p>
          <text:p text:style-name="P4"><text:span text:style-name="T5">Specie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226" draw:id="id226" draw:layer="layout" svg:width="3.81cm" svg:height="0.98cm" svg:x="3.271cm" svg:y="8.091cm">
          <draw:glue-point draw:id="10" svg:x="-4.475cm" svg:y="5.005cm"/>
          <draw:glue-point draw:id="11" svg:x="-2.808cm" svg:y="5.005cm"/>
          <text:p text:style-name="P4"><text:span text:style-name="T5">2.6</text:span></text:p>
          <text:p text:style-name="P4"><text:span text:style-name="T5">Location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225" draw:id="id225" draw:layer="layout" svg:width="4.11cm" svg:height="0.905cm" svg:x="8.496cm" svg:y="8.176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5">1.50</text:span></text:p>
          <text:p text:style-name="P4"><text:span text:style-name="T5">Set locations sel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6" xml:id="id224" draw:id="id224" draw:layer="layout" svg:width="4.11cm" svg:height="0.97cm" svg:x="8.496cm" svg:y="9.781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5">1.51</text:span></text:p>
          <text:p text:style-name="P4"><text:span text:style-name="T5">Set species sel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6" xml:id="id228" draw:id="id228" draw:layer="layout" svg:width="4.11cm" svg:height="1.034cm" svg:x="8.496cm" svg:y="11.519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5">1.52</text:span></text:p>
          <text:p text:style-name="P4"><text:span text:style-name="T5">Set spot distances observ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6" xml:id="id230" draw:id="id230" draw:layer="layout" svg:width="4.11cm" svg:height="1.001cm" svg:x="8.496cm" svg:y="13.353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5">1.53</text:span></text:p>
          <text:p text:style-name="P4"><text:span text:style-name="T5">Set spot distances expect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6" draw:text-style-name="P8" draw:layer="layout" draw:type="line" svg:x1="10.578cm" svg:y1="5.345cm" svg:x2="10.551cm" svg:y2="6.475cm" draw:start-shape="id221" draw:start-glue-point="6" draw:end-shape="id222" draw:end-glue-point="4" svg:d="m10578 5345-27 1130">
          <text:p/>
        </draw:connector>
        <draw:custom-shape draw:style-name="gr43" draw:text-style-name="P6" xml:id="id227" draw:id="id227" draw:layer="layout" svg:width="4.635cm" svg:height="1.058cm" svg:x="2.271cm" svg:y="11.528cm">
          <draw:glue-point draw:id="10" svg:x="-3.129cm" svg:y="5.005cm"/>
          <draw:glue-point draw:id="11" svg:x="1.957cm" svg:y="5.005cm"/>
          <text:p text:style-name="P4"><text:span text:style-name="T5">2.12</text:span></text:p>
          <text:p text:style-name="P4"><text:span text:style-name="T5">Spot distances observed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8" draw:text-style-name="P8" draw:layer="layout" draw:type="line" svg:x1="6.635cm" svg:y1="10.226cm" svg:x2="8.496cm" svg:y2="10.266cm" draw:start-shape="id223" draw:start-glue-point="9" draw:end-shape="id224" draw:end-glue-point="5" svg:d="m6635 10226 1861 40">
          <text:p/>
        </draw:connector>
        <draw:connector draw:style-name="gr28" draw:text-style-name="P8" draw:layer="layout" draw:type="line" svg:x1="10.551cm" svg:y1="9.081cm" svg:x2="10.551cm" svg:y2="9.781cm" draw:start-shape="id225" draw:start-glue-point="6" draw:end-shape="id224" draw:end-glue-point="4" svg:d="m10551 9081v700">
          <text:p/>
        </draw:connector>
        <draw:connector draw:style-name="gr28" draw:text-style-name="P8" draw:layer="layout" draw:type="line" svg:x1="6.693cm" svg:y1="8.581cm" svg:x2="8.496cm" svg:y2="8.628cm" draw:start-shape="id226" draw:start-glue-point="9" draw:end-shape="id225" draw:end-glue-point="5" svg:d="m6693 8581 1803 47">
          <text:p/>
        </draw:connector>
        <draw:connector draw:style-name="gr28" draw:text-style-name="P8" draw:layer="layout" draw:type="line" svg:x1="6.434cm" svg:y1="12.057cm" svg:x2="8.496cm" svg:y2="12.036cm" draw:start-shape="id227" draw:start-glue-point="9" draw:end-shape="id228" draw:end-glue-point="5" svg:d="m6434 12057 2062-21">
          <text:p/>
        </draw:connector>
        <draw:connector draw:style-name="gr28" draw:text-style-name="P8" draw:layer="layout" draw:type="line" svg:x1="6.502cm" svg:y1="13.866cm" svg:x2="8.496cm" svg:y2="13.854cm" draw:start-shape="id229" draw:start-glue-point="9" draw:end-shape="id230" draw:end-glue-point="5" svg:d="m6502 13866 1994-12">
          <text:p/>
        </draw:connector>
        <draw:connector draw:style-name="gr28" draw:text-style-name="P8" draw:layer="layout" draw:type="line" svg:x1="10.551cm" svg:y1="10.751cm" svg:x2="10.551cm" svg:y2="11.519cm" draw:start-shape="id224" draw:start-glue-point="6" draw:end-shape="id228" draw:end-glue-point="4" svg:d="m10551 10751v768">
          <text:p/>
        </draw:connector>
        <draw:connector draw:style-name="gr28" draw:text-style-name="P8" draw:layer="layout" draw:type="line" svg:x1="10.551cm" svg:y1="12.553cm" svg:x2="10.551cm" svg:y2="13.353cm" draw:start-shape="id228" draw:start-glue-point="6" draw:end-shape="id230" draw:end-glue-point="4" svg:d="m10551 12553v800">
          <text:p/>
        </draw:connector>
        <draw:connector draw:style-name="gr28" draw:text-style-name="P8" draw:layer="layout" draw:type="line" svg:x1="10.551cm" svg:y1="14.354cm" svg:x2="10.586cm" svg:y2="15.195cm" draw:start-shape="id230" draw:start-glue-point="6" draw:end-shape="id231" svg:d="m10551 14354 35 841">
          <text:p/>
        </draw:connector>
        <draw:custom-shape draw:style-name="gr43" draw:text-style-name="P6" xml:id="id233" draw:id="id233" draw:layer="layout" svg:width="4.174cm" svg:height="1.14cm" svg:x="13.972cm" svg:y="9.676cm">
          <draw:glue-point draw:id="10" svg:x="-4.475cm" svg:y="5.005cm"/>
          <draw:glue-point draw:id="11" svg:x="-2.808cm" svg:y="5.005cm"/>
          <text:p text:style-name="P4"><text:span text:style-name="T5">2.28</text:span></text:p>
          <text:p text:style-name="P4"><text:span text:style-name="T5">Species selection</text:span></text:p>
          <text:p text:style-name="P4"><text:span text:style-name="T5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234" draw:id="id234" draw:layer="layout" svg:width="4.172cm" svg:height="1.14cm" svg:x="13.974cm" svg:y="11.451cm">
          <draw:glue-point draw:id="10" svg:x="-4.475cm" svg:y="5.005cm"/>
          <draw:glue-point draw:id="11" svg:x="-2.808cm" svg:y="5.005cm"/>
          <text:p text:style-name="P4"><text:span text:style-name="T5">2.29</text:span></text:p>
          <text:p text:style-name="P4"><text:span text:style-name="T5">Spot distances observed</text:span></text:p>
          <text:p text:style-name="P4"><text:span text:style-name="T5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235" draw:id="id235" draw:layer="layout" svg:width="4.171cm" svg:height="1.14cm" svg:x="13.975cm" svg:y="13.276cm">
          <draw:glue-point draw:id="10" svg:x="-4.475cm" svg:y="5.005cm"/>
          <draw:glue-point draw:id="11" svg:x="-2.808cm" svg:y="5.005cm"/>
          <text:p text:style-name="P4"><text:span text:style-name="T5">2.30</text:span></text:p>
          <text:p text:style-name="P4"><text:span text:style-name="T5">Spot distances expected</text:span></text:p>
          <text:p text:style-name="P4"><text:span text:style-name="T5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8" draw:text-style-name="P8" draw:layer="layout" draw:type="line" svg:x1="12.606cm" svg:y1="8.628cm" svg:x2="14.388cm" svg:y2="8.646cm" draw:start-shape="id225" draw:start-glue-point="7" draw:end-shape="id232" draw:end-glue-point="6" svg:d="m12606 8628 1782 18">
          <text:p/>
        </draw:connector>
        <draw:connector draw:style-name="gr28" draw:text-style-name="P8" draw:layer="layout" draw:type="line" svg:x1="12.606cm" svg:y1="10.266cm" svg:x2="14.389cm" svg:y2="10.246cm" draw:start-shape="id224" draw:start-glue-point="7" draw:end-shape="id233" draw:end-glue-point="6" svg:d="m12606 10266 1783-20">
          <text:p/>
        </draw:connector>
        <draw:connector draw:style-name="gr28" draw:text-style-name="P8" draw:layer="layout" draw:type="line" svg:x1="12.606cm" svg:y1="12.036cm" svg:x2="14.391cm" svg:y2="12.021cm" draw:start-shape="id228" draw:start-glue-point="7" draw:end-shape="id234" draw:end-glue-point="6" svg:d="m12606 12036 1785-15">
          <text:p/>
        </draw:connector>
        <draw:connector draw:style-name="gr28" draw:text-style-name="P8" draw:layer="layout" draw:type="line" svg:x1="12.606cm" svg:y1="13.854cm" svg:x2="14.392cm" svg:y2="13.846cm" draw:start-shape="id230" draw:start-glue-point="7" draw:end-shape="id235" draw:end-glue-point="6" svg:d="m12606 13854 1786-8">
          <text:p/>
        </draw:connector>
        <draw:custom-shape draw:style-name="gr43" draw:text-style-name="P6" xml:id="id236" draw:id="id236" draw:layer="layout" svg:width="4.175cm" svg:height="1.14cm" svg:x="13.971cm" svg:y="6.375cm">
          <draw:glue-point draw:id="10" svg:x="-4.475cm" svg:y="5.005cm"/>
          <draw:glue-point draw:id="11" svg:x="-2.808cm" svg:y="5.005cm"/>
          <text:p text:style-name="P4"><text:span text:style-name="T5">2.38</text:span></text:p>
          <text:p text:style-name="P4"><text:span text:style-name="T5">Analysis name</text:span></text:p>
          <text:p text:style-name="P4"><text:span text:style-name="T5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6" xml:id="id222" draw:id="id222" draw:layer="layout" svg:width="4.11cm" svg:height="0.905cm" svg:x="8.496cm" svg:y="6.475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5">1.72</text:span></text:p>
          <text:p text:style-name="P4"><text:span text:style-name="T5">Set analys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8" draw:text-style-name="P8" draw:layer="layout" draw:type="line" svg:x1="12.606cm" svg:y1="6.927cm" svg:x2="14.388cm" svg:y2="6.945cm" draw:start-shape="id222" draw:start-glue-point="7" draw:end-shape="id236" draw:end-glue-point="6" svg:d="m12606 6927 1782 18">
          <text:p/>
        </draw:connector>
        <draw:connector draw:style-name="gr28" draw:text-style-name="P8" draw:layer="layout" draw:type="line" svg:x1="10.551cm" svg:y1="7.38cm" svg:x2="10.551cm" svg:y2="8.176cm" draw:start-shape="id222" draw:start-glue-point="6" draw:end-shape="id225" draw:end-glue-point="4" svg:d="m10551 7380v796">
          <text:p/>
        </draw:connector>
        <draw:custom-shape draw:style-name="gr43" draw:text-style-name="P15" xml:id="id231" draw:id="id231" draw:layer="layout" svg:width="4.11cm" svg:height="1.011cm" svg:x="8.531cm" svg:y="15.195cm">
          <draw:glue-point draw:id="8" svg:x="-5cm" svg:y="-1.85cm"/>
          <draw:glue-point draw:id="9" svg:x="-5cm" svg:y="2.22cm"/>
          <draw:glue-point draw:id="10" svg:x="5.007cm" svg:y="3.149cm"/>
          <draw:glue-point draw:id="11" svg:x="5cm" svg:y="-1.85cm"/>
          <draw:glue-point draw:id="12" svg:x="-2.887cm" svg:y="-5cm"/>
          <draw:glue-point draw:id="13" svg:x="2.376cm" svg:y="-5.007cm"/>
          <text:p text:style-name="P4"><text:span text:style-name="T9">1.71</text:span></text:p>
          <text:p text:style-name="P4"><text:span text:style-name="T9">Set statistics significa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6" xml:id="id237" draw:id="id237" draw:layer="layout" svg:width="3.81cm" svg:height="0.98cm" svg:x="3.206cm" svg:y="15.226cm">
          <text:p text:style-name="P4"><text:span text:style-name="T5">2.37</text:span></text:p>
          <text:p text:style-name="P4"><text:span text:style-name="T5">Significance resul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8" draw:text-style-name="P8" draw:layer="layout" draw:type="line" svg:x1="6.628cm" svg:y1="15.716cm" svg:x2="8.531cm" svg:y2="15.701cm" draw:start-shape="id237" draw:start-glue-point="9" draw:end-shape="id231" draw:end-glue-point="5" svg:d="m6628 15716 1903-15">
          <text:p/>
        </draw:connector>
        <draw:connector draw:style-name="gr28" draw:text-style-name="P8" draw:layer="layout" draw:type="line" svg:x1="12.641cm" svg:y1="15.701cm" svg:x2="14.388cm" svg:y2="15.701cm" draw:start-shape="id231" draw:start-glue-point="7" draw:end-shape="id238" draw:end-glue-point="6" svg:d="m12641 15701h1747">
          <text:p/>
        </draw:connector>
        <draw:custom-shape draw:style-name="gr43" draw:text-style-name="P6" xml:id="id238" draw:id="id238" draw:layer="layout" svg:width="4.171cm" svg:height="1.14cm" svg:x="13.971cm" svg:y="15.131cm">
          <draw:glue-point draw:id="10" svg:x="-4.475cm" svg:y="5.005cm"/>
          <draw:glue-point draw:id="11" svg:x="-2.808cm" svg:y="5.005cm"/>
          <text:p text:style-name="P4"><text:span text:style-name="T6">2.35</text:span></text:p>
          <text:p text:style-name="P4"><text:span text:style-name="T6">Significance results</text:span></text:p>
          <text:p text:style-name="P4"><text:span text:style-name="T6">(repor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8" draw:text-style-name="P8" draw:layer="layout" draw:type="line" svg:x1="16.057cm" svg:y1="16.271cm" svg:x2="16.057cm" svg:y2="17.88cm" draw:start-shape="id238" draw:start-glue-point="8" draw:end-shape="id239" draw:end-glue-point="5" svg:d="m16057 16271v1609">
          <text:p/>
        </draw:connector>
        <draw:connector draw:style-name="gr38" draw:text-style-name="P4" draw:layer="layout" draw:type="line" svg:x1="16.061cm" svg:y1="14.416cm" svg:x2="16.056cm" svg:y2="15.131cm" draw:start-shape="id235" draw:start-glue-point="8" draw:end-shape="id238" svg:d="m16061 14416-5 715">
          <text:p/>
        </draw:connector>
        <draw:connector draw:style-name="gr38" draw:text-style-name="P4" draw:layer="layout" draw:type="line" svg:x1="16.06cm" svg:y1="12.591cm" svg:x2="16.061cm" svg:y2="13.276cm" draw:start-shape="id234" draw:start-glue-point="8" draw:end-shape="id235" draw:end-glue-point="5" svg:d="m16060 12591 1 685">
          <text:p/>
        </draw:connector>
        <draw:connector draw:style-name="gr38" draw:text-style-name="P4" draw:layer="layout" draw:type="line" svg:x1="16.059cm" svg:y1="10.816cm" svg:x2="16.06cm" svg:y2="11.451cm" draw:start-shape="id233" draw:start-glue-point="8" draw:end-shape="id234" draw:end-glue-point="5" svg:d="m16059 10816 1 635">
          <text:p/>
        </draw:connector>
        <draw:connector draw:style-name="gr38" draw:text-style-name="P4" draw:layer="layout" draw:type="line" svg:x1="16.058cm" svg:y1="9.216cm" svg:x2="16.059cm" svg:y2="9.676cm" draw:start-shape="id232" draw:start-glue-point="8" draw:end-shape="id233" draw:end-glue-point="5" svg:d="m16058 9216 1 460">
          <text:p/>
        </draw:connector>
        <draw:connector draw:style-name="gr38" draw:text-style-name="P4" draw:layer="layout" draw:type="line" svg:x1="16.058cm" svg:y1="7.515cm" svg:x2="16.058cm" svg:y2="8.076cm" draw:start-shape="id236" draw:start-glue-point="8" draw:end-shape="id232" draw:end-glue-point="5" svg:d="m16058 7515v561">
          <text:p/>
        </draw:connector>
        <draw:custom-shape draw:style-name="gr7" draw:text-style-name="P10" xml:id="id221" draw:id="id221" draw:layer="layout" svg:width="4.305cm" svg:height="1.87cm" svg:x="8.425cm" svg:y="3.475cm">
          <draw:glue-point draw:id="8" svg:x="-5cm" svg:y="-2.81cm"/>
          <draw:glue-point draw:id="9" svg:x="-5cm" svg:y="1.824cm"/>
          <draw:glue-point draw:id="10" svg:x="-2.548cm" svg:y="5cm"/>
          <draw:glue-point draw:id="11" svg:x="2.838cm" svg:y="5.074cm"/>
          <draw:glue-point draw:id="12" svg:x="-1.073cm" svg:y="5cm"/>
          <draw:glue-point draw:id="13" svg:x="1.876cm" svg:y="5cm"/>
          <text:p text:style-name="P2"><text:span text:style-name="T6">1.5.1</text:span></text:p>
          <text:p text:style-name="P2"><text:span text:style-name="T6">Begin Analysis 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3.1 - gui.SelectLocations" draw:style-name="dp1" draw:master-page-name="Default">
        <draw:frame draw:style-name="gr19" draw:text-style-name="P1" draw:layer="layout" svg:width="3.75cm" svg:height="0.662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20" draw:text-style-name="P3" draw:layer="layout" svg:width="4.597cm" svg:height="0.662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39" draw:text-style-name="P6" xml:id="id247" draw:id="id247" draw:layer="layout" svg:width="2.54cm" svg:height="0.952cm" svg:x="11.225cm" svg:y="4.223cm">
          <draw:glue-point draw:id="8" svg:x="-5.004cm" svg:y="-2.352cm"/>
          <draw:glue-point draw:id="9" svg:x="-4.998cm" svg:y="2.341cm"/>
          <text:p text:style-name="P4"><text:span text:style-name="T1">Constru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241" draw:id="id241" draw:layer="layout" svg:width="3.81cm" svg:height="0.98cm" svg:x="15.395cm" svg:y="18.17cm">
          <draw:glue-point draw:id="10" svg:x="-4.475cm" svg:y="5.005cm"/>
          <draw:glue-point draw:id="11" svg:x="-2.808cm" svg:y="5.005cm"/>
          <text:p text:style-name="P4"><text:span text:style-name="T5">2.6</text:span></text:p>
          <text:p text:style-name="P4"><text:span text:style-name="T5">Location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248" draw:id="id248" draw:layer="layout" svg:width="3.015cm" svg:height="0.97cm" svg:x="8.27cm" svg:y="14.27cm">
          <text:p text:style-name="P4"><text:span text:style-name="T1">1.11</text:span></text:p>
          <text:p text:style-name="P4"><text:span text:style-name="T1">On change data sour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240" draw:id="id240" draw:layer="layout" svg:width="2.54cm" svg:height="0.905cm" svg:x="16.03cm" svg:y="15.995cm">
          <draw:glue-point draw:id="8" svg:x="-5.003cm" svg:y="2.842cm"/>
          <draw:glue-point draw:id="9" svg:x="-5.003cm" svg:y="-2.401cm"/>
          <text:p text:style-name="P4"><text:span text:style-name="T1">1.7</text:span></text:p>
          <text:p text:style-name="P4"><text:span text:style-name="T1">Save sel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9" draw:layer="layout" svg:width="18.415cm" svg:height="0.635cm" svg:x="1.588cm" svg:y="1.905cm">
          <text:p text:style-name="P4"><text:span text:style-name="T2">1.87 </text:span><text:span text:style-name="T3">—</text:span><text:span text:style-name="T2"> gui.SelectLocations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xml:id="id250" draw:id="id250" draw:layer="layout" svg:width="3.175cm" svg:height="1.135cm" svg:x="3.54cm" svg:y="18.28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5">3.4</text:span></text:p>
          <text:p text:style-name="P4"><text:span text:style-name="T5">Change Data Sourc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9" draw:text-style-name="P6" xml:id="id253" draw:id="id253" draw:layer="layout" svg:width="3.19cm" svg:height="1.235cm" svg:x="4.435cm" svg:y="3.638cm">
          <text:p text:style-name="P4"><text:span text:style-name="T1">2.4.1 | 2.4.2</text:span></text:p>
          <text:p text:style-name="P4"><text:span text:style-name="T1">Location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7" xml:id="id252" draw:id="id252" draw:layer="layout" svg:width="2.54cm" svg:height="1.37cm" svg:x="2.27cm" svg:y="6.963cm">
          <text:p text:style-name="P2"><text:span text:style-name="T1">1.31</text:span></text:p>
          <text:p text:style-name="P2"><text:span text:style-name="T1">Make Local 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256" draw:id="id256" draw:layer="layout" svg:width="3.175cm" svg:height="1.135cm" svg:x="14.97cm" svg:y="10.66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6">3.1</text:span></text:p>
          <text:p text:style-name="P4"><text:span text:style-name="T6">Select Location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9" draw:text-style-name="P6" xml:id="id245" draw:id="id245" draw:layer="layout" svg:width="2.975cm" svg:height="1.07cm" svg:x="11.025cm" svg:y="6.08cm">
          <text:p text:style-name="P4"><text:span text:style-name="T1">1.39</text:span></text:p>
          <text:p text:style-name="P4"><text:span text:style-name="T1">Update Tre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17.3cm" svg:y1="16.9cm" svg:x2="17.3cm" svg:y2="18.17cm" draw:start-shape="id240" draw:start-glue-point="6" draw:end-shape="id241" draw:end-glue-point="5" svg:d="m17300 16900v1270">
          <text:p/>
        </draw:connector>
        <draw:custom-shape draw:style-name="gr39" draw:text-style-name="P6" xml:id="id244" draw:id="id244" draw:layer="layout" svg:width="2.675cm" svg:height="0.635cm" svg:x="15.895cm" svg:y="13.7cm">
          <text:p text:style-name="P4"><text:span text:style-name="T1">1.43 On contin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243" draw:id="id243" draw:layer="layout" svg:width="2.675cm" svg:height="0.635cm" svg:x="12.12cm" svg:y="14.7cm">
          <text:p text:style-name="P4"><text:span text:style-name="T1">1.44 On ba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4" draw:layer="layout" draw:type="curve" svg:x1="13.165cm" svg:y1="12.43cm" svg:x2="13.458cm" svg:y2="14.7cm" draw:start-shape="id242" draw:start-glue-point="18" draw:end-shape="id243" draw:end-glue-point="4" svg:d="m13165 12430c0 1702 293 568 293 2270">
          <text:p/>
        </draw:connector>
        <draw:connector draw:style-name="gr11" draw:text-style-name="P4" draw:layer="layout" draw:type="curve" svg:x1="13.8cm" svg:y1="12.147cm" svg:x2="15.895cm" svg:y2="14.017cm" draw:start-shape="id242" draw:start-glue-point="9" draw:end-shape="id244" svg:d="m13800 12147c1572 0 525 1870 2095 1870">
          <text:p/>
        </draw:connector>
        <draw:custom-shape draw:style-name="gr39" draw:text-style-name="P6" xml:id="id246" draw:id="id246" draw:layer="layout" svg:width="2.975cm" svg:height="1.605cm" svg:x="11.025cm" svg:y="8.285cm">
          <draw:glue-point draw:id="8" svg:x="-4.998cm" svg:y="1.046cm"/>
          <draw:glue-point draw:id="9" svg:x="-4.998cm" svg:y="-2.909cm"/>
          <text:p text:style-name="P4"><text:span text:style-name="T1">1.42.1</text:span></text:p>
          <text:p text:style-name="P4"><text:span text:style-name="T1">Create Mod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12.512cm" svg:y1="7.15cm" svg:x2="12.512cm" svg:y2="8.285cm" draw:start-shape="id245" draw:start-glue-point="6" draw:end-shape="id246" svg:d="m12512 7150v1135">
          <text:p/>
        </draw:connector>
        <draw:connector draw:style-name="gr10" draw:text-style-name="P8" draw:layer="layout" draw:type="line" svg:x1="12.495cm" svg:y1="5.175cm" svg:x2="12.512cm" svg:y2="6.08cm" draw:start-shape="id247" draw:end-shape="id245" draw:end-glue-point="4" svg:d="m12495 5175 17 905">
          <text:p/>
        </draw:connector>
        <draw:connector draw:style-name="gr10" draw:text-style-name="P8" draw:layer="layout" draw:type="line" svg:x1="17.233cm" svg:y1="14.335cm" svg:x2="17.3cm" svg:y2="15.995cm" draw:start-shape="id244" draw:start-glue-point="6" draw:end-shape="id240" svg:d="m17233 14335 67 1660">
          <text:p/>
        </draw:connector>
        <draw:connector draw:style-name="gr10" draw:text-style-name="P8" draw:layer="layout" draw:type="line" svg:x1="12.512cm" svg:y1="9.89cm" svg:x2="12.53cm" svg:y2="11.16cm" draw:start-shape="id246" draw:start-glue-point="6" draw:end-shape="id242" draw:end-glue-point="4" svg:d="m12512 9890 18 1270">
          <text:p/>
        </draw:connector>
        <draw:connector draw:style-name="gr11" draw:text-style-name="P4" draw:layer="layout" draw:type="curve" svg:x1="8.27cm" svg:y1="14.755cm" svg:x2="6.08cm" svg:y2="16.015cm" draw:start-shape="id248" draw:start-glue-point="5" draw:end-shape="id249" draw:end-glue-point="7" svg:d="m8270 14755c-1633 0-539 1260-2190 1260">
          <text:p/>
        </draw:connector>
        <draw:connector draw:style-name="gr11" draw:text-style-name="P4" draw:layer="layout" draw:type="curve" svg:x1="11.895cm" svg:y1="12.43cm" svg:x2="9.777cm" svg:y2="14.27cm" draw:start-shape="id242" draw:start-glue-point="17" draw:end-shape="id248" svg:d="m11895 12430c0 1381-2118 462-2118 1840">
          <text:p/>
        </draw:connector>
        <draw:custom-shape draw:style-name="gr7" draw:text-style-name="P7" xml:id="id249" draw:id="id249" draw:layer="layout" svg:width="3.21cm" svg:height="1.37cm" svg:x="2.87cm" svg:y="15.33cm">
          <text:p text:style-name="P2"><text:span text:style-name="T1">1.90</text:span></text:p>
          <text:p text:style-name="P2"><text:span text:style-name="T5">Change Data Sour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draw:type="curve" svg:x1="4.475cm" svg:y1="16.7cm" svg:x2="5.128cm" svg:y2="18.28cm" draw:start-shape="id249" draw:start-glue-point="6" draw:end-shape="id250" draw:end-glue-point="4" svg:d="m4475 16700c0 1194 653 404 653 1580">
          <text:p/>
        </draw:connector>
        <draw:custom-shape draw:style-name="gr46" draw:text-style-name="P12" xml:id="id254" draw:id="id254" draw:layer="layout" svg:width="3.01cm" svg:height="1.27cm" svg:x="6.945cm" svg:y="6.28cm">
          <text:p text:style-name="P4"><text:span text:style-name="T4">1.95</text:span></text:p>
          <text:p text:style-name="P4"><text:span text:style-name="T4">Get loca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0" draw:text-style-name="P6" xml:id="id251" draw:id="id251" draw:layer="layout" svg:width="2.54cm" svg:height="1.235cm" svg:x="3.1cm" svg:y="9.99cm">
          <text:p text:style-name="P4"><text:span text:style-name="T4">2.2</text:span></text:p>
          <text:p text:style-name="P4"><text:span text:style-name="T4">Data Sourc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4" draw:layer="layout" draw:type="curve" svg:x1="4.37cm" svg:y1="9.99cm" svg:x2="3.54cm" svg:y2="8.333cm" draw:start-shape="id251" draw:start-glue-point="5" draw:end-shape="id252" draw:end-glue-point="6" svg:d="m4370 9990c0-1233-830-405-830-1657">
          <text:p/>
        </draw:connector>
        <draw:connector draw:style-name="gr11" draw:text-style-name="P4" draw:layer="layout" draw:type="curve" svg:x1="3.54cm" svg:y1="6.963cm" svg:x2="4.754cm" svg:y2="4.256cm" draw:start-shape="id252" draw:start-glue-point="4" draw:end-shape="id253" draw:end-glue-point="6" svg:d="m3540 6963c0-1805 404-2707 1214-2707">
          <text:p/>
        </draw:connector>
        <draw:connector draw:style-name="gr11" draw:text-style-name="P4" draw:layer="layout" draw:type="curve" svg:x1="7.3cm" svg:y1="4.256cm" svg:x2="8.45cm" svg:y2="6.28cm" draw:start-shape="id253" draw:start-glue-point="9" draw:end-shape="id254" draw:end-glue-point="4" svg:d="m7300 4256c767 0 1150 674 1150 2024">
          <text:p/>
        </draw:connector>
        <draw:connector draw:style-name="gr11" draw:text-style-name="P4" draw:layer="layout" draw:type="curve" svg:x1="5.382cm" svg:y1="10.608cm" svg:x2="11.026cm" svg:y2="9.254cm" draw:start-shape="id251" draw:start-glue-point="9" draw:end-shape="id246" draw:end-glue-point="8" svg:d="m5382 10608c4426 0 1605-1354 5644-1354">
          <text:p/>
        </draw:connector>
        <draw:connector draw:style-name="gr16" draw:text-style-name="P4" draw:layer="layout" draw:type="curve" svg:x1="8.45cm" svg:y1="7.55cm" svg:x2="11.026cm" svg:y2="8.621cm" draw:start-shape="id254" draw:start-glue-point="6" draw:end-shape="id246" draw:end-glue-point="9" svg:d="m8450 7550c0 714 858 1071 2576 1071">
          <text:p/>
        </draw:connector>
        <draw:connector draw:style-name="gr11" draw:text-style-name="P4" draw:layer="layout" draw:type="curve" svg:x1="4.475cm" svg:y1="15.33cm" svg:x2="4.37cm" svg:y2="11.225cm" draw:start-shape="id249" draw:start-glue-point="4" draw:end-shape="id251" draw:end-glue-point="8" svg:d="m4475 15330c0-3087-105-1035-105-4105">
          <text:p/>
        </draw:connector>
        <draw:connector draw:style-name="gr37" draw:text-style-name="P4" draw:layer="layout" svg:x1="2.87cm" svg:y1="16.015cm" svg:x2="2.27cm" svg:y2="7.648cm" draw:start-shape="id249" draw:start-glue-point="5" draw:end-shape="id252" draw:end-glue-point="5" svg:d="m2870 16015h-1113v-8367h513">
          <text:p/>
        </draw:connector>
        <draw:connector draw:style-name="gr24" draw:text-style-name="P8" draw:layer="layout" draw:type="line" svg:x1="12.494cm" svg:y1="3.045cm" svg:x2="12.495cm" svg:y2="4.223cm" draw:end-shape="id247" draw:end-glue-point="4" svg:d="m12494 3045 1 1178">
          <text:p/>
        </draw:connector>
        <draw:custom-shape draw:style-name="gr47" draw:text-style-name="P12" xml:id="id255" draw:id="id255" draw:layer="layout" svg:width="2.54cm" svg:height="1.27cm" svg:x="16.24cm" svg:y="5.48cm">
          <draw:glue-point draw:id="8" svg:x="5.004cm" svg:y="-2.585cm"/>
          <draw:glue-point draw:id="9" svg:x="5.004cm" svg:y="2.773cm"/>
          <draw:glue-point draw:id="10" svg:x="-2.888cm" svg:y="-4.995cm"/>
          <draw:glue-point draw:id="11" svg:x="3.111cm" svg:y="-4.995cm"/>
          <draw:glue-point draw:id="12" svg:x="-4.992cm" svg:y="-2.142cm"/>
          <draw:glue-point draw:id="13" svg:x="-5.023cm" svg:y="3.949cm"/>
          <draw:glue-point draw:id="14" svg:x="-4.992cm" svg:y="-3.872cm"/>
          <draw:glue-point draw:id="15" svg:x="-5.023cm" svg:y="1.071cm"/>
          <draw:glue-point draw:id="16" svg:x="-4.992cm" svg:y="-4.285cm"/>
          <text:p text:style-name="P4"><text:span text:style-name="T4">1.94</text:span></text:p>
          <text:p text:style-name="P4"><text:span text:style-name="T4">Sender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1" draw:text-style-name="P4" draw:layer="layout" draw:type="curve" svg:x1="16.24cm" svg:y1="6.115cm" svg:x2="14cm" svg:y2="6.615cm" draw:start-shape="id255" draw:start-glue-point="5" draw:end-shape="id245" draw:end-glue-point="7" svg:d="m16240 6115c-1680 0-560 500-2240 500">
          <text:p/>
        </draw:connector>
        <draw:custom-shape draw:style-name="gr48" draw:text-style-name="P12" xml:id="id242" draw:id="id242" draw:layer="layout" svg:width="2.54cm" svg:height="1.27cm" svg:x="11.26cm" svg:y="11.16cm">
          <draw:glue-point draw:id="8" svg:x="5.004cm" svg:y="-2.585cm"/>
          <draw:glue-point draw:id="9" svg:x="5.004cm" svg:y="2.773cm"/>
          <draw:glue-point draw:id="10" svg:x="-2.888cm" svg:y="-4.995cm"/>
          <draw:glue-point draw:id="11" svg:x="3.111cm" svg:y="-4.995cm"/>
          <draw:glue-point draw:id="12" svg:x="-4.992cm" svg:y="-2.142cm"/>
          <draw:glue-point draw:id="13" svg:x="-5.023cm" svg:y="3.949cm"/>
          <draw:glue-point draw:id="14" svg:x="-4.992cm" svg:y="-3.872cm"/>
          <draw:glue-point draw:id="15" svg:x="-5.023cm" svg:y="1.071cm"/>
          <draw:glue-point draw:id="16" svg:x="-4.992cm" svg:y="-4.285cm"/>
          <draw:glue-point draw:id="17" svg:x="-2.5cm" svg:y="5cm"/>
          <draw:glue-point draw:id="18" svg:x="2.5cm" svg:y="5cm"/>
          <text:p text:style-name="P4"><text:span text:style-name="T4">gtk.Object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draw:type="curve" svg:x1="13.8cm" svg:y1="11.795cm" svg:x2="14.97cm" svg:y2="11.228cm" draw:start-shape="id242" draw:start-glue-point="7" draw:end-shape="id256" draw:end-glue-point="5" svg:d="m13800 11795c877 0 293-567 1170-567">
          <text:p/>
        </draw:connector>
      </draw:page>
      <draw:page draw:name="3.2 - gui.SelectSpecies" draw:style-name="dp1" draw:master-page-name="Default">
        <draw:frame draw:style-name="gr19" draw:text-style-name="P1" draw:layer="layout" svg:width="3.75cm" svg:height="0.662cm" svg:x="1.46cm" svg:y="1.108cm">
          <draw:text-box>
            <text:p><text:span text:style-name="T1"><text:author-name text:fixed="false">Serrano Pereira</text:author-name></text:span></text:p>
          </draw:text-box>
        </draw:frame>
        <draw:frame draw:style-name="gr20" draw:text-style-name="P3" draw:layer="layout" svg:width="4.597cm" svg:height="0.662cm" svg:x="15.57cm" svg:y="1.1cm">
          <draw:text-box>
            <text:p text:style-name="P2"><text:span text:style-name="T1"><text:date style:data-style-name="D6" text:date-value="2011-01-21">January 21, 2011</text:date></text:span></text:p>
          </draw:text-box>
        </draw:frame>
        <draw:frame draw:style-name="gr21" draw:text-style-name="P5" draw:layer="layout" svg:width="6.35cm" svg:height="0.635cm" svg:x="7.615cm" svg:y="1.135cm">
          <draw:text-box>
            <text:p text:style-name="P4"><text:span text:style-name="T1">Technical Design SETLyze project</text:span></text:p>
          </draw:text-box>
        </draw:frame>
        <draw:custom-shape draw:style-name="gr22" draw:text-style-name="P9" draw:layer="layout" svg:width="18.415cm" svg:height="0.635cm" svg:x="1.588cm" svg:y="1.905cm">
          <text:p text:style-name="P4"><text:span text:style-name="T2">1.88 </text:span><text:span text:style-name="T3">—</text:span><text:span text:style-name="T2"> gui.SelectSpecies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xml:id="id263" draw:id="id263" draw:layer="layout" svg:width="2.54cm" svg:height="0.952cm" svg:x="11.926cm" svg:y="4.224cm">
          <draw:glue-point draw:id="8" svg:x="-5.004cm" svg:y="-2.352cm"/>
          <draw:glue-point draw:id="9" svg:x="-4.998cm" svg:y="2.341cm"/>
          <text:p text:style-name="P4"><text:span text:style-name="T1">constru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258" draw:id="id258" draw:layer="layout" svg:width="3.81cm" svg:height="0.98cm" svg:x="14.096cm" svg:y="18.171cm">
          <draw:glue-point draw:id="10" svg:x="-4.475cm" svg:y="5.005cm"/>
          <draw:glue-point draw:id="11" svg:x="-2.808cm" svg:y="5.005cm"/>
          <text:p text:style-name="P4"><text:span text:style-name="T5">2.7</text:span></text:p>
          <text:p text:style-name="P4"><text:span text:style-name="T5">Specie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257" draw:id="id257" draw:layer="layout" svg:width="2.54cm" svg:height="0.905cm" svg:x="14.731cm" svg:y="15.996cm">
          <draw:glue-point draw:id="8" svg:x="-5.003cm" svg:y="2.842cm"/>
          <draw:glue-point draw:id="9" svg:x="-5.003cm" svg:y="-2.401cm"/>
          <text:p text:style-name="P4"><text:span text:style-name="T1">1.8</text:span></text:p>
          <text:p text:style-name="P4"><text:span text:style-name="T1">Save sel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270" draw:id="id270" draw:layer="layout" svg:width="3.175cm" svg:height="1.135cm" svg:x="15.675cm" svg:y="10.125cm">
          <draw:glue-point draw:id="8" svg:x="-2.998cm" svg:y="-5cm"/>
          <draw:glue-point draw:id="9" svg:x="-2.998cm" svg:y="5cm"/>
          <draw:glue-point draw:id="10" svg:x="3.001cm" svg:y="-5cm"/>
          <text:p text:style-name="P4"><text:span text:style-name="T5">3.2</text:span></text:p>
          <text:p text:style-name="P4"><text:span text:style-name="T5">Select Specie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9" draw:text-style-name="P6" xml:id="id262" draw:id="id262" draw:layer="layout" svg:width="2.975cm" svg:height="1.07cm" svg:x="11.726cm" svg:y="6.081cm">
          <text:p text:style-name="P4"><text:span text:style-name="T1">1.39</text:span></text:p>
          <text:p text:style-name="P4"><text:span text:style-name="T1">Update Tre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16.001cm" svg:y1="16.901cm" svg:x2="16.001cm" svg:y2="18.171cm" draw:start-shape="id257" draw:start-glue-point="6" draw:end-shape="id258" draw:end-glue-point="5" svg:d="m16001 16901v1270">
          <text:p/>
        </draw:connector>
        <draw:custom-shape draw:style-name="gr39" draw:text-style-name="P6" xml:id="id261" draw:id="id261" draw:layer="layout" svg:width="2.675cm" svg:height="0.635cm" svg:x="14.596cm" svg:y="13.701cm">
          <text:p text:style-name="P4"><text:span text:style-name="T1">1.43 On contin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6" xml:id="id260" draw:id="id260" draw:layer="layout" svg:width="2.675cm" svg:height="0.635cm" svg:x="9.821cm" svg:y="13.701cm">
          <text:p text:style-name="P4"><text:span text:style-name="T1">1.44 On ba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4" draw:layer="layout" draw:type="curve" svg:x1="12.542cm" svg:y1="12.03cm" svg:x2="11.159cm" svg:y2="13.701cm" draw:start-shape="id259" draw:start-glue-point="17" draw:end-shape="id260" draw:end-glue-point="4" svg:d="m12542 12030c0 1254-1383 419-1383 1671">
          <text:p/>
        </draw:connector>
        <draw:connector draw:style-name="gr11" draw:text-style-name="P4" draw:layer="layout" draw:type="curve" svg:x1="13.812cm" svg:y1="12.03cm" svg:x2="15.933cm" svg:y2="13.701cm" draw:start-shape="id259" draw:start-glue-point="18" draw:end-shape="id261" svg:d="m13812 12030c0 1254 2121 419 2121 1671">
          <text:p/>
        </draw:connector>
        <draw:custom-shape draw:style-name="gr39" draw:text-style-name="P6" xml:id="id264" draw:id="id264" draw:layer="layout" svg:width="2.975cm" svg:height="1.269cm" svg:x="11.726cm" svg:y="7.986cm">
          <draw:glue-point draw:id="8" svg:x="-4.998cm" svg:y="-1.67cm"/>
          <draw:glue-point draw:id="9" svg:x="-4.998cm" svg:y="1.664cm"/>
          <text:p text:style-name="P4"><text:span text:style-name="T1">1.42.2</text:span></text:p>
          <text:p text:style-name="P4"><text:span text:style-name="T1">Create Mod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13.213cm" svg:y1="7.151cm" svg:x2="13.213cm" svg:y2="7.986cm" draw:start-shape="id262" draw:start-glue-point="6" svg:d="m13213 7151v835">
          <text:p/>
        </draw:connector>
        <draw:connector draw:style-name="gr10" draw:text-style-name="P8" draw:layer="layout" draw:type="line" svg:x1="13.196cm" svg:y1="5.176cm" svg:x2="13.213cm" svg:y2="6.081cm" draw:start-shape="id263" draw:end-shape="id262" draw:end-glue-point="4" svg:d="m13196 5176 17 905">
          <text:p/>
        </draw:connector>
        <draw:connector draw:style-name="gr10" draw:text-style-name="P8" draw:layer="layout" draw:type="line" svg:x1="15.934cm" svg:y1="14.336cm" svg:x2="16.001cm" svg:y2="15.996cm" draw:start-shape="id261" draw:start-glue-point="6" draw:end-shape="id257" svg:d="m15934 14336 67 1660">
          <text:p/>
        </draw:connector>
        <draw:connector draw:style-name="gr10" draw:text-style-name="P8" draw:layer="layout" draw:type="line" svg:x1="13.213cm" svg:y1="9.255cm" svg:x2="13.177cm" svg:y2="10.76cm" draw:start-shape="id264" draw:start-glue-point="6" draw:end-shape="id259" draw:end-glue-point="4" svg:d="m13213 9255-36 1505">
          <text:p/>
        </draw:connector>
        <draw:custom-shape draw:style-name="gr49" draw:text-style-name="P12" xml:id="id268" draw:id="id268" draw:layer="layout" svg:width="2.54cm" svg:height="1.27cm" svg:x="6.315cm" svg:y="4.24cm">
          <text:p text:style-name="P4"><text:span text:style-name="T4">1.96</text:span></text:p>
          <text:p text:style-name="P4"><text:span text:style-name="T4">Get spec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0" draw:text-style-name="P6" xml:id="id267" draw:id="id267" draw:layer="layout" svg:width="2.54cm" svg:height="1.235cm" svg:x="6.08cm" svg:y="11.195cm">
          <text:p text:style-name="P4"><text:span text:style-name="T4">2.2</text:span></text:p>
          <text:p text:style-name="P4"><text:span text:style-name="T4">Data Sourc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4" draw:layer="layout" draw:type="curve" svg:x1="2.705cm" svg:y1="7.756cm" svg:x2="6.04cm" svg:y2="9.89cm" draw:start-shape="id265" draw:start-glue-point="8" draw:end-shape="id266" draw:end-glue-point="5" svg:d="m2705 7756c0 1423 1111 2134 3335 2134">
          <text:p/>
        </draw:connector>
        <draw:connector draw:style-name="gr11" draw:text-style-name="P4" draw:layer="layout" draw:type="curve" svg:x1="8.362cm" svg:y1="11.813cm" svg:x2="11.727cm" svg:y2="8.831cm" draw:start-shape="id267" draw:start-glue-point="9" draw:end-shape="id264" draw:end-glue-point="9" svg:d="m8362 11813c2716 0 1034-2982 3365-2982">
          <text:p/>
        </draw:connector>
        <draw:connector draw:style-name="gr16" draw:text-style-name="P4" draw:layer="layout" draw:type="curve" svg:x1="8.58cm" svg:y1="9.89cm" svg:x2="11.726cm" svg:y2="8.621cm" draw:start-shape="id266" draw:start-glue-point="7" draw:end-shape="id264" draw:end-glue-point="5" svg:d="m8580 9890c2359 0 787-1269 3146-1269">
          <text:p/>
        </draw:connector>
        <draw:connector draw:style-name="gr16" draw:text-style-name="P4" draw:layer="layout" draw:type="curve" svg:x1="8.855cm" svg:y1="4.875cm" svg:x2="11.727cm" svg:y2="8.409cm" draw:start-shape="id268" draw:start-glue-point="7" draw:end-shape="id264" draw:end-glue-point="8" svg:d="m8855 4875c2154 0 718 3534 2872 3534">
          <text:p/>
        </draw:connector>
        <draw:custom-shape draw:style-name="gr39" draw:text-style-name="P6" xml:id="id265" draw:id="id265" draw:layer="layout" svg:width="2.74cm" svg:height="1.235cm" svg:x="1.335cm" svg:y="6.521cm">
          <text:p text:style-name="P4"><text:span text:style-name="T1">2.3</text:span></text:p>
          <text:p text:style-name="P4"><text:span text:style-name="T1">Species</text:span></text:p>
          <text:p text:style-name="P4"><text:span text:style-name="T1">(local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6" xml:id="id269" draw:id="id269" draw:layer="layout" svg:width="3.81cm" svg:height="0.98cm" svg:x="4.675cm" svg:y="6.705cm">
          <draw:glue-point draw:id="10" svg:x="-4.475cm" svg:y="5.005cm"/>
          <draw:glue-point draw:id="11" svg:x="-2.808cm" svg:y="5.005cm"/>
          <text:p text:style-name="P4"><text:span text:style-name="T5">2.6</text:span></text:p>
          <text:p text:style-name="P4"><text:span text:style-name="T5">Locations selec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4" draw:layer="layout" draw:type="curve" svg:x1="6.58cm" svg:y1="6.705cm" svg:x2="7.585cm" svg:y2="5.51cm" draw:start-shape="id269" draw:start-glue-point="5" draw:end-shape="id268" draw:end-glue-point="6" svg:d="m6580 6705c0-895 1005-298 1005-1195">
          <text:p/>
        </draw:connector>
        <draw:connector draw:style-name="gr10" draw:text-style-name="P4" draw:layer="layout" draw:type="curve" svg:x1="2.705cm" svg:y1="6.521cm" svg:x2="6.315cm" svg:y2="4.875cm" draw:start-shape="id265" draw:start-glue-point="5" draw:end-shape="id268" draw:end-glue-point="5" svg:d="m2705 6521c0-1098 1203-1646 3610-1646">
          <text:p/>
        </draw:connector>
        <draw:connector draw:style-name="gr10" draw:text-style-name="P4" draw:layer="layout" draw:type="curve" svg:x1="6.58cm" svg:y1="7.685cm" svg:x2="7.31cm" svg:y2="9.255cm" draw:start-shape="id269" draw:start-glue-point="8" draw:end-shape="id266" draw:end-glue-point="4" svg:d="m6580 7685c0 1179 730 394 730 1570">
          <text:p/>
        </draw:connector>
        <draw:custom-shape draw:style-name="gr50" draw:text-style-name="P12" xml:id="id266" draw:id="id266" draw:layer="layout" svg:width="2.54cm" svg:height="1.27cm" svg:x="6.04cm" svg:y="9.255cm">
          <text:p text:style-name="P4"><text:span text:style-name="T4">1.97</text:span></text:p>
          <text:p text:style-name="P4"><text:span text:style-name="T4">Get spec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1" draw:text-style-name="P12" xml:id="id259" draw:id="id259" draw:layer="layout" svg:width="2.54cm" svg:height="1.27cm" svg:x="11.907cm" svg:y="10.76cm">
          <draw:glue-point draw:id="8" svg:x="5.004cm" svg:y="-2.585cm"/>
          <draw:glue-point draw:id="9" svg:x="5.004cm" svg:y="2.773cm"/>
          <draw:glue-point draw:id="10" svg:x="-2.888cm" svg:y="-4.995cm"/>
          <draw:glue-point draw:id="11" svg:x="3.111cm" svg:y="-4.995cm"/>
          <draw:glue-point draw:id="12" svg:x="-4.992cm" svg:y="-2.142cm"/>
          <draw:glue-point draw:id="13" svg:x="-5.023cm" svg:y="3.949cm"/>
          <draw:glue-point draw:id="14" svg:x="-4.992cm" svg:y="-3.872cm"/>
          <draw:glue-point draw:id="15" svg:x="-5.023cm" svg:y="1.071cm"/>
          <draw:glue-point draw:id="16" svg:x="-4.992cm" svg:y="-4.285cm"/>
          <draw:glue-point draw:id="17" svg:x="-2.5cm" svg:y="5cm"/>
          <draw:glue-point draw:id="18" svg:x="2.5cm" svg:y="5cm"/>
          <text:p text:style-name="P4"><text:span text:style-name="T4">gtk.Object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draw:type="curve" svg:x1="14.447cm" svg:y1="11.395cm" svg:x2="15.675cm" svg:y2="10.692cm" draw:start-shape="id259" draw:start-glue-point="7" draw:end-shape="id270" svg:d="m14447 11395c921 0 307-703 1228-703">
          <text:p/>
        </draw:connector>
        <draw:connector draw:style-name="gr24" draw:text-style-name="P8" draw:layer="layout" draw:type="line" svg:x1="13.229cm" svg:y1="3.076cm" svg:x2="13.196cm" svg:y2="4.224cm" draw:end-shape="id263" draw:end-glue-point="4" svg:d="m13229 3076-33 11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e_20_1" draw:display-name="Bitmape 1" xlink:href="Pictures/10000000000000200000002000309F1C.png" xlink:type="simple" xlink:show="embed" xlink:actuate="onLoad"/>
    <draw:fill-image draw:name="Red_20_Wall" draw:display-name="Red Wall" xlink:href="Pictures/100000000000005E0000005E1885C8B6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 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="Arrow_20_concave" draw:marker-end-width="0.152cm" draw:marker-end-center="false" draw:fill="solid" draw:fill-color="#94bd5e" draw:fill-gradient-name="Gradient_20_7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Droid Sans'" style:font-style-name="Regular" style:font-family-generic="swiss" style:font-pitch="variable" fo:font-size="8pt" fo:text-shadow="none" style:text-underline-style="none" style:letter-kerning="true" style:font-size-asian="8p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Text" style:display-name="Default Text" style:family="graphic">
      <style:paragraph-properties style:text-autospace="none"/>
      <style:text-properties fo:font-size="12pt" fo:language="en" fo:country="US" style:text-underline-style="none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text-underline-style="none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errano </meta:initial-creator>
    <meta:creation-date>2010-09-08T12:09:10</meta:creation-date>
    <dc:date>2011-01-21T16:38:15</dc:date>
    <dc:creator>Serrano Pereira</dc:creator>
    <meta:editing-duration>P4DT2H39M3S</meta:editing-duration>
    <meta:editing-cycles>852</meta:editing-cycles>
    <meta:generator>LibreOffice/3.3$Linux LibreOffice_project/330m19$Build-6</meta:generator>
    <meta:printed-by>Serrano Pereira</meta:printed-by>
    <meta:print-date>2010-09-11T00:07:31</meta:print-date>
    <meta:document-statistic meta:object-count="675"/>
  </office:meta>
</office:document-meta>
</file>